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北市第1選舉區">
      <style:table-properties table:display="true" style:writing-mode="lr-tb"/>
    </style:style>
    <style:style style:name="ta2" style:family="table" style:master-page-name="PageStyle_5f_新北市第2選舉區">
      <style:table-properties table:display="true" style:writing-mode="lr-tb"/>
    </style:style>
    <style:style style:name="ta3" style:family="table" style:master-page-name="PageStyle_5f_新北市第3選舉區">
      <style:table-properties table:display="true" style:writing-mode="lr-tb"/>
    </style:style>
    <style:style style:name="ta4" style:family="table" style:master-page-name="PageStyle_5f_新北市第4選舉區">
      <style:table-properties table:display="true" style:writing-mode="lr-tb"/>
    </style:style>
    <style:style style:name="ta5" style:family="table" style:master-page-name="PageStyle_5f_新北市第5選舉區">
      <style:table-properties table:display="true" style:writing-mode="lr-tb"/>
    </style:style>
    <style:style style:name="ta6" style:family="table" style:master-page-name="PageStyle_5f_新北市第6選舉區">
      <style:table-properties table:display="true" style:writing-mode="lr-tb"/>
    </style:style>
    <style:style style:name="ta7" style:family="table" style:master-page-name="PageStyle_5f_新北市第7選舉區">
      <style:table-properties table:display="true" style:writing-mode="lr-tb"/>
    </style:style>
    <style:style style:name="ta8" style:family="table" style:master-page-name="PageStyle_5f_新北市第8選舉區">
      <style:table-properties table:display="true" style:writing-mode="lr-tb"/>
    </style:style>
    <style:style style:name="ta9" style:family="table" style:master-page-name="PageStyle_5f_新北市第9選舉區">
      <style:table-properties table:display="true" style:writing-mode="lr-tb"/>
    </style:style>
    <style:style style:name="ta10" style:family="table" style:master-page-name="PageStyle_5f_新北市第10選舉區">
      <style:table-properties table:display="true" style:writing-mode="lr-tb"/>
    </style:style>
    <style:style style:name="ta11" style:family="table" style:master-page-name="PageStyle_5f_新北市第11選舉區">
      <style:table-properties table:display="true" style:writing-mode="lr-tb"/>
    </style:style>
    <style:style style:name="ta12" style:family="table" style:master-page-name="PageStyle_5f_新北市第12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北市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第11屆區域立法委員選舉新北市第1選舉區候選人在各村(里)得票數一覽表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5" table:number-rows-spanned="1">
            <text:p>各候選人得票情形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徐百弟</text:p>
            <text:p>台灣維新</text:p>
          </table:table-cell>
          <table:table-cell table:style-name="ce1" office:value-type="string" calcext:value-type="string" table:number-columns-spanned="1" table:number-rows-spanned="3">
            <text:p>(2)</text:p>
            <text:p>何博文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游清池</text:p>
            <text:p>制度救世島</text:p>
          </table:table-cell>
          <table:table-cell table:style-name="ce1" office:value-type="string" calcext:value-type="string" table:number-columns-spanned="1" table:number-rows-spanned="3">
            <text:p>(4)</text:p>
            <text:p>洪孟楷</text:p>
            <text:p>中國國民黨</text:p>
          </table:table-cell>
          <table:table-cell table:style-name="ce1" office:value-type="string" calcext:value-type="string" table:number-columns-spanned="1" table:number-rows-spanned="3">
            <text:p>(5)</text:p>
            <text:p>翁藤原</text:p>
            <text:p>中華統一促進黨</text:p>
          </table:table-cell>
          <table:covered-table-cell table:number-columns-repeated="8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106454" calcext:value-type="float">
            <text:p>106,454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158596" calcext:value-type="float">
            <text:p>158,596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70120" calcext:value-type="float">
            <text:p>270,120</text:p>
          </table:table-cell>
          <table:table-cell table:style-name="ce3" office:value-type="float" office:value="7820" calcext:value-type="float">
            <text:p>7,820</text:p>
          </table:table-cell>
          <table:table-cell table:style-name="ce3" office:value-type="float" office:value="277940" calcext:value-type="float">
            <text:p>277,9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7950" calcext:value-type="float">
            <text:p>277,950</text:p>
          </table:table-cell>
          <table:table-cell table:style-name="ce3" office:value-type="float" office:value="109684" calcext:value-type="float">
            <text:p>109,684</text:p>
          </table:table-cell>
          <table:table-cell table:style-name="ce3" office:value-type="float" office:value="387634" calcext:value-type="float">
            <text:p>387,634</text:p>
          </table:table-cell>
          <table:table-cell table:style-name="ce4" office:value-type="string" calcext:value-type="string">
            <text:p>71.7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石門區</text:p>
          </table:table-cell>
          <table:table-cell table:style-name="ce2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07" calcext:value-type="float">
            <text:p>2,50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712" calcext:value-type="float">
            <text:p>3,7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43" calcext:value-type="float">
            <text:p>6,34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489" calcext:value-type="float">
            <text:p>6,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9" calcext:value-type="float">
            <text:p>6,489</text:p>
          </table:table-cell>
          <table:table-cell table:style-name="ce3" office:value-type="float" office:value="3044" calcext:value-type="float">
            <text:p>3,044</text:p>
          </table:table-cell>
          <table:table-cell table:style-name="ce3" office:value-type="float" office:value="9533" calcext:value-type="float">
            <text:p>9,533</text:p>
          </table:table-cell>
          <table:table-cell table:style-name="ce4" office:value-type="string" calcext:value-type="string">
            <text:p>68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德茂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67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富基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55" calcext:value-type="float">
            <text:p>1,255</text:p>
          </table:table-cell>
          <table:table-cell table:style-name="ce4" office:value-type="string" calcext:value-type="string">
            <text:p>68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老梅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1944" calcext:value-type="float">
            <text:p>1,944</text:p>
          </table:table-cell>
          <table:table-cell table:style-name="ce4" office:value-type="string" calcext:value-type="string">
            <text:p>64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山溪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69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石門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0.6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尖鹿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362" calcext:value-type="float">
            <text:p>1,362</text:p>
          </table:table-cell>
          <table:table-cell table:style-name="ce4" office:value-type="string" calcext:value-type="string">
            <text:p>69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乾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69" calcext:value-type="float">
            <text:p>269</text:p>
          </table:table-cell>
          <table:table-cell table:style-name="ce4" office:value-type="string" calcext:value-type="string">
            <text:p>64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茂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70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草里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67.3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三芝區</text:p>
          </table:table-cell>
          <table:table-cell table:style-name="ce2"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859" calcext:value-type="float">
            <text:p>4,85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650" calcext:value-type="float">
            <text:p>7,65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737" calcext:value-type="float">
            <text:p>12,73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3081" calcext:value-type="float">
            <text:p>13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81" calcext:value-type="float">
            <text:p>13,081</text:p>
          </table:table-cell>
          <table:table-cell table:style-name="ce3" office:value-type="float" office:value="6105" calcext:value-type="float">
            <text:p>6,105</text:p>
          </table:table-cell>
          <table:table-cell table:style-name="ce3" office:value-type="float" office:value="19186" calcext:value-type="float">
            <text:p>19,186</text:p>
          </table:table-cell>
          <table:table-cell table:style-name="ce4" office:value-type="string" calcext:value-type="string">
            <text:p>68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八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97" calcext:value-type="float">
            <text:p>297</text:p>
          </table:table-cell>
          <table:table-cell table:style-name="ce4" office:value-type="string" calcext:value-type="string">
            <text:p>68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埔頭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18" calcext:value-type="float">
            <text:p>3,01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109" calcext:value-type="float">
            <text:p>3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9" calcext:value-type="float">
            <text:p>3,109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4579" calcext:value-type="float">
            <text:p>4,579</text:p>
          </table:table-cell>
          <table:table-cell table:style-name="ce4" office:value-type="string" calcext:value-type="string">
            <text:p>67.9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古庄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64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70.1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埔坪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19" calcext:value-type="float">
            <text:p>3,819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931" calcext:value-type="float">
            <text:p>3,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1" calcext:value-type="float">
            <text:p>3,931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5918" calcext:value-type="float">
            <text:p>5,918</text:p>
          </table:table-cell>
          <table:table-cell table:style-name="ce4" office:value-type="string" calcext:value-type="string">
            <text:p>66.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茂長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75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橫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71.7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錫板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72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981" calcext:value-type="float">
            <text:p>1,981</text:p>
          </table:table-cell>
          <table:table-cell table:style-name="ce4" office:value-type="string" calcext:value-type="string">
            <text:p>67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69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圓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71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店子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71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69.5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淡水區</text:p>
          </table:table-cell>
          <table:table-cell table:style-name="ce2"/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42812" calcext:value-type="float">
            <text:p>42,812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66715" calcext:value-type="float">
            <text:p>66,71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11817" calcext:value-type="float">
            <text:p>111,817</text:p>
          </table:table-cell>
          <table:table-cell table:style-name="ce3" office:value-type="float" office:value="3140" calcext:value-type="float">
            <text:p>3,140</text:p>
          </table:table-cell>
          <table:table-cell table:style-name="ce3" office:value-type="float" office:value="114957" calcext:value-type="float">
            <text:p>114,9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962" calcext:value-type="float">
            <text:p>114,962</text:p>
          </table:table-cell>
          <table:table-cell table:style-name="ce3" office:value-type="float" office:value="47058" calcext:value-type="float">
            <text:p>47,058</text:p>
          </table:table-cell>
          <table:table-cell table:style-name="ce3" office:value-type="float" office:value="162020" calcext:value-type="float">
            <text:p>162,020</text:p>
          </table:table-cell>
          <table:table-cell table:style-name="ce4" office:value-type="string" calcext:value-type="string">
            <text:p>70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76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屯山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77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賢孝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0.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402" calcext:value-type="float">
            <text:p>1,402</text:p>
          </table:table-cell>
          <table:table-cell table:style-name="ce4" office:value-type="string" calcext:value-type="string">
            <text:p>67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蕃薯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71" calcext:value-type="float">
            <text:p>971</text:p>
          </table:table-cell>
          <table:table-cell table:style-name="ce4" office:value-type="string" calcext:value-type="string">
            <text:p>66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忠山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73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山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156" calcext:value-type="float">
            <text:p>2,156</text:p>
          </table:table-cell>
          <table:table-cell table:style-name="ce4" office:value-type="string" calcext:value-type="string">
            <text:p>69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875" calcext:value-type="float">
            <text:p>1,875</text:p>
          </table:table-cell>
          <table:table-cell table:style-name="ce4" office:value-type="string" calcext:value-type="string">
            <text:p>69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忠寮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72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樹興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441" calcext:value-type="float">
            <text:p>1,441</text:p>
          </table:table-cell>
          <table:table-cell table:style-name="ce4" office:value-type="string" calcext:value-type="string">
            <text:p>65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70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34" calcext:value-type="float">
            <text:p>2,7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43" calcext:value-type="float">
            <text:p>4,54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678" calcext:value-type="float">
            <text:p>4,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8" calcext:value-type="float">
            <text:p>4,678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6261" calcext:value-type="float">
            <text:p>6,261</text:p>
          </table:table-cell>
          <table:table-cell table:style-name="ce4" office:value-type="string" calcext:value-type="string">
            <text:p>74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54" calcext:value-type="float">
            <text:p>2,3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30" calcext:value-type="float">
            <text:p>3,93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051" calcext:value-type="float">
            <text:p>4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1" calcext:value-type="float">
            <text:p>4,051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5497" calcext:value-type="float">
            <text:p>5,497</text:p>
          </table:table-cell>
          <table:table-cell table:style-name="ce4" office:value-type="string" calcext:value-type="string">
            <text:p>73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33" calcext:value-type="float">
            <text:p>3,13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240" calcext:value-type="float">
            <text:p>3,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0" calcext:value-type="float">
            <text:p>3,240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4282" calcext:value-type="float">
            <text:p>4,282</text:p>
          </table:table-cell>
          <table:table-cell table:style-name="ce4" office:value-type="string" calcext:value-type="string">
            <text:p>75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581" calcext:value-type="float">
            <text:p>2,5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17" calcext:value-type="float">
            <text:p>4,51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657" calcext:value-type="float">
            <text:p>4,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7" calcext:value-type="float">
            <text:p>4,657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6434" calcext:value-type="float">
            <text:p>6,434</text:p>
          </table:table-cell>
          <table:table-cell table:style-name="ce4" office:value-type="string" calcext:value-type="string">
            <text:p>72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八勢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41" calcext:value-type="float">
            <text:p>2,6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19" calcext:value-type="float">
            <text:p>4,419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551" calcext:value-type="float">
            <text:p>4,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1" calcext:value-type="float">
            <text:p>4,551</text:p>
          </table:table-cell>
          <table:table-cell table:style-name="ce3" office:value-type="float" office:value="1869" calcext:value-type="float">
            <text:p>1,869</text:p>
          </table:table-cell>
          <table:table-cell table:style-name="ce3" office:value-type="float" office:value="6420" calcext:value-type="float">
            <text:p>6,420</text:p>
          </table:table-cell>
          <table:table-cell table:style-name="ce4" office:value-type="string" calcext:value-type="string">
            <text:p>70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竿蓁里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509" calcext:value-type="float">
            <text:p>2,50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252" calcext:value-type="float">
            <text:p>4,25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07" calcext:value-type="float">
            <text:p>6,90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107" calcext:value-type="float">
            <text:p>7,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08" calcext:value-type="float">
            <text:p>7,108</text:p>
          </table:table-cell>
          <table:table-cell table:style-name="ce3" office:value-type="float" office:value="3047" calcext:value-type="float">
            <text:p>3,047</text:p>
          </table:table-cell>
          <table:table-cell table:style-name="ce3" office:value-type="float" office:value="10155" calcext:value-type="float">
            <text:p>10,155</text:p>
          </table:table-cell>
          <table:table-cell table:style-name="ce4" office:value-type="string" calcext:value-type="string">
            <text:p>69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崁頂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792" calcext:value-type="float">
            <text:p>4,79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8630" calcext:value-type="float">
            <text:p>8,6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740" calcext:value-type="float">
            <text:p>13,74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4161" calcext:value-type="float">
            <text:p>14,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61" calcext:value-type="float">
            <text:p>14,161</text:p>
          </table:table-cell>
          <table:table-cell table:style-name="ce3" office:value-type="float" office:value="6562" calcext:value-type="float">
            <text:p>6,562</text:p>
          </table:table-cell>
          <table:table-cell table:style-name="ce3" office:value-type="float" office:value="20723" calcext:value-type="float">
            <text:p>20,723</text:p>
          </table:table-cell>
          <table:table-cell table:style-name="ce4" office:value-type="string" calcext:value-type="string">
            <text:p>68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埤島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52" calcext:value-type="float">
            <text:p>1,752</text:p>
          </table:table-cell>
          <table:table-cell table:style-name="ce4" office:value-type="string" calcext:value-type="string">
            <text:p>71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水碓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07" calcext:value-type="float">
            <text:p>3,50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595" calcext:value-type="float">
            <text:p>3,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5" calcext:value-type="float">
            <text:p>3,595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4994" calcext:value-type="float">
            <text:p>4,994</text:p>
          </table:table-cell>
          <table:table-cell table:style-name="ce4" office:value-type="string" calcext:value-type="string">
            <text:p>71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606" calcext:value-type="float">
            <text:p>2,606</text:p>
          </table:table-cell>
          <table:table-cell table:style-name="ce4" office:value-type="string" calcext:value-type="string">
            <text:p>68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正德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95" calcext:value-type="float">
            <text:p>2,79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70" calcext:value-type="float">
            <text:p>2,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0" calcext:value-type="float">
            <text:p>2,870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025" calcext:value-type="float">
            <text:p>4,025</text:p>
          </table:table-cell>
          <table:table-cell table:style-name="ce4" office:value-type="string" calcext:value-type="string">
            <text:p>71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31" calcext:value-type="float">
            <text:p>2,7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46" calcext:value-type="float">
            <text:p>4,44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555" calcext:value-type="float">
            <text:p>4,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5" calcext:value-type="float">
            <text:p>4,555</text:p>
          </table:table-cell>
          <table:table-cell table:style-name="ce3" office:value-type="float" office:value="1865" calcext:value-type="float">
            <text:p>1,865</text:p>
          </table:table-cell>
          <table:table-cell table:style-name="ce3" office:value-type="float" office:value="6420" calcext:value-type="float">
            <text:p>6,420</text:p>
          </table:table-cell>
          <table:table-cell table:style-name="ce4" office:value-type="string" calcext:value-type="string">
            <text:p>70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義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19" calcext:value-type="float">
            <text:p>2,5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571" calcext:value-type="float">
            <text:p>3,571</text:p>
          </table:table-cell>
          <table:table-cell table:style-name="ce4" office:value-type="string" calcext:value-type="string">
            <text:p>70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春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353" calcext:value-type="float">
            <text:p>3,3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42" calcext:value-type="float">
            <text:p>5,64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795" calcext:value-type="float">
            <text:p>5,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5" calcext:value-type="float">
            <text:p>5,795</text:p>
          </table:table-cell>
          <table:table-cell table:style-name="ce3" office:value-type="float" office:value="2459" calcext:value-type="float">
            <text:p>2,459</text:p>
          </table:table-cell>
          <table:table-cell table:style-name="ce3" office:value-type="float" office:value="8254" calcext:value-type="float">
            <text:p>8,254</text:p>
          </table:table-cell>
          <table:table-cell table:style-name="ce4" office:value-type="string" calcext:value-type="string">
            <text:p>70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76" calcext:value-type="float">
            <text:p>2,87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43" calcext:value-type="float">
            <text:p>2,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3" calcext:value-type="float">
            <text:p>2,943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4164" calcext:value-type="float">
            <text:p>4,164</text:p>
          </table:table-cell>
          <table:table-cell table:style-name="ce4" office:value-type="string" calcext:value-type="string">
            <text:p>70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投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078" calcext:value-type="float">
            <text:p>4,0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28" calcext:value-type="float">
            <text:p>6,52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716" calcext:value-type="float">
            <text:p>6,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6" calcext:value-type="float">
            <text:p>6,716</text:p>
          </table:table-cell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9196" calcext:value-type="float">
            <text:p>9,196</text:p>
          </table:table-cell>
          <table:table-cell table:style-name="ce4" office:value-type="string" calcext:value-type="string">
            <text:p>73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鄧公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10" calcext:value-type="float">
            <text:p>2,3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10" calcext:value-type="float">
            <text:p>3,81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904" calcext:value-type="float">
            <text:p>3,9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05" calcext:value-type="float">
            <text:p>3,905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5314" calcext:value-type="float">
            <text:p>5,314</text:p>
          </table:table-cell>
          <table:table-cell table:style-name="ce4" office:value-type="string" calcext:value-type="string">
            <text:p>73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356" calcext:value-type="float">
            <text:p>2,3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57" calcext:value-type="float">
            <text:p>2,357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316" calcext:value-type="float">
            <text:p>3,316</text:p>
          </table:table-cell>
          <table:table-cell table:style-name="ce4" office:value-type="string" calcext:value-type="string">
            <text:p>71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學府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782" calcext:value-type="float">
            <text:p>2,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2" calcext:value-type="float">
            <text:p>2,782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4167" calcext:value-type="float">
            <text:p>4,167</text:p>
          </table:table-cell>
          <table:table-cell table:style-name="ce4" office:value-type="string" calcext:value-type="string">
            <text:p>66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507" calcext:value-type="float">
            <text:p>2,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7" calcext:value-type="float">
            <text:p>2,507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3534" calcext:value-type="float">
            <text:p>3,534</text:p>
          </table:table-cell>
          <table:table-cell table:style-name="ce4" office:value-type="string" calcext:value-type="string">
            <text:p>70.9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長庚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66" calcext:value-type="float">
            <text:p>1,266</text:p>
          </table:table-cell>
          <table:table-cell table:style-name="ce4" office:value-type="string" calcext:value-type="string">
            <text:p>74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清文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71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草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75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協元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259" calcext:value-type="float">
            <text:p>1,259</text:p>
          </table:table-cell>
          <table:table-cell table:style-name="ce4" office:value-type="string" calcext:value-type="string">
            <text:p>69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67" calcext:value-type="float">
            <text:p>767</text:p>
          </table:table-cell>
          <table:table-cell table:style-name="ce4" office:value-type="string" calcext:value-type="string">
            <text:p>75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95" calcext:value-type="float">
            <text:p>595</text:p>
          </table:table-cell>
          <table:table-cell table:style-name="ce4" office:value-type="string" calcext:value-type="string">
            <text:p>73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75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520" calcext:value-type="float">
            <text:p>1,520</text:p>
          </table:table-cell>
          <table:table-cell table:style-name="ce4" office:value-type="string" calcext:value-type="string">
            <text:p>70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油車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01" calcext:value-type="float">
            <text:p>3,3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390" calcext:value-type="float">
            <text:p>3,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0" calcext:value-type="float">
            <text:p>3,390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4782" calcext:value-type="float">
            <text:p>4,782</text:p>
          </table:table-cell>
          <table:table-cell table:style-name="ce4" office:value-type="string" calcext:value-type="string">
            <text:p>70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90" calcext:value-type="float">
            <text:p>3,09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167" calcext:value-type="float">
            <text:p>3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7" calcext:value-type="float">
            <text:p>3,167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4662" calcext:value-type="float">
            <text:p>4,662</text:p>
          </table:table-cell>
          <table:table-cell table:style-name="ce4" office:value-type="string" calcext:value-type="string">
            <text:p>67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442" calcext:value-type="float">
            <text:p>2,44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580" calcext:value-type="float">
            <text:p>4,5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76" calcext:value-type="float">
            <text:p>7,17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364" calcext:value-type="float">
            <text:p>7,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4" calcext:value-type="float">
            <text:p>7,364</text:p>
          </table:table-cell>
          <table:table-cell table:style-name="ce3" office:value-type="float" office:value="2961" calcext:value-type="float">
            <text:p>2,961</text:p>
          </table:table-cell>
          <table:table-cell table:style-name="ce3" office:value-type="float" office:value="10325" calcext:value-type="float">
            <text:p>10,325</text:p>
          </table:table-cell>
          <table:table-cell table:style-name="ce4" office:value-type="string" calcext:value-type="string">
            <text:p>71.3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八里區</text:p>
          </table:table-cell>
          <table:table-cell table:style-name="ce2"/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563" calcext:value-type="float">
            <text:p>9,56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3866" calcext:value-type="float">
            <text:p>13,86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3847" calcext:value-type="float">
            <text:p>23,847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4509" calcext:value-type="float">
            <text:p>24,5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510" calcext:value-type="float">
            <text:p>24,510</text:p>
          </table:table-cell>
          <table:table-cell table:style-name="ce3" office:value-type="float" office:value="10209" calcext:value-type="float">
            <text:p>10,209</text:p>
          </table:table-cell>
          <table:table-cell table:style-name="ce3" office:value-type="float" office:value="34719" calcext:value-type="float">
            <text:p>34,719</text:p>
          </table:table-cell>
          <table:table-cell table:style-name="ce4" office:value-type="string" calcext:value-type="string">
            <text:p>70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源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44" calcext:value-type="float">
            <text:p>2,7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20" calcext:value-type="float">
            <text:p>4,72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839" calcext:value-type="float">
            <text:p>4,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9" calcext:value-type="float">
            <text:p>4,839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6756" calcext:value-type="float">
            <text:p>6,756</text:p>
          </table:table-cell>
          <table:table-cell table:style-name="ce4" office:value-type="string" calcext:value-type="string">
            <text:p>71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米倉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370" calcext:value-type="float">
            <text:p>3,370</text:p>
          </table:table-cell>
          <table:table-cell table:style-name="ce4" office:value-type="string" calcext:value-type="string">
            <text:p>70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崁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221" calcext:value-type="float">
            <text:p>2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1" calcext:value-type="float">
            <text:p>2,221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115" calcext:value-type="float">
            <text:p>3,115</text:p>
          </table:table-cell>
          <table:table-cell table:style-name="ce4" office:value-type="string" calcext:value-type="string">
            <text:p>71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40" calcext:value-type="float">
            <text:p>2,8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21" calcext:value-type="float">
            <text:p>2,921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4104" calcext:value-type="float">
            <text:p>4,104</text:p>
          </table:table-cell>
          <table:table-cell table:style-name="ce4" office:value-type="string" calcext:value-type="string">
            <text:p>71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頂罟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123" calcext:value-type="float">
            <text:p>2,123</text:p>
          </table:table-cell>
          <table:table-cell table:style-name="ce4" office:value-type="string" calcext:value-type="string">
            <text:p>66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舊城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51" calcext:value-type="float">
            <text:p>2,3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34" calcext:value-type="float">
            <text:p>4,13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259" calcext:value-type="float">
            <text:p>4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9" calcext:value-type="float">
            <text:p>4,259</text:p>
          </table:table-cell>
          <table:table-cell table:style-name="ce3" office:value-type="float" office:value="1944" calcext:value-type="float">
            <text:p>1,944</text:p>
          </table:table-cell>
          <table:table-cell table:style-name="ce3" office:value-type="float" office:value="6203" calcext:value-type="float">
            <text:p>6,203</text:p>
          </table:table-cell>
          <table:table-cell table:style-name="ce4" office:value-type="string" calcext:value-type="string">
            <text:p>68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訊塘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36" calcext:value-type="float">
            <text:p>3,23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331" calcext:value-type="float">
            <text:p>3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1" calcext:value-type="float">
            <text:p>3,331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4627" calcext:value-type="float">
            <text:p>4,627</text:p>
          </table:table-cell>
          <table:table-cell table:style-name="ce4" office:value-type="string" calcext:value-type="string">
            <text:p>71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荖阡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566" calcext:value-type="float">
            <text:p>1,566</text:p>
          </table:table-cell>
          <table:table-cell table:style-name="ce4" office:value-type="string" calcext:value-type="string">
            <text:p>68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長坑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445" calcext:value-type="float">
            <text:p>1,445</text:p>
          </table:table-cell>
          <table:table-cell table:style-name="ce4" office:value-type="string" calcext:value-type="string">
            <text:p>70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下罟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410" calcext:value-type="float">
            <text:p>1,410</text:p>
          </table:table-cell>
          <table:table-cell table:style-name="ce4" office:value-type="string" calcext:value-type="string">
            <text:p>74.0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林口區</text:p>
          </table:table-cell>
          <table:table-cell table:style-name="ce2"/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7659" calcext:value-type="float">
            <text:p>27,659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1990" calcext:value-type="float">
            <text:p>41,99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70911" calcext:value-type="float">
            <text:p>70,911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73093" calcext:value-type="float">
            <text:p>73,0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095" calcext:value-type="float">
            <text:p>73,095</text:p>
          </table:table-cell>
          <table:table-cell table:style-name="ce3" office:value-type="float" office:value="26709" calcext:value-type="float">
            <text:p>26,709</text:p>
          </table:table-cell>
          <table:table-cell table:style-name="ce3" office:value-type="float" office:value="99804" calcext:value-type="float">
            <text:p>99,804</text:p>
          </table:table-cell>
          <table:table-cell table:style-name="ce4" office:value-type="string" calcext:value-type="string">
            <text:p>73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40" calcext:value-type="float">
            <text:p>2,24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06" calcext:value-type="float">
            <text:p>2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6" calcext:value-type="float">
            <text:p>2,306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235" calcext:value-type="float">
            <text:p>3,235</text:p>
          </table:table-cell>
          <table:table-cell table:style-name="ce4" office:value-type="string" calcext:value-type="string">
            <text:p>71.2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林口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49" calcext:value-type="float">
            <text:p>3,14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239" calcext:value-type="float">
            <text:p>3,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9" calcext:value-type="float">
            <text:p>3,239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4679" calcext:value-type="float">
            <text:p>4,679</text:p>
          </table:table-cell>
          <table:table-cell table:style-name="ce4" office:value-type="string" calcext:value-type="string">
            <text:p>69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751" calcext:value-type="float">
            <text:p>2,75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766" calcext:value-type="float">
            <text:p>3,76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633" calcext:value-type="float">
            <text:p>6,63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816" calcext:value-type="float">
            <text:p>6,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6" calcext:value-type="float">
            <text:p>6,816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9530" calcext:value-type="float">
            <text:p>9,530</text:p>
          </table:table-cell>
          <table:table-cell table:style-name="ce4" office:value-type="string" calcext:value-type="string">
            <text:p>71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菁湖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90" calcext:value-type="float">
            <text:p>2,59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664" calcext:value-type="float">
            <text:p>2,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4" calcext:value-type="float">
            <text:p>2,664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602" calcext:value-type="float">
            <text:p>3,602</text:p>
          </table:table-cell>
          <table:table-cell table:style-name="ce4" office:value-type="string" calcext:value-type="string">
            <text:p>73.9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湖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99" calcext:value-type="float">
            <text:p>1,69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60" calcext:value-type="float">
            <text:p>3,16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273" calcext:value-type="float">
            <text:p>3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3" calcext:value-type="float">
            <text:p>3,273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4537" calcext:value-type="float">
            <text:p>4,537</text:p>
          </table:table-cell>
          <table:table-cell table:style-name="ce4" office:value-type="string" calcext:value-type="string">
            <text:p>72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湖北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75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湖南里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555" calcext:value-type="float">
            <text:p>5,55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9903" calcext:value-type="float">
            <text:p>9,90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715" calcext:value-type="float">
            <text:p>15,715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6206" calcext:value-type="float">
            <text:p>16,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06" calcext:value-type="float">
            <text:p>16,206</text:p>
          </table:table-cell>
          <table:table-cell table:style-name="ce3" office:value-type="float" office:value="5851" calcext:value-type="float">
            <text:p>5,851</text:p>
          </table:table-cell>
          <table:table-cell table:style-name="ce3" office:value-type="float" office:value="22057" calcext:value-type="float">
            <text:p>22,057</text:p>
          </table:table-cell>
          <table:table-cell table:style-name="ce4" office:value-type="string" calcext:value-type="string">
            <text:p>73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6125" calcext:value-type="float">
            <text:p>6,12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140" calcext:value-type="float">
            <text:p>10,1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539" calcext:value-type="float">
            <text:p>16,539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7101" calcext:value-type="float">
            <text:p>17,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102" calcext:value-type="float">
            <text:p>17,102</text:p>
          </table:table-cell>
          <table:table-cell table:style-name="ce3" office:value-type="float" office:value="5893" calcext:value-type="float">
            <text:p>5,893</text:p>
          </table:table-cell>
          <table:table-cell table:style-name="ce3" office:value-type="float" office:value="22995" calcext:value-type="float">
            <text:p>22,995</text:p>
          </table:table-cell>
          <table:table-cell table:style-name="ce4" office:value-type="string" calcext:value-type="string">
            <text:p>74.3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697" calcext:value-type="float">
            <text:p>2,6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96" calcext:value-type="float">
            <text:p>4,19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324" calcext:value-type="float">
            <text:p>4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4" calcext:value-type="float">
            <text:p>4,324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5886" calcext:value-type="float">
            <text:p>5,886</text:p>
          </table:table-cell>
          <table:table-cell table:style-name="ce4" office:value-type="string" calcext:value-type="string">
            <text:p>73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麗林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454" calcext:value-type="float">
            <text:p>3,45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73" calcext:value-type="float">
            <text:p>5,27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426" calcext:value-type="float">
            <text:p>5,4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27" calcext:value-type="float">
            <text:p>5,427</text:p>
          </table:table-cell>
          <table:table-cell table:style-name="ce3" office:value-type="float" office:value="1945" calcext:value-type="float">
            <text:p>1,945</text:p>
          </table:table-cell>
          <table:table-cell table:style-name="ce3" office:value-type="float" office:value="7372" calcext:value-type="float">
            <text:p>7,372</text:p>
          </table:table-cell>
          <table:table-cell table:style-name="ce4" office:value-type="string" calcext:value-type="string">
            <text:p>73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33" calcext:value-type="float">
            <text:p>1,73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02" calcext:value-type="float">
            <text:p>2,60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23" calcext:value-type="float">
            <text:p>4,42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551" calcext:value-type="float">
            <text:p>4,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1" calcext:value-type="float">
            <text:p>4,551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6171" calcext:value-type="float">
            <text:p>6,171</text:p>
          </table:table-cell>
          <table:table-cell table:style-name="ce4" office:value-type="string" calcext:value-type="string">
            <text:p>73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麗園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503" calcext:value-type="float">
            <text:p>2,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3" calcext:value-type="float">
            <text:p>2,503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387" calcext:value-type="float">
            <text:p>3,387</text:p>
          </table:table-cell>
          <table:table-cell table:style-name="ce4" office:value-type="string" calcext:value-type="string">
            <text:p>73.9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1.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下福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73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嘉寶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75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瑞平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73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405" calcext:value-type="float">
            <text:p>1,405</text:p>
          </table:table-cell>
          <table:table-cell table:style-name="ce4" office:value-type="string" calcext:value-type="string">
            <text:p>72.7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泰山區</text:p>
          </table:table-cell>
          <table:table-cell table:style-name="ce2"/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9054" calcext:value-type="float">
            <text:p>19,05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4663" calcext:value-type="float">
            <text:p>24,66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4465" calcext:value-type="float">
            <text:p>44,465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45811" calcext:value-type="float">
            <text:p>45,8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813" calcext:value-type="float">
            <text:p>45,813</text:p>
          </table:table-cell>
          <table:table-cell table:style-name="ce3" office:value-type="float" office:value="16559" calcext:value-type="float">
            <text:p>16,559</text:p>
          </table:table-cell>
          <table:table-cell table:style-name="ce3" office:value-type="float" office:value="62372" calcext:value-type="float">
            <text:p>62,372</text:p>
          </table:table-cell>
          <table:table-cell table:style-name="ce4" office:value-type="string" calcext:value-type="string">
            <text:p>73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科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71.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99" calcext:value-type="float">
            <text:p>2,09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158" calcext:value-type="float">
            <text:p>2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8" calcext:value-type="float">
            <text:p>2,158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944" calcext:value-type="float">
            <text:p>2,944</text:p>
          </table:table-cell>
          <table:table-cell table:style-name="ce4" office:value-type="string" calcext:value-type="string">
            <text:p>73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89" calcext:value-type="float">
            <text:p>3,88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008" calcext:value-type="float">
            <text:p>4,0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9" calcext:value-type="float">
            <text:p>4,009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5649" calcext:value-type="float">
            <text:p>5,649</text:p>
          </table:table-cell>
          <table:table-cell table:style-name="ce4" office:value-type="string" calcext:value-type="string">
            <text:p>70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泰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339" calcext:value-type="float">
            <text:p>2,339</text:p>
          </table:table-cell>
          <table:table-cell table:style-name="ce4" office:value-type="string" calcext:value-type="string">
            <text:p>72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94" calcext:value-type="float">
            <text:p>2,19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248" calcext:value-type="float">
            <text:p>2,2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49" calcext:value-type="float">
            <text:p>2,249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040" calcext:value-type="float">
            <text:p>3,040</text:p>
          </table:table-cell>
          <table:table-cell table:style-name="ce4" office:value-type="string" calcext:value-type="string">
            <text:p>73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659" calcext:value-type="float">
            <text:p>2,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9" calcext:value-type="float">
            <text:p>2,659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650" calcext:value-type="float">
            <text:p>3,650</text:p>
          </table:table-cell>
          <table:table-cell table:style-name="ce4" office:value-type="string" calcext:value-type="string">
            <text:p>72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同榮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4" calcext:value-type="float">
            <text:p>2,58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663" calcext:value-type="float">
            <text:p>2,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3" calcext:value-type="float">
            <text:p>2,663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564" calcext:value-type="float">
            <text:p>3,564</text:p>
          </table:table-cell>
          <table:table-cell table:style-name="ce4" office:value-type="string" calcext:value-type="string">
            <text:p>74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同興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82" calcext:value-type="float">
            <text:p>2,28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090" calcext:value-type="float">
            <text:p>3,090</text:p>
          </table:table-cell>
          <table:table-cell table:style-name="ce4" office:value-type="string" calcext:value-type="string">
            <text:p>75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全興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004" calcext:value-type="float">
            <text:p>3,00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194" calcext:value-type="float">
            <text:p>5,19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354" calcext:value-type="float">
            <text:p>5,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4" calcext:value-type="float">
            <text:p>5,354</text:p>
          </table:table-cell>
          <table:table-cell table:style-name="ce3" office:value-type="float" office:value="2200" calcext:value-type="float">
            <text:p>2,200</text:p>
          </table:table-cell>
          <table:table-cell table:style-name="ce3" office:value-type="float" office:value="7554" calcext:value-type="float">
            <text:p>7,554</text:p>
          </table:table-cell>
          <table:table-cell table:style-name="ce4" office:value-type="string" calcext:value-type="string">
            <text:p>70.8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學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45" calcext:value-type="float">
            <text:p>2,84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25" calcext:value-type="float">
            <text:p>2,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5" calcext:value-type="float">
            <text:p>2,925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994" calcext:value-type="float">
            <text:p>3,994</text:p>
          </table:table-cell>
          <table:table-cell table:style-name="ce4" office:value-type="string" calcext:value-type="string">
            <text:p>73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仁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00" calcext:value-type="float">
            <text:p>2,20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10" calcext:value-type="float">
            <text:p>5,21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411" calcext:value-type="float">
            <text:p>5,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1" calcext:value-type="float">
            <text:p>5,411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7234" calcext:value-type="float">
            <text:p>7,234</text:p>
          </table:table-cell>
          <table:table-cell table:style-name="ce4" office:value-type="string" calcext:value-type="string">
            <text:p>74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明志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421" calcext:value-type="float">
            <text:p>2,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1" calcext:value-type="float">
            <text:p>2,421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222" calcext:value-type="float">
            <text:p>3,222</text:p>
          </table:table-cell>
          <table:table-cell table:style-name="ce4" office:value-type="string" calcext:value-type="string">
            <text:p>75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泰友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746" calcext:value-type="float">
            <text:p>1,746</text:p>
          </table:table-cell>
          <table:table-cell table:style-name="ce4" office:value-type="string" calcext:value-type="string">
            <text:p>75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明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713" calcext:value-type="float">
            <text:p>2,713</text:p>
          </table:table-cell>
          <table:table-cell table:style-name="ce4" office:value-type="string" calcext:value-type="string">
            <text:p>73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貴子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87" calcext:value-type="float">
            <text:p>2,48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570" calcext:value-type="float">
            <text:p>2,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0" calcext:value-type="float">
            <text:p>2,57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452" calcext:value-type="float">
            <text:p>3,452</text:p>
          </table:table-cell>
          <table:table-cell table:style-name="ce4" office:value-type="string" calcext:value-type="string">
            <text:p>74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貴賢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439" calcext:value-type="float">
            <text:p>2,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9" calcext:value-type="float">
            <text:p>2,439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190" calcext:value-type="float">
            <text:p>3,190</text:p>
          </table:table-cell>
          <table:table-cell table:style-name="ce4" office:value-type="string" calcext:value-type="string">
            <text:p>76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貴和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07" calcext:value-type="float">
            <text:p>3,00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079" calcext:value-type="float">
            <text:p>3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9" calcext:value-type="float">
            <text:p>3,079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4240" calcext:value-type="float">
            <text:p>4,240</text:p>
          </table:table-cell>
          <table:table-cell table:style-name="ce4" office:value-type="string" calcext:value-type="string">
            <text:p>72.62</text:p>
          </table:table-cell>
          <table:table-cell table:number-columns-repeated="1009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北市第2選舉區" table:style-name="ta2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新北市第2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淑芬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何淯笙</text:p>
            <text:p>中華統一促進黨</text:p>
          </table:table-cell>
          <table:table-cell table:style-name="ce1" office:value-type="string" calcext:value-type="string" table:number-columns-spanned="1" table:number-rows-spanned="3">
            <text:p>(3)</text:p>
            <text:p>李有宜</text:p>
            <text:p>台灣民眾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18544" calcext:value-type="float">
            <text:p>118,544</text:p>
          </table:table-cell>
          <table:table-cell table:style-name="ce3" office:value-type="float" office:value="4845" calcext:value-type="float">
            <text:p>4,845</text:p>
          </table:table-cell>
          <table:table-cell table:style-name="ce3" office:value-type="float" office:value="84393" calcext:value-type="float">
            <text:p>84,393</text:p>
          </table:table-cell>
          <table:table-cell table:style-name="ce3" office:value-type="float" office:value="207782" calcext:value-type="float">
            <text:p>207,782</text:p>
          </table:table-cell>
          <table:table-cell table:style-name="ce3" office:value-type="float" office:value="7891" calcext:value-type="float">
            <text:p>7,891</text:p>
          </table:table-cell>
          <table:table-cell table:style-name="ce3" office:value-type="float" office:value="215673" calcext:value-type="float">
            <text:p>215,6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5681" calcext:value-type="float">
            <text:p>215,681</text:p>
          </table:table-cell>
          <table:table-cell table:style-name="ce3" office:value-type="float" office:value="82186" calcext:value-type="float">
            <text:p>82,186</text:p>
          </table:table-cell>
          <table:table-cell table:style-name="ce3" office:value-type="float" office:value="297867" calcext:value-type="float">
            <text:p>297,867</text:p>
          </table:table-cell>
          <table:table-cell table:style-name="ce4" office:value-type="string" calcext:value-type="string">
            <text:p>72.4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五股區</text:p>
          </table:table-cell>
          <table:table-cell table:style-name="ce2"/>
          <table:table-cell table:style-name="ce3" office:value-type="float" office:value="28956" calcext:value-type="float">
            <text:p>28,956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21982" calcext:value-type="float">
            <text:p>21,982</text:p>
          </table:table-cell>
          <table:table-cell table:style-name="ce3" office:value-type="float" office:value="52257" calcext:value-type="float">
            <text:p>52,257</text:p>
          </table:table-cell>
          <table:table-cell table:style-name="ce3" office:value-type="float" office:value="2054" calcext:value-type="float">
            <text:p>2,054</text:p>
          </table:table-cell>
          <table:table-cell table:style-name="ce3" office:value-type="float" office:value="54311" calcext:value-type="float">
            <text:p>54,3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312" calcext:value-type="float">
            <text:p>54,312</text:p>
          </table:table-cell>
          <table:table-cell table:style-name="ce3" office:value-type="float" office:value="21785" calcext:value-type="float">
            <text:p>21,785</text:p>
          </table:table-cell>
          <table:table-cell table:style-name="ce3" office:value-type="float" office:value="76097" calcext:value-type="float">
            <text:p>76,097</text:p>
          </table:table-cell>
          <table:table-cell table:style-name="ce4" office:value-type="string" calcext:value-type="string">
            <text:p>71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珍里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2839" calcext:value-type="float">
            <text:p>2,83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3974" calcext:value-type="float">
            <text:p>3,974</text:p>
          </table:table-cell>
          <table:table-cell table:style-name="ce4" office:value-type="string" calcext:value-type="string">
            <text:p>73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更寮里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73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69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集福里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3402" calcext:value-type="float">
            <text:p>3,402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集賢里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641" calcext:value-type="float">
            <text:p>2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1" calcext:value-type="float">
            <text:p>2,641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641" calcext:value-type="float">
            <text:p>3,641</text:p>
          </table:table-cell>
          <table:table-cell table:style-name="ce4" office:value-type="string" calcext:value-type="string">
            <text:p>72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德里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907" calcext:value-type="float">
            <text:p>1,90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840" calcext:value-type="float">
            <text:p>2,840</text:p>
          </table:table-cell>
          <table:table-cell table:style-name="ce4" office:value-type="string" calcext:value-type="string">
            <text:p>69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州里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3564" calcext:value-type="float">
            <text:p>3,56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690" calcext:value-type="float">
            <text:p>3,6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91" calcext:value-type="float">
            <text:p>3,691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5303" calcext:value-type="float">
            <text:p>5,303</text:p>
          </table:table-cell>
          <table:table-cell table:style-name="ce4" office:value-type="string" calcext:value-type="string">
            <text:p>69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2736" calcext:value-type="float">
            <text:p>2,73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224" calcext:value-type="float">
            <text:p>2,224</text:p>
          </table:table-cell>
          <table:table-cell table:style-name="ce3" office:value-type="float" office:value="5052" calcext:value-type="float">
            <text:p>5,05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218" calcext:value-type="float">
            <text:p>5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8" calcext:value-type="float">
            <text:p>5,218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7215" calcext:value-type="float">
            <text:p>7,215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泰里</text:p>
          </table:table-cell>
          <table:table-cell table:style-name="ce3" office:value-type="float" office:value="3731" calcext:value-type="float">
            <text:p>3,73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292" calcext:value-type="float">
            <text:p>3,292</text:p>
          </table:table-cell>
          <table:table-cell table:style-name="ce3" office:value-type="float" office:value="7189" calcext:value-type="float">
            <text:p>7,18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462" calcext:value-type="float">
            <text:p>7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2" calcext:value-type="float">
            <text:p>7,462</text:p>
          </table:table-cell>
          <table:table-cell table:style-name="ce3" office:value-type="float" office:value="2942" calcext:value-type="float">
            <text:p>2,942</text:p>
          </table:table-cell>
          <table:table-cell table:style-name="ce3" office:value-type="float" office:value="10404" calcext:value-type="float">
            <text:p>10,404</text:p>
          </table:table-cell>
          <table:table-cell table:style-name="ce4" office:value-type="string" calcext:value-type="string">
            <text:p>71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龍里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57" calcext:value-type="float">
            <text:p>1,157</text:p>
          </table:table-cell>
          <table:table-cell table:style-name="ce4" office:value-type="string" calcext:value-type="string">
            <text:p>73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885" calcext:value-type="float">
            <text:p>2,885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福里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297" calcext:value-type="float">
            <text:p>3,297</text:p>
          </table:table-cell>
          <table:table-cell table:style-name="ce4" office:value-type="string" calcext:value-type="string">
            <text:p>70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義里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148" calcext:value-type="float">
            <text:p>2,14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043" calcext:value-type="float">
            <text:p>3,043</text:p>
          </table:table-cell>
          <table:table-cell table:style-name="ce4" office:value-type="string" calcext:value-type="string">
            <text:p>72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股里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314" calcext:value-type="float">
            <text:p>2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4" calcext:value-type="float">
            <text:p>2,314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3675" calcext:value-type="float">
            <text:p>3,675</text:p>
          </table:table-cell>
          <table:table-cell table:style-name="ce4" office:value-type="string" calcext:value-type="string">
            <text:p>62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音里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3273" calcext:value-type="float">
            <text:p>3,27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445" calcext:value-type="float">
            <text:p>3,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5" calcext:value-type="float">
            <text:p>3,445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4722" calcext:value-type="float">
            <text:p>4,722</text:p>
          </table:table-cell>
          <table:table-cell table:style-name="ce4" office:value-type="string" calcext:value-type="string">
            <text:p>72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1911" calcext:value-type="float">
            <text:p>1,91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2893" calcext:value-type="float">
            <text:p>2,893</text:p>
          </table:table-cell>
          <table:table-cell table:style-name="ce4" office:value-type="string" calcext:value-type="string">
            <text:p>68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碓里</text:p>
          </table:table-cell>
          <table:table-cell table:style-name="ce3" office:value-type="float" office:value="2637" calcext:value-type="float">
            <text:p>2,637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4627" calcext:value-type="float">
            <text:p>4,62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793" calcext:value-type="float">
            <text:p>4,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3" calcext:value-type="float">
            <text:p>4,793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6781" calcext:value-type="float">
            <text:p>6,781</text:p>
          </table:table-cell>
          <table:table-cell table:style-name="ce4" office:value-type="string" calcext:value-type="string">
            <text:p>70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泰里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3825" calcext:value-type="float">
            <text:p>3,825</text:p>
          </table:table-cell>
          <table:table-cell table:style-name="ce4" office:value-type="string" calcext:value-type="string">
            <text:p>71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貿商里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953" calcext:value-type="float">
            <text:p>1,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3" calcext:value-type="float">
            <text:p>1,953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571" calcext:value-type="float">
            <text:p>2,571</text:p>
          </table:table-cell>
          <table:table-cell table:style-name="ce4" office:value-type="string" calcext:value-type="string">
            <text:p>75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陸一里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247" calcext:value-type="float">
            <text:p>2,247</text:p>
          </table:table-cell>
          <table:table-cell table:style-name="ce4" office:value-type="string" calcext:value-type="string">
            <text:p>73.7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蘆洲區</text:p>
          </table:table-cell>
          <table:table-cell table:style-name="ce2"/>
          <table:table-cell table:style-name="ce3" office:value-type="float" office:value="66026" calcext:value-type="float">
            <text:p>66,026</text:p>
          </table:table-cell>
          <table:table-cell table:style-name="ce3" office:value-type="float" office:value="2427" calcext:value-type="float">
            <text:p>2,427</text:p>
          </table:table-cell>
          <table:table-cell table:style-name="ce3" office:value-type="float" office:value="46470" calcext:value-type="float">
            <text:p>46,470</text:p>
          </table:table-cell>
          <table:table-cell table:style-name="ce3" office:value-type="float" office:value="114923" calcext:value-type="float">
            <text:p>114,923</text:p>
          </table:table-cell>
          <table:table-cell table:style-name="ce3" office:value-type="float" office:value="4168" calcext:value-type="float">
            <text:p>4,168</text:p>
          </table:table-cell>
          <table:table-cell table:style-name="ce3" office:value-type="float" office:value="119091" calcext:value-type="float">
            <text:p>119,0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9098" calcext:value-type="float">
            <text:p>119,098</text:p>
          </table:table-cell>
          <table:table-cell table:style-name="ce3" office:value-type="float" office:value="45351" calcext:value-type="float">
            <text:p>45,351</text:p>
          </table:table-cell>
          <table:table-cell table:style-name="ce3" office:value-type="float" office:value="164449" calcext:value-type="float">
            <text:p>164,449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3122" calcext:value-type="float">
            <text:p>3,12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233" calcext:value-type="float">
            <text:p>3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3" calcext:value-type="float">
            <text:p>3,233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4523" calcext:value-type="float">
            <text:p>4,523</text:p>
          </table:table-cell>
          <table:table-cell table:style-name="ce4" office:value-type="string" calcext:value-type="string">
            <text:p>71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2725" calcext:value-type="float">
            <text:p>2,72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3980" calcext:value-type="float">
            <text:p>3,980</text:p>
          </table:table-cell>
          <table:table-cell table:style-name="ce4" office:value-type="string" calcext:value-type="string">
            <text:p>71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2508" calcext:value-type="float">
            <text:p>2,50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591" calcext:value-type="float">
            <text:p>2,5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92" calcext:value-type="float">
            <text:p>2,592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451" calcext:value-type="float">
            <text:p>3,451</text:p>
          </table:table-cell>
          <table:table-cell table:style-name="ce4" office:value-type="string" calcext:value-type="string">
            <text:p>75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3091" calcext:value-type="float">
            <text:p>3,09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211" calcext:value-type="float">
            <text:p>3,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1" calcext:value-type="float">
            <text:p>3,211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4424" calcext:value-type="float">
            <text:p>4,424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芎里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3214" calcext:value-type="float">
            <text:p>3,21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349" calcext:value-type="float">
            <text:p>3,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9" calcext:value-type="float">
            <text:p>3,349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4686" calcext:value-type="float">
            <text:p>4,686</text:p>
          </table:table-cell>
          <table:table-cell table:style-name="ce4" office:value-type="string" calcext:value-type="string">
            <text:p>71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2581" calcext:value-type="float">
            <text:p>2,58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657" calcext:value-type="float">
            <text:p>2,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7" calcext:value-type="float">
            <text:p>2,657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570" calcext:value-type="float">
            <text:p>3,570</text:p>
          </table:table-cell>
          <table:table-cell table:style-name="ce4" office:value-type="string" calcext:value-type="string">
            <text:p>74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752" calcext:value-type="float">
            <text:p>2,752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2071" calcext:value-type="float">
            <text:p>2,07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3590" calcext:value-type="float">
            <text:p>3,59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709" calcext:value-type="float">
            <text:p>3,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9" calcext:value-type="float">
            <text:p>3,709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5150" calcext:value-type="float">
            <text:p>5,150</text:p>
          </table:table-cell>
          <table:table-cell table:style-name="ce4" office:value-type="string" calcext:value-type="string">
            <text:p>72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2953" calcext:value-type="float">
            <text:p>2,95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034" calcext:value-type="float">
            <text:p>3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4" calcext:value-type="float">
            <text:p>3,034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4424" calcext:value-type="float">
            <text:p>4,424</text:p>
          </table:table-cell>
          <table:table-cell table:style-name="ce4" office:value-type="string" calcext:value-type="string">
            <text:p>68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969" calcext:value-type="float">
            <text:p>1,96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026" calcext:value-type="float">
            <text:p>2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6" calcext:value-type="float">
            <text:p>2,02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778" calcext:value-type="float">
            <text:p>2,778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4595" calcext:value-type="float">
            <text:p>4,59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765" calcext:value-type="float">
            <text:p>3,765</text:p>
          </table:table-cell>
          <table:table-cell table:style-name="ce3" office:value-type="float" office:value="8494" calcext:value-type="float">
            <text:p>8,49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786" calcext:value-type="float">
            <text:p>8,7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88" calcext:value-type="float">
            <text:p>8,788</text:p>
          </table:table-cell>
          <table:table-cell table:style-name="ce3" office:value-type="float" office:value="2803" calcext:value-type="float">
            <text:p>2,803</text:p>
          </table:table-cell>
          <table:table-cell table:style-name="ce3" office:value-type="float" office:value="11591" calcext:value-type="float">
            <text:p>11,591</text:p>
          </table:table-cell>
          <table:table-cell table:style-name="ce4" office:value-type="string" calcext:value-type="string">
            <text:p>75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2056" calcext:value-type="float">
            <text:p>2,05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739" calcext:value-type="float">
            <text:p>3,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9" calcext:value-type="float">
            <text:p>3,739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929" calcext:value-type="float">
            <text:p>4,929</text:p>
          </table:table-cell>
          <table:table-cell table:style-name="ce4" office:value-type="string" calcext:value-type="string">
            <text:p>7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3719" calcext:value-type="float">
            <text:p>3,71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824" calcext:value-type="float">
            <text:p>3,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4" calcext:value-type="float">
            <text:p>3,824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5200" calcext:value-type="float">
            <text:p>5,200</text:p>
          </table:table-cell>
          <table:table-cell table:style-name="ce4" office:value-type="string" calcext:value-type="string">
            <text:p>7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2581" calcext:value-type="float">
            <text:p>2,58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4412" calcext:value-type="float">
            <text:p>4,41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598" calcext:value-type="float">
            <text:p>4,5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99" calcext:value-type="float">
            <text:p>4,599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6418" calcext:value-type="float">
            <text:p>6,418</text:p>
          </table:table-cell>
          <table:table-cell table:style-name="ce4" office:value-type="string" calcext:value-type="string">
            <text:p>71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4004" calcext:value-type="float">
            <text:p>4,00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165" calcext:value-type="float">
            <text:p>4,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5" calcext:value-type="float">
            <text:p>4,165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5787" calcext:value-type="float">
            <text:p>5,787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德里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2677" calcext:value-type="float">
            <text:p>2,67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759" calcext:value-type="float">
            <text:p>2,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9" calcext:value-type="float">
            <text:p>2,759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3868" calcext:value-type="float">
            <text:p>3,868</text:p>
          </table:table-cell>
          <table:table-cell table:style-name="ce4" office:value-type="string" calcext:value-type="string">
            <text:p>71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樓厝里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4085" calcext:value-type="float">
            <text:p>4,08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253" calcext:value-type="float">
            <text:p>4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3" calcext:value-type="float">
            <text:p>4,253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5740" calcext:value-type="float">
            <text:p>5,740</text:p>
          </table:table-cell>
          <table:table-cell table:style-name="ce4" office:value-type="string" calcext:value-type="string">
            <text:p>7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32" calcext:value-type="float">
            <text:p>2,432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357" calcext:value-type="float">
            <text:p>3,357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清里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749" calcext:value-type="float">
            <text:p>3,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9" calcext:value-type="float">
            <text:p>3,749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5118" calcext:value-type="float">
            <text:p>5,118</text:p>
          </table:table-cell>
          <table:table-cell table:style-name="ce4" office:value-type="string" calcext:value-type="string">
            <text:p>73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135" calcext:value-type="float">
            <text:p>2,13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038" calcext:value-type="float">
            <text:p>3,038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934" calcext:value-type="float">
            <text:p>1,93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712" calcext:value-type="float">
            <text:p>2,712</text:p>
          </table:table-cell>
          <table:table-cell table:style-name="ce4" office:value-type="string" calcext:value-type="string">
            <text:p>74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鷺江里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3344" calcext:value-type="float">
            <text:p>3,34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460" calcext:value-type="float">
            <text:p>3,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0" calcext:value-type="float">
            <text:p>3,460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4666" calcext:value-type="float">
            <text:p>4,666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恆德里</text:p>
          </table:table-cell>
          <table:table-cell table:style-name="ce3" office:value-type="float" office:value="1929" calcext:value-type="float">
            <text:p>1,92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3625" calcext:value-type="float">
            <text:p>3,62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768" calcext:value-type="float">
            <text:p>3,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8" calcext:value-type="float">
            <text:p>3,768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5276" calcext:value-type="float">
            <text:p>5,276</text:p>
          </table:table-cell>
          <table:table-cell table:style-name="ce4" office:value-type="string" calcext:value-type="string">
            <text:p>71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墘里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927" calcext:value-type="float">
            <text:p>1,92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684" calcext:value-type="float">
            <text:p>2,684</text:p>
          </table:table-cell>
          <table:table-cell table:style-name="ce4" office:value-type="string" calcext:value-type="string">
            <text:p>74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復里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813" calcext:value-type="float">
            <text:p>1,813</text:p>
          </table:table-cell>
          <table:table-cell table:style-name="ce4" office:value-type="string" calcext:value-type="string">
            <text:p>69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3348" calcext:value-type="float">
            <text:p>3,34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473" calcext:value-type="float">
            <text:p>3,4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4647" calcext:value-type="float">
            <text:p>4,647</text:p>
          </table:table-cell>
          <table:table-cell table:style-name="ce4" office:value-type="string" calcext:value-type="string">
            <text:p>74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586" calcext:value-type="float">
            <text:p>2,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6" calcext:value-type="float">
            <text:p>2,586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4771" calcext:value-type="float">
            <text:p>4,771</text:p>
          </table:table-cell>
          <table:table-cell table:style-name="ce4" office:value-type="string" calcext:value-type="string">
            <text:p>5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得勝里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1972" calcext:value-type="float">
            <text:p>1,97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921" calcext:value-type="float">
            <text:p>2,921</text:p>
          </table:table-cell>
          <table:table-cell table:style-name="ce4" office:value-type="string" calcext:value-type="string">
            <text:p>70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得仁里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577" calcext:value-type="float">
            <text:p>2,577</text:p>
          </table:table-cell>
          <table:table-cell table:style-name="ce4" office:value-type="string" calcext:value-type="string">
            <text:p>75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和里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273" calcext:value-type="float">
            <text:p>2,273</text:p>
          </table:table-cell>
          <table:table-cell table:style-name="ce4" office:value-type="string" calcext:value-type="string">
            <text:p>71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974" calcext:value-type="float">
            <text:p>1,9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753" calcext:value-type="float">
            <text:p>2,753</text:p>
          </table:table-cell>
          <table:table-cell table:style-name="ce4" office:value-type="string" calcext:value-type="string">
            <text:p>74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和里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285" calcext:value-type="float">
            <text:p>2,285</text:p>
          </table:table-cell>
          <table:table-cell table:style-name="ce4" office:value-type="string" calcext:value-type="string">
            <text:p>7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河里</text:p>
          </table:table-cell>
          <table:table-cell table:style-name="ce3" office:value-type="float" office:value="3234" calcext:value-type="float">
            <text:p>3,23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301" calcext:value-type="float">
            <text:p>2,301</text:p>
          </table:table-cell>
          <table:table-cell table:style-name="ce3" office:value-type="float" office:value="5644" calcext:value-type="float">
            <text:p>5,64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837" calcext:value-type="float">
            <text:p>5,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7" calcext:value-type="float">
            <text:p>5,837</text:p>
          </table:table-cell>
          <table:table-cell table:style-name="ce3" office:value-type="float" office:value="2228" calcext:value-type="float">
            <text:p>2,228</text:p>
          </table:table-cell>
          <table:table-cell table:style-name="ce3" office:value-type="float" office:value="8065" calcext:value-type="float">
            <text:p>8,065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湳里</text:p>
          </table:table-cell>
          <table:table-cell table:style-name="ce3" office:value-type="float" office:value="3645" calcext:value-type="float">
            <text:p>3,64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613" calcext:value-type="float">
            <text:p>2,613</text:p>
          </table:table-cell>
          <table:table-cell table:style-name="ce3" office:value-type="float" office:value="6385" calcext:value-type="float">
            <text:p>6,38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610" calcext:value-type="float">
            <text:p>6,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0" calcext:value-type="float">
            <text:p>6,610</text:p>
          </table:table-cell>
          <table:table-cell table:style-name="ce3" office:value-type="float" office:value="2463" calcext:value-type="float">
            <text:p>2,463</text:p>
          </table:table-cell>
          <table:table-cell table:style-name="ce3" office:value-type="float" office:value="9073" calcext:value-type="float">
            <text:p>9,073</text:p>
          </table:table-cell>
          <table:table-cell table:style-name="ce4" office:value-type="string" calcext:value-type="string">
            <text:p>72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906" calcext:value-type="float">
            <text:p>1,90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3263" calcext:value-type="float">
            <text:p>3,26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4502" calcext:value-type="float">
            <text:p>4,502</text:p>
          </table:table-cell>
          <table:table-cell table:style-name="ce4" office:value-type="string" calcext:value-type="string">
            <text:p>74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049" calcext:value-type="float">
            <text:p>2,049</text:p>
          </table:table-cell>
          <table:table-cell table:style-name="ce4" office:value-type="string" calcext:value-type="string">
            <text:p>73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佑里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175" calcext:value-type="float">
            <text:p>3,175</text:p>
          </table:table-cell>
          <table:table-cell table:style-name="ce4" office:value-type="string" calcext:value-type="string">
            <text:p>71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新里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3423" calcext:value-type="float">
            <text:p>3,423</text:p>
          </table:table-cell>
          <table:table-cell table:style-name="ce4" office:value-type="string" calcext:value-type="string">
            <text:p>71.1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三重區</text:p>
          </table:table-cell>
          <table:table-cell table:style-name="ce2"/>
          <table:table-cell table:style-name="ce3" office:value-type="float" office:value="23562" calcext:value-type="float">
            <text:p>23,562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15941" calcext:value-type="float">
            <text:p>15,941</text:p>
          </table:table-cell>
          <table:table-cell table:style-name="ce3" office:value-type="float" office:value="40602" calcext:value-type="float">
            <text:p>40,602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42271" calcext:value-type="float">
            <text:p>42,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71" calcext:value-type="float">
            <text:p>42,271</text:p>
          </table:table-cell>
          <table:table-cell table:style-name="ce3" office:value-type="float" office:value="15050" calcext:value-type="float">
            <text:p>15,050</text:p>
          </table:table-cell>
          <table:table-cell table:style-name="ce3" office:value-type="float" office:value="57321" calcext:value-type="float">
            <text:p>57,321</text:p>
          </table:table-cell>
          <table:table-cell table:style-name="ce4" office:value-type="string" calcext:value-type="string">
            <text:p>73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貴里</text:p>
          </table:table-cell>
          <table:table-cell table:style-name="ce3" office:value-type="float" office:value="2267" calcext:value-type="float">
            <text:p>2,26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757" calcext:value-type="float">
            <text:p>1,757</text:p>
          </table:table-cell>
          <table:table-cell table:style-name="ce3" office:value-type="float" office:value="4145" calcext:value-type="float">
            <text:p>4,14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302" calcext:value-type="float">
            <text:p>4,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2" calcext:value-type="float">
            <text:p>4,302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5820" calcext:value-type="float">
            <text:p>5,820</text:p>
          </table:table-cell>
          <table:table-cell table:style-name="ce4" office:value-type="string" calcext:value-type="string">
            <text:p>7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碧華里</text:p>
          </table:table-cell>
          <table:table-cell table:style-name="ce3" office:value-type="float" office:value="2802" calcext:value-type="float">
            <text:p>2,80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363" calcext:value-type="float">
            <text:p>2,363</text:p>
          </table:table-cell>
          <table:table-cell table:style-name="ce3" office:value-type="float" office:value="5293" calcext:value-type="float">
            <text:p>5,29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535" calcext:value-type="float">
            <text:p>5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5" calcext:value-type="float">
            <text:p>5,535</text:p>
          </table:table-cell>
          <table:table-cell table:style-name="ce3" office:value-type="float" office:value="1884" calcext:value-type="float">
            <text:p>1,884</text:p>
          </table:table-cell>
          <table:table-cell table:style-name="ce3" office:value-type="float" office:value="7419" calcext:value-type="float">
            <text:p>7,419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華里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2702" calcext:value-type="float">
            <text:p>2,70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816" calcext:value-type="float">
            <text:p>2,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6" calcext:value-type="float">
            <text:p>2,816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681" calcext:value-type="float">
            <text:p>3,681</text:p>
          </table:table-cell>
          <table:table-cell table:style-name="ce4" office:value-type="string" calcext:value-type="string">
            <text:p>76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清里</text:p>
          </table:table-cell>
          <table:table-cell table:style-name="ce3" office:value-type="float" office:value="1927" calcext:value-type="float">
            <text:p>1,92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296" calcext:value-type="float">
            <text:p>3,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6" calcext:value-type="float">
            <text:p>3,296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4445" calcext:value-type="float">
            <text:p>4,445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順里</text:p>
          </table:table-cell>
          <table:table-cell table:style-name="ce3" office:value-type="float" office:value="1738" calcext:value-type="float">
            <text:p>1,73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014" calcext:value-type="float">
            <text:p>3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4" calcext:value-type="float">
            <text:p>3,014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4196" calcext:value-type="float">
            <text:p>4,196</text:p>
          </table:table-cell>
          <table:table-cell table:style-name="ce4" office:value-type="string" calcext:value-type="string">
            <text:p>71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福里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760" calcext:value-type="float">
            <text:p>1,760</text:p>
          </table:table-cell>
          <table:table-cell table:style-name="ce4" office:value-type="string" calcext:value-type="string">
            <text:p>71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化里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087" calcext:value-type="float">
            <text:p>2,087</text:p>
          </table:table-cell>
          <table:table-cell table:style-name="ce4" office:value-type="string" calcext:value-type="string">
            <text:p>72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惠里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906" calcext:value-type="float">
            <text:p>1,906</text:p>
          </table:table-cell>
          <table:table-cell table:style-name="ce4" office:value-type="string" calcext:value-type="string">
            <text:p>76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愛里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953" calcext:value-type="float">
            <text:p>2,953</text:p>
          </table:table-cell>
          <table:table-cell table:style-name="ce4" office:value-type="string" calcext:value-type="string">
            <text:p>73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3113" calcext:value-type="float">
            <text:p>3,11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244" calcext:value-type="float">
            <text:p>3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4" calcext:value-type="float">
            <text:p>3,244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4363" calcext:value-type="float">
            <text:p>4,363</text:p>
          </table:table-cell>
          <table:table-cell table:style-name="ce4" office:value-type="string" calcext:value-type="string">
            <text:p>74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生里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897" calcext:value-type="float">
            <text:p>1,897</text:p>
          </table:table-cell>
          <table:table-cell table:style-name="ce4" office:value-type="string" calcext:value-type="string">
            <text:p>75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福里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969" calcext:value-type="float">
            <text:p>1,969</text:p>
          </table:table-cell>
          <table:table-cell table:style-name="ce4" office:value-type="string" calcext:value-type="string">
            <text:p>72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祐里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3006" calcext:value-type="float">
            <text:p>3,00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121" calcext:value-type="float">
            <text:p>3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1" calcext:value-type="float">
            <text:p>3,121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4287" calcext:value-type="float">
            <text:p>4,287</text:p>
          </table:table-cell>
          <table:table-cell table:style-name="ce4" office:value-type="string" calcext:value-type="string">
            <text:p>72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華里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069" calcext:value-type="float">
            <text:p>2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9" calcext:value-type="float">
            <text:p>2,069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840" calcext:value-type="float">
            <text:p>2,840</text:p>
          </table:table-cell>
          <table:table-cell table:style-name="ce4" office:value-type="string" calcext:value-type="string">
            <text:p>72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華里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3148" calcext:value-type="float">
            <text:p>3,14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279" calcext:value-type="float">
            <text:p>3,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9" calcext:value-type="float">
            <text:p>3,279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4409" calcext:value-type="float">
            <text:p>4,409</text:p>
          </table:table-cell>
          <table:table-cell table:style-name="ce4" office:value-type="string" calcext:value-type="string">
            <text:p>74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2164" calcext:value-type="float">
            <text:p>2,16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302" calcext:value-type="float">
            <text:p>2,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2" calcext:value-type="float">
            <text:p>2,302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289" calcext:value-type="float">
            <text:p>3,289</text:p>
          </table:table-cell>
          <table:table-cell table:style-name="ce4" office:value-type="string" calcext:value-type="string">
            <text:p>69.99</text:p>
          </table:table-cell>
          <table:table-cell table:number-columns-repeated="101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北市第3選舉區" table:style-name="ta3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新北市第3選舉區候選人在各村(里)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蔡明堂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蘇卿彥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李坤城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陳東雲</text:p>
            <text:p>無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79828" calcext:value-type="float">
            <text:p>79,828</text:p>
          </table:table-cell>
          <table:table-cell table:style-name="ce3" office:value-type="float" office:value="4805" calcext:value-type="float">
            <text:p>4,805</text:p>
          </table:table-cell>
          <table:table-cell table:style-name="ce3" office:value-type="float" office:value="100141" calcext:value-type="float">
            <text:p>100,141</text:p>
          </table:table-cell>
          <table:table-cell table:style-name="ce3" office:value-type="float" office:value="3094" calcext:value-type="float">
            <text:p>3,094</text:p>
          </table:table-cell>
          <table:table-cell table:style-name="ce3" office:value-type="float" office:value="187868" calcext:value-type="float">
            <text:p>187,868</text:p>
          </table:table-cell>
          <table:table-cell table:style-name="ce3" office:value-type="float" office:value="6528" calcext:value-type="float">
            <text:p>6,528</text:p>
          </table:table-cell>
          <table:table-cell table:style-name="ce3" office:value-type="float" office:value="194396" calcext:value-type="float">
            <text:p>194,3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4401" calcext:value-type="float">
            <text:p>194,401</text:p>
          </table:table-cell>
          <table:table-cell table:style-name="ce3" office:value-type="float" office:value="71353" calcext:value-type="float">
            <text:p>71,353</text:p>
          </table:table-cell>
          <table:table-cell table:style-name="ce3" office:value-type="float" office:value="265754" calcext:value-type="float">
            <text:p>265,754</text:p>
          </table:table-cell>
          <table:table-cell table:style-name="ce4" office:value-type="string" calcext:value-type="string">
            <text:p>73.1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三重區</text:p>
          </table:table-cell>
          <table:table-cell table:style-name="ce2"/>
          <table:table-cell table:style-name="ce3" office:value-type="float" office:value="79828" calcext:value-type="float">
            <text:p>79,828</text:p>
          </table:table-cell>
          <table:table-cell table:style-name="ce3" office:value-type="float" office:value="4805" calcext:value-type="float">
            <text:p>4,805</text:p>
          </table:table-cell>
          <table:table-cell table:style-name="ce3" office:value-type="float" office:value="100141" calcext:value-type="float">
            <text:p>100,141</text:p>
          </table:table-cell>
          <table:table-cell table:style-name="ce3" office:value-type="float" office:value="3094" calcext:value-type="float">
            <text:p>3,094</text:p>
          </table:table-cell>
          <table:table-cell table:style-name="ce3" office:value-type="float" office:value="187868" calcext:value-type="float">
            <text:p>187,868</text:p>
          </table:table-cell>
          <table:table-cell table:style-name="ce3" office:value-type="float" office:value="6528" calcext:value-type="float">
            <text:p>6,528</text:p>
          </table:table-cell>
          <table:table-cell table:style-name="ce3" office:value-type="float" office:value="194396" calcext:value-type="float">
            <text:p>194,3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4401" calcext:value-type="float">
            <text:p>194,401</text:p>
          </table:table-cell>
          <table:table-cell table:style-name="ce3" office:value-type="float" office:value="71353" calcext:value-type="float">
            <text:p>71,353</text:p>
          </table:table-cell>
          <table:table-cell table:style-name="ce3" office:value-type="float" office:value="265754" calcext:value-type="float">
            <text:p>265,754</text:p>
          </table:table-cell>
          <table:table-cell table:style-name="ce4" office:value-type="string" calcext:value-type="string">
            <text:p>73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377" calcext:value-type="float">
            <text:p>3,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7" calcext:value-type="float">
            <text:p>3,377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500" calcext:value-type="float">
            <text:p>4,500</text:p>
          </table:table-cell>
          <table:table-cell table:style-name="ce4" office:value-type="string" calcext:value-type="string">
            <text:p>75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804" calcext:value-type="float">
            <text:p>2,80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869" calcext:value-type="float">
            <text:p>2,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9" calcext:value-type="float">
            <text:p>2,869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3885" calcext:value-type="float">
            <text:p>3,885</text:p>
          </table:table-cell>
          <table:table-cell table:style-name="ce4" office:value-type="string" calcext:value-type="string">
            <text:p>7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384" calcext:value-type="float">
            <text:p>1,384</text:p>
          </table:table-cell>
          <table:table-cell table:style-name="ce4" office:value-type="string" calcext:value-type="string">
            <text:p>74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崁里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279" calcext:value-type="float">
            <text:p>2,279</text:p>
          </table:table-cell>
          <table:table-cell table:style-name="ce4" office:value-type="string" calcext:value-type="string">
            <text:p>74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谷王里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533" calcext:value-type="float">
            <text:p>1,533</text:p>
          </table:table-cell>
          <table:table-cell table:style-name="ce4" office:value-type="string" calcext:value-type="string">
            <text:p>77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谷里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661" calcext:value-type="float">
            <text:p>1,661</text:p>
          </table:table-cell>
          <table:table-cell table:style-name="ce4" office:value-type="string" calcext:value-type="string">
            <text:p>7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635" calcext:value-type="float">
            <text:p>2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5" calcext:value-type="float">
            <text:p>2,635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441" calcext:value-type="float">
            <text:p>3,441</text:p>
          </table:table-cell>
          <table:table-cell table:style-name="ce4" office:value-type="string" calcext:value-type="string">
            <text:p>76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厚里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77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290" calcext:value-type="float">
            <text:p>2,29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601" calcext:value-type="float">
            <text:p>4,60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770" calcext:value-type="float">
            <text:p>4,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0" calcext:value-type="float">
            <text:p>4,770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6290" calcext:value-type="float">
            <text:p>6,290</text:p>
          </table:table-cell>
          <table:table-cell table:style-name="ce4" office:value-type="string" calcext:value-type="string">
            <text:p>75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祉里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544" calcext:value-type="float">
            <text:p>3,54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693" calcext:value-type="float">
            <text:p>3,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3" calcext:value-type="float">
            <text:p>3,693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4941" calcext:value-type="float">
            <text:p>4,941</text:p>
          </table:table-cell>
          <table:table-cell table:style-name="ce4" office:value-type="string" calcext:value-type="string">
            <text:p>74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444" calcext:value-type="float">
            <text:p>2,44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525" calcext:value-type="float">
            <text:p>3,525</text:p>
          </table:table-cell>
          <table:table-cell table:style-name="ce4" office:value-type="string" calcext:value-type="string">
            <text:p>71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863" calcext:value-type="float">
            <text:p>2,863</text:p>
          </table:table-cell>
          <table:table-cell table:style-name="ce4" office:value-type="string" calcext:value-type="string">
            <text:p>71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田里</text:p>
          </table:table-cell>
          <table:table-cell table:style-name="ce3" office:value-type="float" office:value="1880" calcext:value-type="float">
            <text:p>1,88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038" calcext:value-type="float">
            <text:p>4,03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197" calcext:value-type="float">
            <text:p>4,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7" calcext:value-type="float">
            <text:p>4,197</text:p>
          </table:table-cell>
          <table:table-cell table:style-name="ce3" office:value-type="float" office:value="4426" calcext:value-type="float">
            <text:p>4,426</text:p>
          </table:table-cell>
          <table:table-cell table:style-name="ce3" office:value-type="float" office:value="8623" calcext:value-type="float">
            <text:p>8,623</text:p>
          </table:table-cell>
          <table:table-cell table:style-name="ce4" office:value-type="string" calcext:value-type="string">
            <text:p>48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田里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857" calcext:value-type="float">
            <text:p>1,857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明里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450" calcext:value-type="float">
            <text:p>2,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0" calcext:value-type="float">
            <text:p>2,45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249" calcext:value-type="float">
            <text:p>3,249</text:p>
          </table:table-cell>
          <table:table-cell table:style-name="ce4" office:value-type="string" calcext:value-type="string">
            <text:p>75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田里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874" calcext:value-type="float">
            <text:p>3,874</text:p>
          </table:table-cell>
          <table:table-cell table:style-name="ce4" office:value-type="string" calcext:value-type="string">
            <text:p>76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陽里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132" calcext:value-type="float">
            <text:p>4,13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272" calcext:value-type="float">
            <text:p>4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2" calcext:value-type="float">
            <text:p>4,272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5590" calcext:value-type="float">
            <text:p>5,590</text:p>
          </table:table-cell>
          <table:table-cell table:style-name="ce4" office:value-type="string" calcext:value-type="string">
            <text:p>76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581" calcext:value-type="float">
            <text:p>2,58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655" calcext:value-type="float">
            <text:p>2,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5" calcext:value-type="float">
            <text:p>2,655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512" calcext:value-type="float">
            <text:p>3,512</text:p>
          </table:table-cell>
          <table:table-cell table:style-name="ce4" office:value-type="string" calcext:value-type="string">
            <text:p>75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955" calcext:value-type="float">
            <text:p>2,955</text:p>
          </table:table-cell>
          <table:table-cell table:style-name="ce4" office:value-type="string" calcext:value-type="string">
            <text:p>77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827" calcext:value-type="float">
            <text:p>3,82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948" calcext:value-type="float">
            <text:p>3,9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49" calcext:value-type="float">
            <text:p>3,949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5222" calcext:value-type="float">
            <text:p>5,222</text:p>
          </table:table-cell>
          <table:table-cell table:style-name="ce4" office:value-type="string" calcext:value-type="string">
            <text:p>75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安里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814" calcext:value-type="float">
            <text:p>3,81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927" calcext:value-type="float">
            <text:p>3,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7" calcext:value-type="float">
            <text:p>3,927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5260" calcext:value-type="float">
            <text:p>5,260</text:p>
          </table:table-cell>
          <table:table-cell table:style-name="ce4" office:value-type="string" calcext:value-type="string">
            <text:p>74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06" calcext:value-type="float">
            <text:p>2,10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903" calcext:value-type="float">
            <text:p>2,903</text:p>
          </table:table-cell>
          <table:table-cell table:style-name="ce4" office:value-type="string" calcext:value-type="string">
            <text:p>74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466" calcext:value-type="float">
            <text:p>4,46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621" calcext:value-type="float">
            <text:p>4,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1" calcext:value-type="float">
            <text:p>4,621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6292" calcext:value-type="float">
            <text:p>6,292</text:p>
          </table:table-cell>
          <table:table-cell table:style-name="ce4" office:value-type="string" calcext:value-type="string">
            <text:p>73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正里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447" calcext:value-type="float">
            <text:p>2,447</text:p>
          </table:table-cell>
          <table:table-cell table:style-name="ce4" office:value-type="string" calcext:value-type="string">
            <text:p>7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204" calcext:value-type="float">
            <text:p>1,204</text:p>
          </table:table-cell>
          <table:table-cell table:style-name="ce4" office:value-type="string" calcext:value-type="string">
            <text:p>69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慶里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547" calcext:value-type="float">
            <text:p>1,547</text:p>
          </table:table-cell>
          <table:table-cell table:style-name="ce4" office:value-type="string" calcext:value-type="string">
            <text:p>73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菜寮里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897" calcext:value-type="float">
            <text:p>1,897</text:p>
          </table:table-cell>
          <table:table-cell table:style-name="ce4" office:value-type="string" calcext:value-type="string">
            <text:p>74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590" calcext:value-type="float">
            <text:p>1,590</text:p>
          </table:table-cell>
          <table:table-cell table:style-name="ce4" office:value-type="string" calcext:value-type="string">
            <text:p>74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201" calcext:value-type="float">
            <text:p>1,201</text:p>
          </table:table-cell>
          <table:table-cell table:style-name="ce4" office:value-type="string" calcext:value-type="string">
            <text:p>75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利里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68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793" calcext:value-type="float">
            <text:p>1,793</text:p>
          </table:table-cell>
          <table:table-cell table:style-name="ce4"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民里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4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72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73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697" calcext:value-type="float">
            <text:p>1,697</text:p>
          </table:table-cell>
          <table:table-cell table:style-name="ce4" office:value-type="string" calcext:value-type="string">
            <text:p>71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566" calcext:value-type="float">
            <text:p>1,566</text:p>
          </table:table-cell>
          <table:table-cell table:style-name="ce4" office:value-type="string" calcext:value-type="string">
            <text:p>73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1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7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輝里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75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76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利里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997" calcext:value-type="float">
            <text:p>1,997</text:p>
          </table:table-cell>
          <table:table-cell table:style-name="ce4" office:value-type="string" calcext:value-type="string">
            <text:p>76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和里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62" calcext:value-type="float">
            <text:p>2,56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615" calcext:value-type="float">
            <text:p>2,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5" calcext:value-type="float">
            <text:p>2,61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553" calcext:value-type="float">
            <text:p>3,553</text:p>
          </table:table-cell>
          <table:table-cell table:style-name="ce4" office:value-type="string" calcext:value-type="string">
            <text:p>73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335" calcext:value-type="float">
            <text:p>2,335</text:p>
          </table:table-cell>
          <table:table-cell table:style-name="ce4" office:value-type="string" calcext:value-type="string">
            <text:p>73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357" calcext:value-type="float">
            <text:p>2,357</text:p>
          </table:table-cell>
          <table:table-cell table:style-name="ce4" office:value-type="string" calcext:value-type="string">
            <text:p>7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隆里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524" calcext:value-type="float">
            <text:p>2,524</text:p>
          </table:table-cell>
          <table:table-cell table:style-name="ce4" office:value-type="string" calcext:value-type="string">
            <text:p>77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陽里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137" calcext:value-type="float">
            <text:p>2,13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209" calcext:value-type="float">
            <text:p>2,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9" calcext:value-type="float">
            <text:p>2,209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989" calcext:value-type="float">
            <text:p>2,989</text:p>
          </table:table-cell>
          <table:table-cell table:style-name="ce4" office:value-type="string" calcext:value-type="string">
            <text:p>7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34" calcext:value-type="float">
            <text:p>2,63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715" calcext:value-type="float">
            <text:p>2,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5" calcext:value-type="float">
            <text:p>2,715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705" calcext:value-type="float">
            <text:p>3,705</text:p>
          </table:table-cell>
          <table:table-cell table:style-name="ce4" office:value-type="string" calcext:value-type="string">
            <text:p>73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新里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332" calcext:value-type="float">
            <text:p>1,332</text:p>
          </table:table-cell>
          <table:table-cell table:style-name="ce4" office:value-type="string" calcext:value-type="string">
            <text:p>77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德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74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528" calcext:value-type="float">
            <text:p>1,528</text:p>
          </table:table-cell>
          <table:table-cell table:style-name="ce4" office:value-type="string" calcext:value-type="string">
            <text:p>7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安里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655" calcext:value-type="float">
            <text:p>1,655</text:p>
          </table:table-cell>
          <table:table-cell table:style-name="ce4" office:value-type="string" calcext:value-type="string">
            <text:p>73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582" calcext:value-type="float">
            <text:p>1,582</text:p>
          </table:table-cell>
          <table:table-cell table:style-name="ce4" office:value-type="string" calcext:value-type="string">
            <text:p>72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904" calcext:value-type="float">
            <text:p>1,904</text:p>
          </table:table-cell>
          <table:table-cell table:style-name="ce4" office:value-type="string" calcext:value-type="string">
            <text:p>75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610" calcext:value-type="float">
            <text:p>1,610</text:p>
          </table:table-cell>
          <table:table-cell table:style-name="ce4" office:value-type="string" calcext:value-type="string">
            <text:p>73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園里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3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通里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266" calcext:value-type="float">
            <text:p>1,266</text:p>
          </table:table-cell>
          <table:table-cell table:style-name="ce4" office:value-type="string" calcext:value-type="string">
            <text:p>74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安里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617" calcext:value-type="float">
            <text:p>1,617</text:p>
          </table:table-cell>
          <table:table-cell table:style-name="ce4" office:value-type="string" calcext:value-type="string">
            <text:p>70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821" calcext:value-type="float">
            <text:p>1,821</text:p>
          </table:table-cell>
          <table:table-cell table:style-name="ce4" office:value-type="string" calcext:value-type="string">
            <text:p>71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111" calcext:value-type="float">
            <text:p>2,111</text:p>
          </table:table-cell>
          <table:table-cell table:style-name="ce4" office:value-type="string" calcext:value-type="string">
            <text:p>71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生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489" calcext:value-type="float">
            <text:p>1,489</text:p>
          </table:table-cell>
          <table:table-cell table:style-name="ce4" office:value-type="string" calcext:value-type="string">
            <text:p>75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15" calcext:value-type="float">
            <text:p>715</text:p>
          </table:table-cell>
          <table:table-cell table:style-name="ce4" office:value-type="string" calcext:value-type="string">
            <text:p>7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元里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171" calcext:value-type="float">
            <text:p>2,171</text:p>
          </table:table-cell>
          <table:table-cell table:style-name="ce4" office:value-type="string" calcext:value-type="string">
            <text:p>72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江里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744" calcext:value-type="float">
            <text:p>1,744</text:p>
          </table:table-cell>
          <table:table-cell table:style-name="ce4" office:value-type="string" calcext:value-type="string">
            <text:p>73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泰里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957" calcext:value-type="float">
            <text:p>1,957</text:p>
          </table:table-cell>
          <table:table-cell table:style-name="ce4" office:value-type="string" calcext:value-type="string">
            <text:p>7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福里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375" calcext:value-type="float">
            <text:p>1,375</text:p>
          </table:table-cell>
          <table:table-cell table:style-name="ce4" office:value-type="string" calcext:value-type="string">
            <text:p>73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7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746" calcext:value-type="float">
            <text:p>1,746</text:p>
          </table:table-cell>
          <table:table-cell table:style-name="ce4" office:value-type="string" calcext:value-type="string">
            <text:p>74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江里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050" calcext:value-type="float">
            <text:p>2,050</text:p>
          </table:table-cell>
          <table:table-cell table:style-name="ce4" office:value-type="string" calcext:value-type="string">
            <text:p>70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濱里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152" calcext:value-type="float">
            <text:p>2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2" calcext:value-type="float">
            <text:p>2,152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833" calcext:value-type="float">
            <text:p>2,833</text:p>
          </table:table-cell>
          <table:table-cell table:style-name="ce4" office:value-type="string" calcext:value-type="string">
            <text:p>75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658" calcext:value-type="float">
            <text:p>1,658</text:p>
          </table:table-cell>
          <table:table-cell table:style-name="ce4" office:value-type="string" calcext:value-type="string">
            <text:p>71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江里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71" calcext:value-type="float">
            <text:p>1,071</text:p>
          </table:table-cell>
          <table:table-cell table:style-name="ce4" office:value-type="string" calcext:value-type="string">
            <text:p>69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奕壽里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73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安里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302" calcext:value-type="float">
            <text:p>2,302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616" calcext:value-type="float">
            <text:p>2,616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安里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750" calcext:value-type="float">
            <text:p>1,750</text:p>
          </table:table-cell>
          <table:table-cell table:style-name="ce4" office:value-type="string" calcext:value-type="string">
            <text:p>70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慶里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795" calcext:value-type="float">
            <text:p>1,795</text:p>
          </table:table-cell>
          <table:table-cell table:style-name="ce4" office:value-type="string" calcext:value-type="string">
            <text:p>7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738" calcext:value-type="float">
            <text:p>2,73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3972" calcext:value-type="float">
            <text:p>3,972</text:p>
          </table:table-cell>
          <table:table-cell table:style-name="ce4" office:value-type="string" calcext:value-type="string">
            <text:p>70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267" calcext:value-type="float">
            <text:p>3,267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福里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383" calcext:value-type="float">
            <text:p>3,38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509" calcext:value-type="float">
            <text:p>3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9" calcext:value-type="float">
            <text:p>3,509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4735" calcext:value-type="float">
            <text:p>4,735</text:p>
          </table:table-cell>
          <table:table-cell table:style-name="ce4" office:value-type="string" calcext:value-type="string">
            <text:p>74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德里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910" calcext:value-type="float">
            <text:p>1,910</text:p>
          </table:table-cell>
          <table:table-cell table:style-name="ce4" office:value-type="string" calcext:value-type="string">
            <text:p>72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承德里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525" calcext:value-type="float">
            <text:p>1,525</text:p>
          </table:table-cell>
          <table:table-cell table:style-name="ce4" office:value-type="string" calcext:value-type="string">
            <text:p>7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德里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056" calcext:value-type="float">
            <text:p>2,056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91" calcext:value-type="float">
            <text:p>2,39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457" calcext:value-type="float">
            <text:p>2,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7" calcext:value-type="float">
            <text:p>2,457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392" calcext:value-type="float">
            <text:p>3,392</text:p>
          </table:table-cell>
          <table:table-cell table:style-name="ce4" office:value-type="string" calcext:value-type="string">
            <text:p>7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厚德里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310" calcext:value-type="float">
            <text:p>2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0" calcext:value-type="float">
            <text:p>2,31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999" calcext:value-type="float">
            <text:p>2,999</text:p>
          </table:table-cell>
          <table:table-cell table:style-name="ce4" office:value-type="string" calcext:value-type="string">
            <text:p>77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維德里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57" calcext:value-type="float">
            <text:p>1,75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391" calcext:value-type="float">
            <text:p>2,391</text:p>
          </table:table-cell>
          <table:table-cell table:style-name="ce4" office:value-type="string" calcext:value-type="string">
            <text:p>76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尚德里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904" calcext:value-type="float">
            <text:p>1,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4" calcext:value-type="float">
            <text:p>1,904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594" calcext:value-type="float">
            <text:p>2,594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培德里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18" calcext:value-type="float">
            <text:p>2,31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82" calcext:value-type="float">
            <text:p>2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2" calcext:value-type="float">
            <text:p>2,382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156" calcext:value-type="float">
            <text:p>3,156</text:p>
          </table:table-cell>
          <table:table-cell table:style-name="ce4" office:value-type="string" calcext:value-type="string">
            <text:p>75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184" calcext:value-type="float">
            <text:p>2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4" calcext:value-type="float">
            <text:p>2,184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882" calcext:value-type="float">
            <text:p>2,882</text:p>
          </table:table-cell>
          <table:table-cell table:style-name="ce4" office:value-type="string" calcext:value-type="string">
            <text:p>7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德里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29" calcext:value-type="float">
            <text:p>2,82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927" calcext:value-type="float">
            <text:p>2,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7" calcext:value-type="float">
            <text:p>2,927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4035" calcext:value-type="float">
            <text:p>4,035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煇里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161" calcext:value-type="float">
            <text:p>2,161</text:p>
          </table:table-cell>
          <table:table-cell table:style-name="ce4" office:value-type="string" calcext:value-type="string">
            <text:p>73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發里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617" calcext:value-type="float">
            <text:p>3,61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739" calcext:value-type="float">
            <text:p>3,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9" calcext:value-type="float">
            <text:p>3,739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4844" calcext:value-type="float">
            <text:p>4,844</text:p>
          </table:table-cell>
          <table:table-cell table:style-name="ce4" office:value-type="string" calcext:value-type="string">
            <text:p>77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盛里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695" calcext:value-type="float">
            <text:p>2,695</text:p>
          </table:table-cell>
          <table:table-cell table:style-name="ce4" office:value-type="string" calcext:value-type="string">
            <text:p>73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388" calcext:value-type="float">
            <text:p>2,388</text:p>
          </table:table-cell>
          <table:table-cell table:style-name="ce4" office:value-type="string" calcext:value-type="string">
            <text:p>73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401" calcext:value-type="float">
            <text:p>2,4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370" calcext:value-type="float">
            <text:p>3,370</text:p>
          </table:table-cell>
          <table:table-cell table:style-name="ce4" office:value-type="string" calcext:value-type="string">
            <text:p>73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381" calcext:value-type="float">
            <text:p>3,38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510" calcext:value-type="float">
            <text:p>3,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0" calcext:value-type="float">
            <text:p>3,510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4797" calcext:value-type="float">
            <text:p>4,797</text:p>
          </table:table-cell>
          <table:table-cell table:style-name="ce4" office:value-type="string" calcext:value-type="string">
            <text:p>73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美里</text:p>
          </table:table-cell>
          <table:table-cell table:style-name="ce3" office:value-type="float" office:value="2158" calcext:value-type="float">
            <text:p>2,15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000" calcext:value-type="float">
            <text:p>3,00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396" calcext:value-type="float">
            <text:p>5,39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570" calcext:value-type="float">
            <text:p>5,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0" calcext:value-type="float">
            <text:p>5,570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7472" calcext:value-type="float">
            <text:p>7,472</text:p>
          </table:table-cell>
          <table:table-cell table:style-name="ce4" office:value-type="string" calcext:value-type="string">
            <text:p>74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643" calcext:value-type="float">
            <text:p>2,64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752" calcext:value-type="float">
            <text:p>2,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2" calcext:value-type="float">
            <text:p>2,752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748" calcext:value-type="float">
            <text:p>3,748</text:p>
          </table:table-cell>
          <table:table-cell table:style-name="ce4" office:value-type="string" calcext:value-type="string">
            <text:p>73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178" calcext:value-type="float">
            <text:p>2,17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942" calcext:value-type="float">
            <text:p>3,94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103" calcext:value-type="float">
            <text:p>4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3" calcext:value-type="float">
            <text:p>4,103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5414" calcext:value-type="float">
            <text:p>5,414</text:p>
          </table:table-cell>
          <table:table-cell table:style-name="ce4" office:value-type="string" calcext:value-type="string">
            <text:p>75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忠里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711" calcext:value-type="float">
            <text:p>2,711</text:p>
          </table:table-cell>
          <table:table-cell table:style-name="ce4" office:value-type="string" calcext:value-type="string">
            <text:p>67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樂里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288" calcext:value-type="float">
            <text:p>2,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8" calcext:value-type="float">
            <text:p>2,288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211" calcext:value-type="float">
            <text:p>3,211</text:p>
          </table:table-cell>
          <table:table-cell table:style-name="ce4" office:value-type="string" calcext:value-type="string">
            <text:p>71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順里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245" calcext:value-type="float">
            <text:p>2,24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337" calcext:value-type="float">
            <text:p>2,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7" calcext:value-type="float">
            <text:p>2,337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3364" calcext:value-type="float">
            <text:p>3,364</text:p>
          </table:table-cell>
          <table:table-cell table:style-name="ce4" office:value-type="string" calcext:value-type="string">
            <text:p>69.47</text:p>
          </table:table-cell>
          <table:table-cell table:number-columns-repeated="1010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北市第4選舉區" table:style-name="ta4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第11屆區域立法委員選舉新北市第4選舉區候選人在各村(里)得票數一覽表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5" table:number-rows-spanned="1">
            <text:p>各候選人得票情形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洪懿馥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吳秉叡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蘇輝湟</text:p>
            <text:p>無</text:p>
          </table:table-cell>
          <table:table-cell table:style-name="ce1" office:value-type="string" calcext:value-type="string" table:number-columns-spanned="1" table:number-rows-spanned="3">
            <text:p>(4)</text:p>
            <text:p>蔣欣璋</text:p>
            <text:p>中國國民黨</text:p>
          </table:table-cell>
          <table:table-cell table:style-name="ce1" office:value-type="string" calcext:value-type="string" table:number-columns-spanned="1" table:number-rows-spanned="3">
            <text:p>(5)</text:p>
            <text:p>邱吉均</text:p>
            <text:p>制度救世島</text:p>
          </table:table-cell>
          <table:covered-table-cell table:number-columns-repeated="8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4840" calcext:value-type="float">
            <text:p>14,840</text:p>
          </table:table-cell>
          <table:table-cell table:style-name="ce3" office:value-type="float" office:value="107772" calcext:value-type="float">
            <text:p>107,772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89121" calcext:value-type="float">
            <text:p>89,121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214659" calcext:value-type="float">
            <text:p>214,659</text:p>
          </table:table-cell>
          <table:table-cell table:style-name="ce3" office:value-type="float" office:value="7069" calcext:value-type="float">
            <text:p>7,069</text:p>
          </table:table-cell>
          <table:table-cell table:style-name="ce3" office:value-type="float" office:value="221728" calcext:value-type="float">
            <text:p>221,7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1742" calcext:value-type="float">
            <text:p>221,742</text:p>
          </table:table-cell>
          <table:table-cell table:style-name="ce3" office:value-type="float" office:value="79649" calcext:value-type="float">
            <text:p>79,649</text:p>
          </table:table-cell>
          <table:table-cell table:style-name="ce3" office:value-type="float" office:value="301391" calcext:value-type="float">
            <text:p>301,391</text:p>
          </table:table-cell>
          <table:table-cell table:style-name="ce4" office:value-type="string" calcext:value-type="string">
            <text:p>73.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新莊區</text:p>
          </table:table-cell>
          <table:table-cell table:style-name="ce2"/>
          <table:table-cell table:style-name="ce3" office:value-type="float" office:value="14840" calcext:value-type="float">
            <text:p>14,840</text:p>
          </table:table-cell>
          <table:table-cell table:style-name="ce3" office:value-type="float" office:value="107772" calcext:value-type="float">
            <text:p>107,772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89121" calcext:value-type="float">
            <text:p>89,121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214659" calcext:value-type="float">
            <text:p>214,659</text:p>
          </table:table-cell>
          <table:table-cell table:style-name="ce3" office:value-type="float" office:value="7069" calcext:value-type="float">
            <text:p>7,069</text:p>
          </table:table-cell>
          <table:table-cell table:style-name="ce3" office:value-type="float" office:value="221728" calcext:value-type="float">
            <text:p>221,7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1742" calcext:value-type="float">
            <text:p>221,742</text:p>
          </table:table-cell>
          <table:table-cell table:style-name="ce3" office:value-type="float" office:value="79649" calcext:value-type="float">
            <text:p>79,649</text:p>
          </table:table-cell>
          <table:table-cell table:style-name="ce3" office:value-type="float" office:value="301391" calcext:value-type="float">
            <text:p>301,391</text:p>
          </table:table-cell>
          <table:table-cell table:style-name="ce4" office:value-type="string" calcext:value-type="string">
            <text:p>73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72" calcext:value-type="float">
            <text:p>3,37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457" calcext:value-type="float">
            <text:p>3,4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58" calcext:value-type="float">
            <text:p>3,458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648" calcext:value-type="float">
            <text:p>4,648</text:p>
          </table:table-cell>
          <table:table-cell table:style-name="ce4" office:value-type="string" calcext:value-type="string">
            <text:p>74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全安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68" calcext:value-type="float">
            <text:p>2,76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764" calcext:value-type="float">
            <text:p>3,764</text:p>
          </table:table-cell>
          <table:table-cell table:style-name="ce4" office:value-type="string" calcext:value-type="string">
            <text:p>75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全泰里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81" calcext:value-type="float">
            <text:p>3,08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174" calcext:value-type="float">
            <text:p>3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4" calcext:value-type="float">
            <text:p>3,174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4129" calcext:value-type="float">
            <text:p>4,129</text:p>
          </table:table-cell>
          <table:table-cell table:style-name="ce4" office:value-type="string" calcext:value-type="string">
            <text:p>76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57" calcext:value-type="float">
            <text:p>3,25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4381" calcext:value-type="float">
            <text:p>4,381</text:p>
          </table:table-cell>
          <table:table-cell table:style-name="ce4" office:value-type="string" calcext:value-type="string">
            <text:p>76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衡里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802" calcext:value-type="float">
            <text:p>1,802</text:p>
          </table:table-cell>
          <table:table-cell table:style-name="ce4" office:value-type="string" calcext:value-type="string">
            <text:p>78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51" calcext:value-type="float">
            <text:p>2,15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914" calcext:value-type="float">
            <text:p>2,914</text:p>
          </table:table-cell>
          <table:table-cell table:style-name="ce4" office:value-type="string" calcext:value-type="string">
            <text:p>75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漢里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74" calcext:value-type="float">
            <text:p>2,07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142" calcext:value-type="float">
            <text:p>2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2" calcext:value-type="float">
            <text:p>2,142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809" calcext:value-type="float">
            <text:p>2,809</text:p>
          </table:table-cell>
          <table:table-cell table:style-name="ce4" office:value-type="string" calcext:value-type="string">
            <text:p>76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榮和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68" calcext:value-type="float">
            <text:p>2,16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233" calcext:value-type="float">
            <text:p>2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3" calcext:value-type="float">
            <text:p>2,233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5165" calcext:value-type="float">
            <text:p>5,165</text:p>
          </table:table-cell>
          <table:table-cell table:style-name="ce4" office:value-type="string" calcext:value-type="string">
            <text:p>43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德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528" calcext:value-type="float">
            <text:p>1,528</text:p>
          </table:table-cell>
          <table:table-cell table:style-name="ce4" office:value-type="string" calcext:value-type="string">
            <text:p>75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明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45" calcext:value-type="float">
            <text:p>1,445</text:p>
          </table:table-cell>
          <table:table-cell table:style-name="ce4" office:value-type="string" calcext:value-type="string">
            <text:p>74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化成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64" calcext:value-type="float">
            <text:p>2,46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560" calcext:value-type="float">
            <text:p>2,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0" calcext:value-type="float">
            <text:p>2,56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430" calcext:value-type="float">
            <text:p>3,430</text:p>
          </table:table-cell>
          <table:table-cell table:style-name="ce4" office:value-type="string" calcext:value-type="string">
            <text:p>74.6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頭前里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298" calcext:value-type="float">
            <text:p>3,29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638" calcext:value-type="float">
            <text:p>2,63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526" calcext:value-type="float">
            <text:p>6,52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790" calcext:value-type="float">
            <text:p>6,7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91" calcext:value-type="float">
            <text:p>6,791</text:p>
          </table:table-cell>
          <table:table-cell table:style-name="ce3" office:value-type="float" office:value="2213" calcext:value-type="float">
            <text:p>2,213</text:p>
          </table:table-cell>
          <table:table-cell table:style-name="ce3" office:value-type="float" office:value="9004" calcext:value-type="float">
            <text:p>9,004</text:p>
          </table:table-cell>
          <table:table-cell table:style-name="ce4" office:value-type="string" calcext:value-type="string">
            <text:p>75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基里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05" calcext:value-type="float">
            <text:p>3,60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748" calcext:value-type="float">
            <text:p>3,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8" calcext:value-type="float">
            <text:p>3,748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4976" calcext:value-type="float">
            <text:p>4,976</text:p>
          </table:table-cell>
          <table:table-cell table:style-name="ce4" office:value-type="string" calcext:value-type="string">
            <text:p>75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957" calcext:value-type="float">
            <text:p>1,95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61" calcext:value-type="float">
            <text:p>3,76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901" calcext:value-type="float">
            <text:p>3,9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03" calcext:value-type="float">
            <text:p>3,903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5189" calcext:value-type="float">
            <text:p>5,189</text:p>
          </table:table-cell>
          <table:table-cell table:style-name="ce4" office:value-type="string" calcext:value-type="string">
            <text:p>75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昌平里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577" calcext:value-type="float">
            <text:p>2,57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492" calcext:value-type="float">
            <text:p>2,49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643" calcext:value-type="float">
            <text:p>5,64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864" calcext:value-type="float">
            <text:p>5,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4" calcext:value-type="float">
            <text:p>5,864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7755" calcext:value-type="float">
            <text:p>7,755</text:p>
          </table:table-cell>
          <table:table-cell table:style-name="ce4" office:value-type="string" calcext:value-type="string">
            <text:p>75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39" calcext:value-type="float">
            <text:p>2,83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929" calcext:value-type="float">
            <text:p>2,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9" calcext:value-type="float">
            <text:p>2,929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3985" calcext:value-type="float">
            <text:p>3,985</text:p>
          </table:table-cell>
          <table:table-cell table:style-name="ce4" office:value-type="string" calcext:value-type="string">
            <text:p>73.5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36" calcext:value-type="float">
            <text:p>2,53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609" calcext:value-type="float">
            <text:p>2,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9" calcext:value-type="float">
            <text:p>2,609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614" calcext:value-type="float">
            <text:p>3,614</text:p>
          </table:table-cell>
          <table:table-cell table:style-name="ce4" office:value-type="string" calcext:value-type="string">
            <text:p>72.1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昌隆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828" calcext:value-type="float">
            <text:p>2,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8" calcext:value-type="float">
            <text:p>2,828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738" calcext:value-type="float">
            <text:p>3,738</text:p>
          </table:table-cell>
          <table:table-cell table:style-name="ce4" office:value-type="string" calcext:value-type="string">
            <text:p>75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76" calcext:value-type="float">
            <text:p>3,07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174" calcext:value-type="float">
            <text:p>3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4" calcext:value-type="float">
            <text:p>3,174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4350" calcext:value-type="float">
            <text:p>4,350</text:p>
          </table:table-cell>
          <table:table-cell table:style-name="ce4" office:value-type="string" calcext:value-type="string">
            <text:p>72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昌信里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419" calcext:value-type="float">
            <text:p>2,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9" calcext:value-type="float">
            <text:p>2,419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191" calcext:value-type="float">
            <text:p>3,191</text:p>
          </table:table-cell>
          <table:table-cell table:style-name="ce4" office:value-type="string" calcext:value-type="string">
            <text:p>75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昌明里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031" calcext:value-type="float">
            <text:p>3,031</text:p>
          </table:table-cell>
          <table:table-cell table:style-name="ce4" office:value-type="string" calcext:value-type="string">
            <text:p>75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102" calcext:value-type="float">
            <text:p>3,102</text:p>
          </table:table-cell>
          <table:table-cell table:style-name="ce4" office:value-type="string" calcext:value-type="string">
            <text:p>72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222" calcext:value-type="float">
            <text:p>2,222</text:p>
          </table:table-cell>
          <table:table-cell table:style-name="ce4" office:value-type="string" calcext:value-type="string">
            <text:p>70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自信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110" calcext:value-type="float">
            <text:p>2,110</text:p>
          </table:table-cell>
          <table:table-cell table:style-name="ce4" office:value-type="string" calcext:value-type="string">
            <text:p>73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06" calcext:value-type="float">
            <text:p>3,10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221" calcext:value-type="float">
            <text:p>3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1" calcext:value-type="float">
            <text:p>3,221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4447" calcext:value-type="float">
            <text:p>4,447</text:p>
          </table:table-cell>
          <table:table-cell table:style-name="ce4" office:value-type="string" calcext:value-type="string">
            <text:p>72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222" calcext:value-type="float">
            <text:p>2,222</text:p>
          </table:table-cell>
          <table:table-cell table:style-name="ce4" office:value-type="string" calcext:value-type="string">
            <text:p>67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思源里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758" calcext:value-type="float">
            <text:p>1,75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95" calcext:value-type="float">
            <text:p>3,19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290" calcext:value-type="float">
            <text:p>3,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0" calcext:value-type="float">
            <text:p>3,290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460" calcext:value-type="float">
            <text:p>4,460</text:p>
          </table:table-cell>
          <table:table-cell table:style-name="ce4" office:value-type="string" calcext:value-type="string">
            <text:p>73.7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思賢里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32" calcext:value-type="float">
            <text:p>2,63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718" calcext:value-type="float">
            <text:p>2,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8" calcext:value-type="float">
            <text:p>2,718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567" calcext:value-type="float">
            <text:p>3,567</text:p>
          </table:table-cell>
          <table:table-cell table:style-name="ce4" office:value-type="string" calcext:value-type="string">
            <text:p>76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97" calcext:value-type="float">
            <text:p>1,79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406" calcext:value-type="float">
            <text:p>2,406</text:p>
          </table:table-cell>
          <table:table-cell table:style-name="ce4" office:value-type="string" calcext:value-type="string">
            <text:p>76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美里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716" calcext:value-type="float">
            <text:p>3,716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834" calcext:value-type="float">
            <text:p>3,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4" calcext:value-type="float">
            <text:p>3,834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5056" calcext:value-type="float">
            <text:p>5,056</text:p>
          </table:table-cell>
          <table:table-cell table:style-name="ce4" office:value-type="string" calcext:value-type="string">
            <text:p>75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恆安里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59" calcext:value-type="float">
            <text:p>2,65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747" calcext:value-type="float">
            <text:p>2,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7" calcext:value-type="float">
            <text:p>2,747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686" calcext:value-type="float">
            <text:p>3,686</text:p>
          </table:table-cell>
          <table:table-cell table:style-name="ce4" office:value-type="string" calcext:value-type="string">
            <text:p>74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立人里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637" calcext:value-type="float">
            <text:p>1,637</text:p>
          </table:table-cell>
          <table:table-cell table:style-name="ce4" office:value-type="string" calcext:value-type="string">
            <text:p>76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160" calcext:value-type="float">
            <text:p>2,160</text:p>
          </table:table-cell>
          <table:table-cell table:style-name="ce4" office:value-type="string" calcext:value-type="string">
            <text:p>74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92" calcext:value-type="float">
            <text:p>2,79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910" calcext:value-type="float">
            <text:p>3,910</text:p>
          </table:table-cell>
          <table:table-cell table:style-name="ce4" office:value-type="string" calcext:value-type="string">
            <text:p>73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泰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76" calcext:value-type="float">
            <text:p>2,57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666" calcext:value-type="float">
            <text:p>2,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6" calcext:value-type="float">
            <text:p>2,666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3694" calcext:value-type="float">
            <text:p>3,694</text:p>
          </table:table-cell>
          <table:table-cell table:style-name="ce4" office:value-type="string" calcext:value-type="string">
            <text:p>72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宏里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20" calcext:value-type="float">
            <text:p>2,22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097" calcext:value-type="float">
            <text:p>3,097</text:p>
          </table:table-cell>
          <table:table-cell table:style-name="ce4" office:value-type="string" calcext:value-type="string">
            <text:p>74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全里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104" calcext:value-type="float">
            <text:p>2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4" calcext:value-type="float">
            <text:p>2,104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934" calcext:value-type="float">
            <text:p>2,934</text:p>
          </table:table-cell>
          <table:table-cell table:style-name="ce4" office:value-type="string" calcext:value-type="string">
            <text:p>71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立志里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40" calcext:value-type="float">
            <text:p>2,44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245" calcext:value-type="float">
            <text:p>3,245</text:p>
          </table:table-cell>
          <table:table-cell table:style-name="ce4" office:value-type="string" calcext:value-type="string">
            <text:p>75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立廷里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3388" calcext:value-type="float">
            <text:p>3,38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384" calcext:value-type="float">
            <text:p>3,38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380" calcext:value-type="float">
            <text:p>7,38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611" calcext:value-type="float">
            <text:p>7,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1" calcext:value-type="float">
            <text:p>7,611</text:p>
          </table:table-cell>
          <table:table-cell table:style-name="ce3" office:value-type="float" office:value="2402" calcext:value-type="float">
            <text:p>2,402</text:p>
          </table:table-cell>
          <table:table-cell table:style-name="ce3" office:value-type="float" office:value="10013" calcext:value-type="float">
            <text:p>10,013</text:p>
          </table:table-cell>
          <table:table-cell table:style-name="ce4" office:value-type="string" calcext:value-type="string">
            <text:p>76.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立基里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94" calcext:value-type="float">
            <text:p>3,79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904" calcext:value-type="float">
            <text:p>3,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4" calcext:value-type="float">
            <text:p>3,904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5113" calcext:value-type="float">
            <text:p>5,113</text:p>
          </table:table-cell>
          <table:table-cell table:style-name="ce4" office:value-type="string" calcext:value-type="string">
            <text:p>76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誠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810" calcext:value-type="float">
            <text:p>1,810</text:p>
          </table:table-cell>
          <table:table-cell table:style-name="ce4" office:value-type="string" calcext:value-type="string">
            <text:p>71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港里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882" calcext:value-type="float">
            <text:p>1,88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86" calcext:value-type="float">
            <text:p>3,786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890" calcext:value-type="float">
            <text:p>3,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0" calcext:value-type="float">
            <text:p>3,890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5166" calcext:value-type="float">
            <text:p>5,166</text:p>
          </table:table-cell>
          <table:table-cell table:style-name="ce4" office:value-type="string" calcext:value-type="string">
            <text:p>75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信里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663" calcext:value-type="float">
            <text:p>2,66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065" calcext:value-type="float">
            <text:p>5,06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239" calcext:value-type="float">
            <text:p>5,2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40" calcext:value-type="float">
            <text:p>5,240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7003" calcext:value-type="float">
            <text:p>7,003</text:p>
          </table:table-cell>
          <table:table-cell table:style-name="ce4" office:value-type="string" calcext:value-type="string">
            <text:p>74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728" calcext:value-type="float">
            <text:p>2,72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492" calcext:value-type="float">
            <text:p>2,49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796" calcext:value-type="float">
            <text:p>5,79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012" calcext:value-type="float">
            <text:p>6,0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13" calcext:value-type="float">
            <text:p>6,013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7866" calcext:value-type="float">
            <text:p>7,866</text:p>
          </table:table-cell>
          <table:table-cell table:style-name="ce4" office:value-type="string" calcext:value-type="string">
            <text:p>76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4200" calcext:value-type="float">
            <text:p>4,20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607" calcext:value-type="float">
            <text:p>3,60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590" calcext:value-type="float">
            <text:p>8,59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920" calcext:value-type="float">
            <text:p>8,9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21" calcext:value-type="float">
            <text:p>8,921</text:p>
          </table:table-cell>
          <table:table-cell table:style-name="ce3" office:value-type="float" office:value="2906" calcext:value-type="float">
            <text:p>2,906</text:p>
          </table:table-cell>
          <table:table-cell table:style-name="ce3" office:value-type="float" office:value="11827" calcext:value-type="float">
            <text:p>11,827</text:p>
          </table:table-cell>
          <table:table-cell table:style-name="ce4" office:value-type="string" calcext:value-type="string">
            <text:p>75.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隆里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385" calcext:value-type="float">
            <text:p>3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5" calcext:value-type="float">
            <text:p>3,385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580" calcext:value-type="float">
            <text:p>4,580</text:p>
          </table:table-cell>
          <table:table-cell table:style-name="ce4" office:value-type="string" calcext:value-type="string">
            <text:p>73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立功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77" calcext:value-type="float">
            <text:p>2,07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038" calcext:value-type="float">
            <text:p>3,038</text:p>
          </table:table-cell>
          <table:table-cell table:style-name="ce4" office:value-type="string" calcext:value-type="string">
            <text:p>71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立泰里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27" calcext:value-type="float">
            <text:p>3,02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4236" calcext:value-type="float">
            <text:p>4,236</text:p>
          </table:table-cell>
          <table:table-cell table:style-name="ce4" office:value-type="string" calcext:value-type="string">
            <text:p>73.8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立言里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3" calcext:value-type="float">
            <text:p>3,00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106" calcext:value-type="float">
            <text:p>3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6" calcext:value-type="float">
            <text:p>3,106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4112" calcext:value-type="float">
            <text:p>4,112</text:p>
          </table:table-cell>
          <table:table-cell table:style-name="ce4" office:value-type="string" calcext:value-type="string">
            <text:p>75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075" calcext:value-type="float">
            <text:p>3,075</text:p>
          </table:table-cell>
          <table:table-cell table:style-name="ce4" office:value-type="string" calcext:value-type="string">
            <text:p>74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國泰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72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泰豐里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187" calcext:value-type="float">
            <text:p>2,187</text:p>
          </table:table-cell>
          <table:table-cell table:style-name="ce4" office:value-type="string" calcext:value-type="string">
            <text:p>72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瓊林里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82" calcext:value-type="float">
            <text:p>2,88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61" calcext:value-type="float">
            <text:p>2,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1" calcext:value-type="float">
            <text:p>2,961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4159" calcext:value-type="float">
            <text:p>4,159</text:p>
          </table:table-cell>
          <table:table-cell table:style-name="ce4" office:value-type="string" calcext:value-type="string">
            <text:p>71.1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營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046" calcext:value-type="float">
            <text:p>2,046</text:p>
          </table:table-cell>
          <table:table-cell table:style-name="ce4" office:value-type="string" calcext:value-type="string">
            <text:p>72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491" calcext:value-type="float">
            <text:p>1,491</text:p>
          </table:table-cell>
          <table:table-cell table:style-name="ce4" office:value-type="string" calcext:value-type="string">
            <text:p>74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丹鳳里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73" calcext:value-type="float">
            <text:p>2,27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046" calcext:value-type="float">
            <text:p>5,046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202" calcext:value-type="float">
            <text:p>5,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2" calcext:value-type="float">
            <text:p>5,202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7374" calcext:value-type="float">
            <text:p>7,374</text:p>
          </table:table-cell>
          <table:table-cell table:style-name="ce4" office:value-type="string" calcext:value-type="string">
            <text:p>70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合鳳里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11" calcext:value-type="float">
            <text:p>2,61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673" calcext:value-type="float">
            <text:p>2,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3" calcext:value-type="float">
            <text:p>2,673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3790" calcext:value-type="float">
            <text:p>3,790</text:p>
          </table:table-cell>
          <table:table-cell table:style-name="ce4" office:value-type="string" calcext:value-type="string">
            <text:p>70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祥鳳里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987" calcext:value-type="float">
            <text:p>1,987</text:p>
          </table:table-cell>
          <table:table-cell table:style-name="ce4" office:value-type="string" calcext:value-type="string">
            <text:p>72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雙鳳里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3269" calcext:value-type="float">
            <text:p>3,26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94" calcext:value-type="float">
            <text:p>2,89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755" calcext:value-type="float">
            <text:p>6,75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983" calcext:value-type="float">
            <text:p>6,9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85" calcext:value-type="float">
            <text:p>6,985</text:p>
          </table:table-cell>
          <table:table-cell table:style-name="ce3" office:value-type="float" office:value="2621" calcext:value-type="float">
            <text:p>2,621</text:p>
          </table:table-cell>
          <table:table-cell table:style-name="ce3" office:value-type="float" office:value="9606" calcext:value-type="float">
            <text:p>9,606</text:p>
          </table:table-cell>
          <table:table-cell table:style-name="ce4" office:value-type="string" calcext:value-type="string">
            <text:p>72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福里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855" calcext:value-type="float">
            <text:p>1,855</text:p>
          </table:table-cell>
          <table:table-cell table:style-name="ce4" office:value-type="string" calcext:value-type="string">
            <text:p>72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593" calcext:value-type="float">
            <text:p>2,59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164" calcext:value-type="float">
            <text:p>6,16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347" calcext:value-type="float">
            <text:p>6,3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49" calcext:value-type="float">
            <text:p>6,349</text:p>
          </table:table-cell>
          <table:table-cell table:style-name="ce3" office:value-type="float" office:value="2095" calcext:value-type="float">
            <text:p>2,095</text:p>
          </table:table-cell>
          <table:table-cell table:style-name="ce3" office:value-type="float" office:value="8444" calcext:value-type="float">
            <text:p>8,444</text:p>
          </table:table-cell>
          <table:table-cell table:style-name="ce4" office:value-type="string" calcext:value-type="string">
            <text:p>75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裕民里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209" calcext:value-type="float">
            <text:p>2,20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948" calcext:value-type="float">
            <text:p>3,94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062" calcext:value-type="float">
            <text:p>4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2" calcext:value-type="float">
            <text:p>4,062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5702" calcext:value-type="float">
            <text:p>5,702</text:p>
          </table:table-cell>
          <table:table-cell table:style-name="ce4" office:value-type="string" calcext:value-type="string">
            <text:p>71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963" calcext:value-type="float">
            <text:p>1,963</text:p>
          </table:table-cell>
          <table:table-cell table:style-name="ce4" office:value-type="string" calcext:value-type="string">
            <text:p>68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富國里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944" calcext:value-type="float">
            <text:p>1,944</text:p>
          </table:table-cell>
          <table:table-cell table:style-name="ce4" office:value-type="string" calcext:value-type="string">
            <text:p>72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富民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" calcext:value-type="float">
            <text:p>2,32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415" calcext:value-type="float">
            <text:p>2,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5" calcext:value-type="float">
            <text:p>2,415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288" calcext:value-type="float">
            <text:p>3,288</text:p>
          </table:table-cell>
          <table:table-cell table:style-name="ce4" office:value-type="string" calcext:value-type="string">
            <text:p>73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後德里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85" calcext:value-type="float">
            <text:p>1,88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548" calcext:value-type="float">
            <text:p>2,548</text:p>
          </table:table-cell>
          <table:table-cell table:style-name="ce4" office:value-type="string" calcext:value-type="string">
            <text:p>76.9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01" calcext:value-type="float">
            <text:p>2,20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265" calcext:value-type="float">
            <text:p>2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5" calcext:value-type="float">
            <text:p>2,265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122" calcext:value-type="float">
            <text:p>3,122</text:p>
          </table:table-cell>
          <table:table-cell table:style-name="ce4" office:value-type="string" calcext:value-type="string">
            <text:p>72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建福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087" calcext:value-type="float">
            <text:p>2,087</text:p>
          </table:table-cell>
          <table:table-cell table:style-name="ce4" office:value-type="string" calcext:value-type="string">
            <text:p>75.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後港里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346" calcext:value-type="float">
            <text:p>2,34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61" calcext:value-type="float">
            <text:p>4,46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575" calcext:value-type="float">
            <text:p>4,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5" calcext:value-type="float">
            <text:p>4,575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6036" calcext:value-type="float">
            <text:p>6,036</text:p>
          </table:table-cell>
          <table:table-cell table:style-name="ce4" office:value-type="string" calcext:value-type="string">
            <text:p>75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79" calcext:value-type="float">
            <text:p>2,57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669" calcext:value-type="float">
            <text:p>2,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9" calcext:value-type="float">
            <text:p>2,669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3893" calcext:value-type="float">
            <text:p>3,893</text:p>
          </table:table-cell>
          <table:table-cell table:style-name="ce4" office:value-type="string" calcext:value-type="string">
            <text:p>68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82" calcext:value-type="float">
            <text:p>3,18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4446" calcext:value-type="float">
            <text:p>4,446</text:p>
          </table:table-cell>
          <table:table-cell table:style-name="ce4" office:value-type="string" calcext:value-type="string">
            <text:p>73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194" calcext:value-type="float">
            <text:p>2,19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26" calcext:value-type="float">
            <text:p>4,12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239" calcext:value-type="float">
            <text:p>4,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9" calcext:value-type="float">
            <text:p>4,239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5740" calcext:value-type="float">
            <text:p>5,740</text:p>
          </table:table-cell>
          <table:table-cell table:style-name="ce4" office:value-type="string" calcext:value-type="string">
            <text:p>73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民全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22" calcext:value-type="float">
            <text:p>2,22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279" calcext:value-type="float">
            <text:p>2,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9" calcext:value-type="float">
            <text:p>2,279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092" calcext:value-type="float">
            <text:p>3,092</text:p>
          </table:table-cell>
          <table:table-cell table:style-name="ce4" office:value-type="string" calcext:value-type="string">
            <text:p>73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623" calcext:value-type="float">
            <text:p>2,623</text:p>
          </table:table-cell>
          <table:table-cell table:style-name="ce4" office:value-type="string" calcext:value-type="string">
            <text:p>72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成德里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78" calcext:value-type="float">
            <text:p>2,87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4182" calcext:value-type="float">
            <text:p>4,182</text:p>
          </table:table-cell>
          <table:table-cell table:style-name="ce4" office:value-type="string" calcext:value-type="string">
            <text:p>71.07</text:p>
          </table:table-cell>
          <table:table-cell table:number-columns-repeated="100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北市第5選舉區" table:style-name="ta5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第11屆區域立法委員選舉新北市第5選舉區候選人在各村(里)得票數一覽表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2" table:number-rows-spanned="1">
            <text:p>各候選人得票情形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2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蘇巧慧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洪佳君</text:p>
            <text:p>中國國民黨</text:p>
          </table:table-cell>
          <table:covered-table-cell table:number-columns-repeated="8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98586" calcext:value-type="float">
            <text:p>98,586</text:p>
          </table:table-cell>
          <table:table-cell table:style-name="ce3" office:value-type="float" office:value="83424" calcext:value-type="float">
            <text:p>83,424</text:p>
          </table:table-cell>
          <table:table-cell table:style-name="ce3" office:value-type="float" office:value="182010" calcext:value-type="float">
            <text:p>182,010</text:p>
          </table:table-cell>
          <table:table-cell table:style-name="ce3" office:value-type="float" office:value="4474" calcext:value-type="float">
            <text:p>4,474</text:p>
          </table:table-cell>
          <table:table-cell table:style-name="ce3" office:value-type="float" office:value="186484" calcext:value-type="float">
            <text:p>186,48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6502" calcext:value-type="float">
            <text:p>186,502</text:p>
          </table:table-cell>
          <table:table-cell table:style-name="ce3" office:value-type="float" office:value="70561" calcext:value-type="float">
            <text:p>70,561</text:p>
          </table:table-cell>
          <table:table-cell table:style-name="ce3" office:value-type="float" office:value="257063" calcext:value-type="float">
            <text:p>257,063</text:p>
          </table:table-cell>
          <table:table-cell table:style-name="ce4" office:value-type="string" calcext:value-type="string">
            <text:p>72.5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新莊區</text:p>
          </table:table-cell>
          <table:table-cell table:style-name="ce2"/>
          <table:table-cell table:style-name="ce3" office:value-type="float" office:value="16202" calcext:value-type="float">
            <text:p>16,202</text:p>
          </table:table-cell>
          <table:table-cell table:style-name="ce3" office:value-type="float" office:value="12824" calcext:value-type="float">
            <text:p>12,824</text:p>
          </table:table-cell>
          <table:table-cell table:style-name="ce3" office:value-type="float" office:value="29026" calcext:value-type="float">
            <text:p>29,026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9810" calcext:value-type="float">
            <text:p>29,8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811" calcext:value-type="float">
            <text:p>29,811</text:p>
          </table:table-cell>
          <table:table-cell table:style-name="ce3" office:value-type="float" office:value="11358" calcext:value-type="float">
            <text:p>11,358</text:p>
          </table:table-cell>
          <table:table-cell table:style-name="ce3" office:value-type="float" office:value="41169" calcext:value-type="float">
            <text:p>41,169</text:p>
          </table:table-cell>
          <table:table-cell table:style-name="ce4" office:value-type="string" calcext:value-type="string">
            <text:p>72.4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1885" calcext:value-type="float">
            <text:p>1,885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3471" calcext:value-type="float">
            <text:p>3,47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574" calcext:value-type="float">
            <text:p>3,5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75" calcext:value-type="float">
            <text:p>3,575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4889" calcext:value-type="float">
            <text:p>4,889</text:p>
          </table:table-cell>
          <table:table-cell table:style-name="ce4" office:value-type="string" calcext:value-type="string">
            <text:p>73.1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2468" calcext:value-type="float">
            <text:p>2,46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355" calcext:value-type="float">
            <text:p>3,355</text:p>
          </table:table-cell>
          <table:table-cell table:style-name="ce4" office:value-type="string" calcext:value-type="string">
            <text:p>75.7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民本里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501" calcext:value-type="float">
            <text:p>2,501</text:p>
          </table:table-cell>
          <table:table-cell table:style-name="ce4" office:value-type="string" calcext:value-type="string">
            <text:p>70.1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2765" calcext:value-type="float">
            <text:p>2,76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830" calcext:value-type="float">
            <text:p>2,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0" calcext:value-type="float">
            <text:p>2,83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3973" calcext:value-type="float">
            <text:p>3,973</text:p>
          </table:table-cell>
          <table:table-cell table:style-name="ce4" office:value-type="string" calcext:value-type="string">
            <text:p>71.2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正里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2564" calcext:value-type="float">
            <text:p>2,56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635" calcext:value-type="float">
            <text:p>2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5" calcext:value-type="float">
            <text:p>2,635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632" calcext:value-type="float">
            <text:p>3,632</text:p>
          </table:table-cell>
          <table:table-cell table:style-name="ce4" office:value-type="string" calcext:value-type="string">
            <text:p>72.5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2626" calcext:value-type="float">
            <text:p>2,62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3751" calcext:value-type="float">
            <text:p>3,751</text:p>
          </table:table-cell>
          <table:table-cell table:style-name="ce4" office:value-type="string" calcext:value-type="string">
            <text:p>71.7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和里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308" calcext:value-type="float">
            <text:p>2,308</text:p>
          </table:table-cell>
          <table:table-cell table:style-name="ce4" office:value-type="string" calcext:value-type="string">
            <text:p>70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1700" calcext:value-type="float">
            <text:p>1,700</text:p>
          </table:table-cell>
          <table:table-cell table:style-name="ce3" office:value-type="float" office:value="4019" calcext:value-type="float">
            <text:p>4,01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116" calcext:value-type="float">
            <text:p>4,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6" calcext:value-type="float">
            <text:p>4,116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5869" calcext:value-type="float">
            <text:p>5,869</text:p>
          </table:table-cell>
          <table:table-cell table:style-name="ce4" office:value-type="string" calcext:value-type="string">
            <text:p>70.1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盛里</text:p>
          </table:table-cell>
          <table:table-cell table:style-name="ce3" office:value-type="float" office:value="4305" calcext:value-type="float">
            <text:p>4,305</text:p>
          </table:table-cell>
          <table:table-cell table:style-name="ce3" office:value-type="float" office:value="3522" calcext:value-type="float">
            <text:p>3,522</text:p>
          </table:table-cell>
          <table:table-cell table:style-name="ce3" office:value-type="float" office:value="7827" calcext:value-type="float">
            <text:p>7,82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040" calcext:value-type="float">
            <text:p>8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0" calcext:value-type="float">
            <text:p>8,040</text:p>
          </table:table-cell>
          <table:table-cell table:style-name="ce3" office:value-type="float" office:value="2851" calcext:value-type="float">
            <text:p>2,851</text:p>
          </table:table-cell>
          <table:table-cell table:style-name="ce3" office:value-type="float" office:value="10891" calcext:value-type="float">
            <text:p>10,891</text:p>
          </table:table-cell>
          <table:table-cell table:style-name="ce4" office:value-type="string" calcext:value-type="string">
            <text:p>73.8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樹林區</text:p>
          </table:table-cell>
          <table:table-cell table:style-name="ce2"/>
          <table:table-cell table:style-name="ce3" office:value-type="float" office:value="53838" calcext:value-type="float">
            <text:p>53,838</text:p>
          </table:table-cell>
          <table:table-cell table:style-name="ce3" office:value-type="float" office:value="48828" calcext:value-type="float">
            <text:p>48,828</text:p>
          </table:table-cell>
          <table:table-cell table:style-name="ce3" office:value-type="float" office:value="102666" calcext:value-type="float">
            <text:p>102,666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105213" calcext:value-type="float">
            <text:p>105,2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5225" calcext:value-type="float">
            <text:p>105,225</text:p>
          </table:table-cell>
          <table:table-cell table:style-name="ce3" office:value-type="float" office:value="39270" calcext:value-type="float">
            <text:p>39,270</text:p>
          </table:table-cell>
          <table:table-cell table:style-name="ce3" office:value-type="float" office:value="144495" calcext:value-type="float">
            <text:p>144,495</text:p>
          </table:table-cell>
          <table:table-cell table:style-name="ce4" office:value-type="string" calcext:value-type="string">
            <text:p>72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2502" calcext:value-type="float">
            <text:p>2,50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58" calcext:value-type="float">
            <text:p>2,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8" calcext:value-type="float">
            <text:p>2,558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3781" calcext:value-type="float">
            <text:p>3,781</text:p>
          </table:table-cell>
          <table:table-cell table:style-name="ce4" office:value-type="string" calcext:value-type="string">
            <text:p>67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福里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2254" calcext:value-type="float">
            <text:p>2,25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311" calcext:value-type="float">
            <text:p>2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1" calcext:value-type="float">
            <text:p>2,311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187" calcext:value-type="float">
            <text:p>3,187</text:p>
          </table:table-cell>
          <table:table-cell table:style-name="ce4" office:value-type="string" calcext:value-type="string">
            <text:p>72.5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多里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2271" calcext:value-type="float">
            <text:p>2,27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21" calcext:value-type="float">
            <text:p>2,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1" calcext:value-type="float">
            <text:p>2,321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3351" calcext:value-type="float">
            <text:p>3,351</text:p>
          </table:table-cell>
          <table:table-cell table:style-name="ce4" office:value-type="string" calcext:value-type="string">
            <text:p>69.2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龍里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758" calcext:value-type="float">
            <text:p>1,758</text:p>
          </table:table-cell>
          <table:table-cell table:style-name="ce4" office:value-type="string" calcext:value-type="string">
            <text:p>77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獇寮里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2816" calcext:value-type="float">
            <text:p>2,81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874" calcext:value-type="float">
            <text:p>2,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4" calcext:value-type="float">
            <text:p>2,874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118" calcext:value-type="float">
            <text:p>4,118</text:p>
          </table:table-cell>
          <table:table-cell table:style-name="ce4" office:value-type="string" calcext:value-type="string">
            <text:p>69.7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2385" calcext:value-type="float">
            <text:p>2,38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349" calcext:value-type="float">
            <text:p>3,349</text:p>
          </table:table-cell>
          <table:table-cell table:style-name="ce4" office:value-type="string" calcext:value-type="string">
            <text:p>72.5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金寮里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2582" calcext:value-type="float">
            <text:p>2,58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651" calcext:value-type="float">
            <text:p>2,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1" calcext:value-type="float">
            <text:p>2,651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3701" calcext:value-type="float">
            <text:p>3,701</text:p>
          </table:table-cell>
          <table:table-cell table:style-name="ce4" office:value-type="string" calcext:value-type="string">
            <text:p>71.6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潭底里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2422" calcext:value-type="float">
            <text:p>2,42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474" calcext:value-type="float">
            <text:p>2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4" calcext:value-type="float">
            <text:p>2,474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4267" calcext:value-type="float">
            <text:p>4,267</text:p>
          </table:table-cell>
          <table:table-cell table:style-name="ce4" office:value-type="string" calcext:value-type="string">
            <text:p>57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林里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3078" calcext:value-type="float">
            <text:p>3,07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167" calcext:value-type="float">
            <text:p>3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7" calcext:value-type="float">
            <text:p>3,167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4262" calcext:value-type="float">
            <text:p>4,262</text:p>
          </table:table-cell>
          <table:table-cell table:style-name="ce4" office:value-type="string" calcext:value-type="string">
            <text:p>74.3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3734" calcext:value-type="float">
            <text:p>3,73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841" calcext:value-type="float">
            <text:p>3,8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44" calcext:value-type="float">
            <text:p>3,844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5186" calcext:value-type="float">
            <text:p>5,186</text:p>
          </table:table-cell>
          <table:table-cell table:style-name="ce4" office:value-type="string" calcext:value-type="string">
            <text:p>74.0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圳安里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4" calcext:value-type="float">
            <text:p>2,254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076" calcext:value-type="float">
            <text:p>3,076</text:p>
          </table:table-cell>
          <table:table-cell table:style-name="ce4" office:value-type="string" calcext:value-type="string">
            <text:p>73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圳福里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557" calcext:value-type="float">
            <text:p>3,557</text:p>
          </table:table-cell>
          <table:table-cell table:style-name="ce4" office:value-type="string" calcext:value-type="string">
            <text:p>71.7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圳民里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432" calcext:value-type="float">
            <text:p>2,432</text:p>
          </table:table-cell>
          <table:table-cell table:style-name="ce4" office:value-type="string" calcext:value-type="string">
            <text:p>72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圳生里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64" calcext:value-type="float">
            <text:p>1,364</text:p>
          </table:table-cell>
          <table:table-cell table:style-name="ce4" office:value-type="string" calcext:value-type="string">
            <text:p>74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025" calcext:value-type="float">
            <text:p>3,025</text:p>
          </table:table-cell>
          <table:table-cell table:style-name="ce4" office:value-type="string" calcext:value-type="string">
            <text:p>77.1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樹福里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2291" calcext:value-type="float">
            <text:p>2,29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38" calcext:value-type="float">
            <text:p>2,3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3008" calcext:value-type="float">
            <text:p>3,008</text:p>
          </table:table-cell>
          <table:table-cell table:style-name="ce4" office:value-type="string" calcext:value-type="string">
            <text:p>77.7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樹西里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3192" calcext:value-type="float">
            <text:p>3,19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260" calcext:value-type="float">
            <text:p>3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0" calcext:value-type="float">
            <text:p>3,26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4275" calcext:value-type="float">
            <text:p>4,275</text:p>
          </table:table-cell>
          <table:table-cell table:style-name="ce4" office:value-type="string" calcext:value-type="string">
            <text:p>76.2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樹興里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2158" calcext:value-type="float">
            <text:p>2,15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222" calcext:value-type="float">
            <text:p>2,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2" calcext:value-type="float">
            <text:p>2,222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014" calcext:value-type="float">
            <text:p>3,014</text:p>
          </table:table-cell>
          <table:table-cell table:style-name="ce4" office:value-type="string" calcext:value-type="string">
            <text:p>73.7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樹人里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1928" calcext:value-type="float">
            <text:p>1,92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658" calcext:value-type="float">
            <text:p>2,658</text:p>
          </table:table-cell>
          <table:table-cell table:style-name="ce4" office:value-type="string" calcext:value-type="string">
            <text:p>74.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716" calcext:value-type="float">
            <text:p>2,716</text:p>
          </table:table-cell>
          <table:table-cell table:style-name="ce4" office:value-type="string" calcext:value-type="string">
            <text:p>76.9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樹南里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2518" calcext:value-type="float">
            <text:p>2,51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590" calcext:value-type="float">
            <text:p>2,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0" calcext:value-type="float">
            <text:p>2,59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467" calcext:value-type="float">
            <text:p>3,467</text:p>
          </table:table-cell>
          <table:table-cell table:style-name="ce4" office:value-type="string" calcext:value-type="string">
            <text:p>74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坡內里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73.7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樹東里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4.6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樹北里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76.7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彭福里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3201" calcext:value-type="float">
            <text:p>3,20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276" calcext:value-type="float">
            <text:p>3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6" calcext:value-type="float">
            <text:p>3,276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4585" calcext:value-type="float">
            <text:p>4,585</text:p>
          </table:table-cell>
          <table:table-cell table:style-name="ce4" office:value-type="string" calcext:value-type="string">
            <text:p>71.4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271" calcext:value-type="float">
            <text:p>2,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1" calcext:value-type="float">
            <text:p>2,271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121" calcext:value-type="float">
            <text:p>3,121</text:p>
          </table:table-cell>
          <table:table-cell table:style-name="ce4" office:value-type="string" calcext:value-type="string">
            <text:p>72.7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彭興里</text:p>
          </table:table-cell>
          <table:table-cell table:style-name="ce3" office:value-type="float" office:value="1862" calcext:value-type="float">
            <text:p>1,862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3206" calcext:value-type="float">
            <text:p>3,20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79" calcext:value-type="float">
            <text:p>3,279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4628" calcext:value-type="float">
            <text:p>4,628</text:p>
          </table:table-cell>
          <table:table-cell table:style-name="ce4" office:value-type="string" calcext:value-type="string">
            <text:p>70.8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彭厝里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2812" calcext:value-type="float">
            <text:p>2,81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860" calcext:value-type="float">
            <text:p>2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0" calcext:value-type="float">
            <text:p>2,860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3989" calcext:value-type="float">
            <text:p>3,989</text:p>
          </table:table-cell>
          <table:table-cell table:style-name="ce4" office:value-type="string" calcext:value-type="string">
            <text:p>71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2121" calcext:value-type="float">
            <text:p>2,12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875" calcext:value-type="float">
            <text:p>2,875</text:p>
          </table:table-cell>
          <table:table-cell table:style-name="ce4" office:value-type="string" calcext:value-type="string">
            <text:p>75.8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1923" calcext:value-type="float">
            <text:p>1,92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974" calcext:value-type="float">
            <text:p>1,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4" calcext:value-type="float">
            <text:p>1,974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777" calcext:value-type="float">
            <text:p>2,777</text:p>
          </table:table-cell>
          <table:table-cell table:style-name="ce4" office:value-type="string" calcext:value-type="string">
            <text:p>71.0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太順里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195" calcext:value-type="float">
            <text:p>2,195</text:p>
          </table:table-cell>
          <table:table-cell table:style-name="ce4" office:value-type="string" calcext:value-type="string">
            <text:p>70.2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3044" calcext:value-type="float">
            <text:p>3,04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139" calcext:value-type="float">
            <text:p>3,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9" calcext:value-type="float">
            <text:p>3,139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4145" calcext:value-type="float">
            <text:p>4,145</text:p>
          </table:table-cell>
          <table:table-cell table:style-name="ce4" office:value-type="string" calcext:value-type="string">
            <text:p>75.7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陽里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3403" calcext:value-type="float">
            <text:p>3,40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479" calcext:value-type="float">
            <text:p>3,4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80" calcext:value-type="float">
            <text:p>3,480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4803" calcext:value-type="float">
            <text:p>4,803</text:p>
          </table:table-cell>
          <table:table-cell table:style-name="ce4" office:value-type="string" calcext:value-type="string">
            <text:p>72.4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677" calcext:value-type="float">
            <text:p>2,677</text:p>
          </table:table-cell>
          <table:table-cell table:style-name="ce4" office:value-type="string" calcext:value-type="string">
            <text:p>72.2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359" calcext:value-type="float">
            <text:p>3,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9" calcext:value-type="float">
            <text:p>3,359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4577" calcext:value-type="float">
            <text:p>4,577</text:p>
          </table:table-cell>
          <table:table-cell table:style-name="ce4" office:value-type="string" calcext:value-type="string">
            <text:p>73.3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3114" calcext:value-type="float">
            <text:p>3,11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179" calcext:value-type="float">
            <text:p>3,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9" calcext:value-type="float">
            <text:p>3,179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4340" calcext:value-type="float">
            <text:p>4,340</text:p>
          </table:table-cell>
          <table:table-cell table:style-name="ce4" office:value-type="string" calcext:value-type="string">
            <text:p>73.2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樂山里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731" calcext:value-type="float">
            <text:p>1,731</text:p>
          </table:table-cell>
          <table:table-cell table:style-name="ce4" office:value-type="string" calcext:value-type="string">
            <text:p>72.2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柑園里</text:p>
          </table:table-cell>
          <table:table-cell table:style-name="ce3" office:value-type="float" office:value="2721" calcext:value-type="float">
            <text:p>2,721</text:p>
          </table:table-cell>
          <table:table-cell table:style-name="ce3" office:value-type="float" office:value="3241" calcext:value-type="float">
            <text:p>3,241</text:p>
          </table:table-cell>
          <table:table-cell table:style-name="ce3" office:value-type="float" office:value="5962" calcext:value-type="float">
            <text:p>5,96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127" calcext:value-type="float">
            <text:p>6,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7" calcext:value-type="float">
            <text:p>6,127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8118" calcext:value-type="float">
            <text:p>8,118</text:p>
          </table:table-cell>
          <table:table-cell table:style-name="ce4" office:value-type="string" calcext:value-type="string">
            <text:p>75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園里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99" calcext:value-type="float">
            <text:p>1,499</text:p>
          </table:table-cell>
          <table:table-cell table:style-name="ce4" office:value-type="string" calcext:value-type="string">
            <text:p>69.9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園里</text:p>
          </table:table-cell>
          <table:table-cell table:style-name="ce3" office:value-type="float" office:value="3993" calcext:value-type="float">
            <text:p>3,993</text:p>
          </table:table-cell>
          <table:table-cell table:style-name="ce3" office:value-type="float" office:value="4890" calcext:value-type="float">
            <text:p>4,890</text:p>
          </table:table-cell>
          <table:table-cell table:style-name="ce3" office:value-type="float" office:value="8883" calcext:value-type="float">
            <text:p>8,88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120" calcext:value-type="float">
            <text:p>9,1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21" calcext:value-type="float">
            <text:p>9,121</text:p>
          </table:table-cell>
          <table:table-cell table:style-name="ce3" office:value-type="float" office:value="3228" calcext:value-type="float">
            <text:p>3,228</text:p>
          </table:table-cell>
          <table:table-cell table:style-name="ce3" office:value-type="float" office:value="12349" calcext:value-type="float">
            <text:p>12,349</text:p>
          </table:table-cell>
          <table:table-cell table:style-name="ce4" office:value-type="string" calcext:value-type="string">
            <text:p>73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456" calcext:value-type="float">
            <text:p>1,456</text:p>
          </table:table-cell>
          <table:table-cell table:style-name="ce4" office:value-type="string" calcext:value-type="string">
            <text:p>71.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園里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812" calcext:value-type="float">
            <text:p>1,812</text:p>
          </table:table-cell>
          <table:table-cell table:style-name="ce4" office:value-type="string" calcext:value-type="string">
            <text:p>73.9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鶯歌區</text:p>
          </table:table-cell>
          <table:table-cell table:style-name="ce2"/>
          <table:table-cell table:style-name="ce3" office:value-type="float" office:value="28546" calcext:value-type="float">
            <text:p>28,546</text:p>
          </table:table-cell>
          <table:table-cell table:style-name="ce3" office:value-type="float" office:value="21772" calcext:value-type="float">
            <text:p>21,772</text:p>
          </table:table-cell>
          <table:table-cell table:style-name="ce3" office:value-type="float" office:value="50318" calcext:value-type="float">
            <text:p>50,318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51461" calcext:value-type="float">
            <text:p>51,4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466" calcext:value-type="float">
            <text:p>51,466</text:p>
          </table:table-cell>
          <table:table-cell table:style-name="ce3" office:value-type="float" office:value="19933" calcext:value-type="float">
            <text:p>19,933</text:p>
          </table:table-cell>
          <table:table-cell table:style-name="ce3" office:value-type="float" office:value="71399" calcext:value-type="float">
            <text:p>71,399</text:p>
          </table:table-cell>
          <table:table-cell table:style-name="ce4" office:value-type="string" calcext:value-type="string">
            <text:p>72.0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建德里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89" calcext:value-type="float">
            <text:p>489</text:p>
          </table:table-cell>
          <table:table-cell table:style-name="ce4" office:value-type="string" calcext:value-type="string">
            <text:p>77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鶯里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3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鶯里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2414" calcext:value-type="float">
            <text:p>2,41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463" calcext:value-type="float">
            <text:p>2,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3" calcext:value-type="float">
            <text:p>2,463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3685" calcext:value-type="float">
            <text:p>3,685</text:p>
          </table:table-cell>
          <table:table-cell table:style-name="ce4" office:value-type="string" calcext:value-type="string">
            <text:p>66.8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鶯里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946" calcext:value-type="float">
            <text:p>1,946</text:p>
          </table:table-cell>
          <table:table-cell table:style-name="ce4" office:value-type="string" calcext:value-type="string">
            <text:p>72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鶯里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6.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鶯里</text:p>
          </table:table-cell>
          <table:table-cell table:style-name="ce3" office:value-type="float" office:value="1966" calcext:value-type="float">
            <text:p>1,966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3354" calcext:value-type="float">
            <text:p>3,35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453" calcext:value-type="float">
            <text:p>3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3" calcext:value-type="float">
            <text:p>3,453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4701" calcext:value-type="float">
            <text:p>4,701</text:p>
          </table:table-cell>
          <table:table-cell table:style-name="ce4" office:value-type="string" calcext:value-type="string">
            <text:p>73.4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4043" calcext:value-type="float">
            <text:p>4,04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137" calcext:value-type="float">
            <text:p>4,1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38" calcext:value-type="float">
            <text:p>4,138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5780" calcext:value-type="float">
            <text:p>5,780</text:p>
          </table:table-cell>
          <table:table-cell table:style-name="ce4" office:value-type="string" calcext:value-type="string">
            <text:p>71.5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二甲里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76.1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二橋里</text:p>
          </table:table-cell>
          <table:table-cell table:style-name="ce3" office:value-type="float" office:value="2888" calcext:value-type="float">
            <text:p>2,888</text:p>
          </table:table-cell>
          <table:table-cell table:style-name="ce3" office:value-type="float" office:value="2155" calcext:value-type="float">
            <text:p>2,155</text:p>
          </table:table-cell>
          <table:table-cell table:style-name="ce3" office:value-type="float" office:value="5043" calcext:value-type="float">
            <text:p>5,04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5148" calcext:value-type="float">
            <text:p>5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8" calcext:value-type="float">
            <text:p>5,148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7170" calcext:value-type="float">
            <text:p>7,170</text:p>
          </table:table-cell>
          <table:table-cell table:style-name="ce4" office:value-type="string" calcext:value-type="string">
            <text:p>71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尖山里</text:p>
          </table:table-cell>
          <table:table-cell table:style-name="ce3" office:value-type="float" office:value="3151" calcext:value-type="float">
            <text:p>3,151</text:p>
          </table:table-cell>
          <table:table-cell table:style-name="ce3" office:value-type="float" office:value="2390" calcext:value-type="float">
            <text:p>2,390</text:p>
          </table:table-cell>
          <table:table-cell table:style-name="ce3" office:value-type="float" office:value="5541" calcext:value-type="float">
            <text:p>5,54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662" calcext:value-type="float">
            <text:p>5,6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63" calcext:value-type="float">
            <text:p>5,663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7920" calcext:value-type="float">
            <text:p>7,920</text:p>
          </table:table-cell>
          <table:table-cell table:style-name="ce4" office:value-type="string" calcext:value-type="string">
            <text:p>71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靖里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37" calcext:value-type="float">
            <text:p>2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7" calcext:value-type="float">
            <text:p>2,13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875" calcext:value-type="float">
            <text:p>2,875</text:p>
          </table:table-cell>
          <table:table-cell table:style-name="ce4" office:value-type="string" calcext:value-type="string">
            <text:p>74.3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同慶里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300" calcext:value-type="float">
            <text:p>1,300</text:p>
          </table:table-cell>
          <table:table-cell table:style-name="ce4" office:value-type="string" calcext:value-type="string">
            <text:p>75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3" office:value-type="float" office:value="2724" calcext:value-type="float">
            <text:p>2,724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4789" calcext:value-type="float">
            <text:p>4,78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896" calcext:value-type="float">
            <text:p>4,8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97" calcext:value-type="float">
            <text:p>4,897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6738" calcext:value-type="float">
            <text:p>6,738</text:p>
          </table:table-cell>
          <table:table-cell table:style-name="ce4" office:value-type="string" calcext:value-type="string">
            <text:p>72.6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2894" calcext:value-type="float">
            <text:p>2,89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959" calcext:value-type="float">
            <text:p>2,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9" calcext:value-type="float">
            <text:p>2,959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4010" calcext:value-type="float">
            <text:p>4,010</text:p>
          </table:table-cell>
          <table:table-cell table:style-name="ce4" office:value-type="string" calcext:value-type="string">
            <text:p>73.7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鳳祥里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3639" calcext:value-type="float">
            <text:p>3,639</text:p>
          </table:table-cell>
          <table:table-cell table:style-name="ce4" office:value-type="string" calcext:value-type="string">
            <text:p>69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鳳鳴里</text:p>
          </table:table-cell>
          <table:table-cell table:style-name="ce3" office:value-type="float" office:value="2171" calcext:value-type="float">
            <text:p>2,171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3883" calcext:value-type="float">
            <text:p>3,88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004" calcext:value-type="float">
            <text:p>4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4" calcext:value-type="float">
            <text:p>4,004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5604" calcext:value-type="float">
            <text:p>5,604</text:p>
          </table:table-cell>
          <table:table-cell table:style-name="ce4" office:value-type="string" calcext:value-type="string">
            <text:p>71.4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鳳福里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2807" calcext:value-type="float">
            <text:p>2,80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870" calcext:value-type="float">
            <text:p>2,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0" calcext:value-type="float">
            <text:p>2,870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3987" calcext:value-type="float">
            <text:p>3,987</text:p>
          </table:table-cell>
          <table:table-cell table:style-name="ce4" office:value-type="string" calcext:value-type="string">
            <text:p>71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3026" calcext:value-type="float">
            <text:p>3,02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080" calcext:value-type="float">
            <text:p>3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0" calcext:value-type="float">
            <text:p>3,080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4174" calcext:value-type="float">
            <text:p>4,174</text:p>
          </table:table-cell>
          <table:table-cell table:style-name="ce4" office:value-type="string" calcext:value-type="string">
            <text:p>73.7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湖里</text:p>
          </table:table-cell>
          <table:table-cell table:style-name="ce3" office:value-type="float" office:value="1725" calcext:value-type="float">
            <text:p>1,725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3175" calcext:value-type="float">
            <text:p>3,17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39" calcext:value-type="float">
            <text:p>3,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9" calcext:value-type="float">
            <text:p>3,239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4632" calcext:value-type="float">
            <text:p>4,632</text:p>
          </table:table-cell>
          <table:table-cell table:style-name="ce4" office:value-type="string" calcext:value-type="string">
            <text:p>69.9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湖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5" calcext:value-type="float">
            <text:p>235</text:p>
          </table:table-cell>
          <table:table-cell table:style-name="ce4" office:value-type="string" calcext:value-type="string">
            <text:p>83.40</text:p>
          </table:table-cell>
          <table:table-cell table:number-columns-repeated="101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北市第6選舉區" table:style-name="ta6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新北市第6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黃淑珍</text:p>
            <text:p>司法改革黨</text:p>
          </table:table-cell>
          <table:table-cell table:style-name="ce1" office:value-type="string" calcext:value-type="string" table:number-columns-spanned="1" table:number-rows-spanned="3">
            <text:p>(2)</text:p>
            <text:p>林國春</text:p>
            <text:p>中國國民黨</text:p>
          </table:table-cell>
          <table:table-cell table:style-name="ce1" office:value-type="string" calcext:value-type="string" table:number-columns-spanned="1" table:number-rows-spanned="3">
            <text:p>(3)</text:p>
            <text:p>張宏陸</text:p>
            <text:p>民主進步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7450" calcext:value-type="float">
            <text:p>7,450</text:p>
          </table:table-cell>
          <table:table-cell table:style-name="ce3" office:value-type="float" office:value="74652" calcext:value-type="float">
            <text:p>74,652</text:p>
          </table:table-cell>
          <table:table-cell table:style-name="ce3" office:value-type="float" office:value="78847" calcext:value-type="float">
            <text:p>78,847</text:p>
          </table:table-cell>
          <table:table-cell table:style-name="ce3" office:value-type="float" office:value="160949" calcext:value-type="float">
            <text:p>160,949</text:p>
          </table:table-cell>
          <table:table-cell table:style-name="ce3" office:value-type="float" office:value="3808" calcext:value-type="float">
            <text:p>3,808</text:p>
          </table:table-cell>
          <table:table-cell table:style-name="ce3" office:value-type="float" office:value="164757" calcext:value-type="float">
            <text:p>164,75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4785" calcext:value-type="float">
            <text:p>164,785</text:p>
          </table:table-cell>
          <table:table-cell table:style-name="ce3" office:value-type="float" office:value="57231" calcext:value-type="float">
            <text:p>57,231</text:p>
          </table:table-cell>
          <table:table-cell table:style-name="ce3" office:value-type="float" office:value="222016" calcext:value-type="float">
            <text:p>222,016</text:p>
          </table:table-cell>
          <table:table-cell table:style-name="ce4" office:value-type="string" calcext:value-type="string">
            <text:p>74.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板橋區</text:p>
          </table:table-cell>
          <table:table-cell table:style-name="ce2"/>
          <table:table-cell table:style-name="ce3" office:value-type="float" office:value="7450" calcext:value-type="float">
            <text:p>7,450</text:p>
          </table:table-cell>
          <table:table-cell table:style-name="ce3" office:value-type="float" office:value="74652" calcext:value-type="float">
            <text:p>74,652</text:p>
          </table:table-cell>
          <table:table-cell table:style-name="ce3" office:value-type="float" office:value="78847" calcext:value-type="float">
            <text:p>78,847</text:p>
          </table:table-cell>
          <table:table-cell table:style-name="ce3" office:value-type="float" office:value="160949" calcext:value-type="float">
            <text:p>160,949</text:p>
          </table:table-cell>
          <table:table-cell table:style-name="ce3" office:value-type="float" office:value="3808" calcext:value-type="float">
            <text:p>3,808</text:p>
          </table:table-cell>
          <table:table-cell table:style-name="ce3" office:value-type="float" office:value="164757" calcext:value-type="float">
            <text:p>164,75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4785" calcext:value-type="float">
            <text:p>164,785</text:p>
          </table:table-cell>
          <table:table-cell table:style-name="ce3" office:value-type="float" office:value="57231" calcext:value-type="float">
            <text:p>57,231</text:p>
          </table:table-cell>
          <table:table-cell table:style-name="ce3" office:value-type="float" office:value="222016" calcext:value-type="float">
            <text:p>222,016</text:p>
          </table:table-cell>
          <table:table-cell table:style-name="ce4" office:value-type="string" calcext:value-type="string">
            <text:p>74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留侯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340" calcext:value-type="float">
            <text:p>1,340</text:p>
          </table:table-cell>
          <table:table-cell table:style-name="ce4" office:value-type="string" calcext:value-type="string">
            <text:p>76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流芳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88" calcext:value-type="float">
            <text:p>1,188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赤松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75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黃石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75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挹秀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546" calcext:value-type="float">
            <text:p>1,546</text:p>
          </table:table-cell>
          <table:table-cell table:style-name="ce4" office:value-type="string" calcext:value-type="string">
            <text:p>76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湳興里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180" calcext:value-type="float">
            <text:p>3,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0" calcext:value-type="float">
            <text:p>3,18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4372" calcext:value-type="float">
            <text:p>4,372</text:p>
          </table:table-cell>
          <table:table-cell table:style-name="ce4" office:value-type="string" calcext:value-type="string">
            <text:p>72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818" calcext:value-type="float">
            <text:p>2,818</text:p>
          </table:table-cell>
          <table:table-cell table:style-name="ce4" office:value-type="string" calcext:value-type="string">
            <text:p>70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後里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887" calcext:value-type="float">
            <text:p>1,887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3961" calcext:value-type="float">
            <text:p>3,96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067" calcext:value-type="float">
            <text:p>4,0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68" calcext:value-type="float">
            <text:p>4,068</text:p>
          </table:table-cell>
          <table:table-cell table:style-name="ce3" office:value-type="float" office:value="4677" calcext:value-type="float">
            <text:p>4,677</text:p>
          </table:table-cell>
          <table:table-cell table:style-name="ce3" office:value-type="float" office:value="8745" calcext:value-type="float">
            <text:p>8,745</text:p>
          </table:table-cell>
          <table:table-cell table:style-name="ce4" office:value-type="string" calcext:value-type="string">
            <text:p>46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社里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2856" calcext:value-type="float">
            <text:p>2,85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941" calcext:value-type="float">
            <text:p>2,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1" calcext:value-type="float">
            <text:p>2,941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861" calcext:value-type="float">
            <text:p>3,861</text:p>
          </table:table-cell>
          <table:table-cell table:style-name="ce4" office:value-type="string" calcext:value-type="string">
            <text:p>76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雅里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433" calcext:value-type="float">
            <text:p>2,433</text:p>
          </table:table-cell>
          <table:table-cell table:style-name="ce4" office:value-type="string" calcext:value-type="string">
            <text:p>74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2222" calcext:value-type="float">
            <text:p>2,222</text:p>
          </table:table-cell>
          <table:table-cell table:style-name="ce3" office:value-type="float" office:value="4469" calcext:value-type="float">
            <text:p>4,46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595" calcext:value-type="float">
            <text:p>4,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5" calcext:value-type="float">
            <text:p>4,595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6099" calcext:value-type="float">
            <text:p>6,099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797" calcext:value-type="float">
            <text:p>1,797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262" calcext:value-type="float">
            <text:p>3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2" calcext:value-type="float">
            <text:p>3,262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4224" calcext:value-type="float">
            <text:p>4,224</text:p>
          </table:table-cell>
          <table:table-cell table:style-name="ce4" office:value-type="string" calcext:value-type="string">
            <text:p>77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380" calcext:value-type="float">
            <text:p>2,380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219" calcext:value-type="float">
            <text:p>2,219</text:p>
          </table:table-cell>
          <table:table-cell table:style-name="ce4" office:value-type="string" calcext:value-type="string">
            <text:p>75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133" calcext:value-type="float">
            <text:p>2,133</text:p>
          </table:table-cell>
          <table:table-cell table:style-name="ce4" office:value-type="string" calcext:value-type="string">
            <text:p>7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500" calcext:value-type="float">
            <text:p>2,50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45" calcext:value-type="float">
            <text:p>2,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5" calcext:value-type="float">
            <text:p>2,545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3210" calcext:value-type="float">
            <text:p>3,210</text:p>
          </table:table-cell>
          <table:table-cell table:style-name="ce4" office:value-type="string" calcext:value-type="string">
            <text:p>79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361" calcext:value-type="float">
            <text:p>2,361</text:p>
          </table:table-cell>
          <table:table-cell table:style-name="ce4" office:value-type="string" calcext:value-type="string">
            <text:p>78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2653" calcext:value-type="float">
            <text:p>2,65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521" calcext:value-type="float">
            <text:p>3,521</text:p>
          </table:table-cell>
          <table:table-cell table:style-name="ce4" office:value-type="string" calcext:value-type="string">
            <text:p>76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2342" calcext:value-type="float">
            <text:p>2,34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413" calcext:value-type="float">
            <text:p>2,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3" calcext:value-type="float">
            <text:p>2,413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300" calcext:value-type="float">
            <text:p>3,300</text:p>
          </table:table-cell>
          <table:table-cell table:style-name="ce4" office:value-type="string" calcext:value-type="string">
            <text:p>73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德里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2809" calcext:value-type="float">
            <text:p>2,80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3970" calcext:value-type="float">
            <text:p>3,970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277" calcext:value-type="float">
            <text:p>2,277</text:p>
          </table:table-cell>
          <table:table-cell table:style-name="ce4" office:value-type="string" calcext:value-type="string">
            <text:p>78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704" calcext:value-type="float">
            <text:p>1,704</text:p>
          </table:table-cell>
          <table:table-cell table:style-name="ce4" office:value-type="string" calcext:value-type="string">
            <text:p>77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10" calcext:value-type="float">
            <text:p>2,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0" calcext:value-type="float">
            <text:p>2,21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921" calcext:value-type="float">
            <text:p>2,921</text:p>
          </table:table-cell>
          <table:table-cell table:style-name="ce4" office:value-type="string" calcext:value-type="string">
            <text:p>75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漢生里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2644" calcext:value-type="float">
            <text:p>2,64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696" calcext:value-type="float">
            <text:p>2,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6" calcext:value-type="float">
            <text:p>2,696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523" calcext:value-type="float">
            <text:p>3,523</text:p>
          </table:table-cell>
          <table:table-cell table:style-name="ce4" office:value-type="string" calcext:value-type="string">
            <text:p>76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203" calcext:value-type="float">
            <text:p>3,203</text:p>
          </table:table-cell>
          <table:table-cell table:style-name="ce4" office:value-type="string" calcext:value-type="string">
            <text:p>75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676" calcext:value-type="float">
            <text:p>2,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6" calcext:value-type="float">
            <text:p>2,676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503" calcext:value-type="float">
            <text:p>3,503</text:p>
          </table:table-cell>
          <table:table-cell table:style-name="ce4" office:value-type="string" calcext:value-type="string">
            <text:p>76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2412" calcext:value-type="float">
            <text:p>2,41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463" calcext:value-type="float">
            <text:p>2,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3" calcext:value-type="float">
            <text:p>2,463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391" calcext:value-type="float">
            <text:p>3,391</text:p>
          </table:table-cell>
          <table:table-cell table:style-name="ce4" office:value-type="string" calcext:value-type="string">
            <text:p>72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德里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818" calcext:value-type="float">
            <text:p>2,818</text:p>
          </table:table-cell>
          <table:table-cell table:style-name="ce4" office:value-type="string" calcext:value-type="string">
            <text:p>76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700" calcext:value-type="float">
            <text:p>2,70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763" calcext:value-type="float">
            <text:p>2,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3" calcext:value-type="float">
            <text:p>2,76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468" calcext:value-type="float">
            <text:p>3,468</text:p>
          </table:table-cell>
          <table:table-cell table:style-name="ce4" office:value-type="string" calcext:value-type="string">
            <text:p>79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313" calcext:value-type="float">
            <text:p>2,313</text:p>
          </table:table-cell>
          <table:table-cell table:style-name="ce4" office:value-type="string" calcext:value-type="string">
            <text:p>75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百壽里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289" calcext:value-type="float">
            <text:p>2,289</text:p>
          </table:table-cell>
          <table:table-cell table:style-name="ce4" office:value-type="string" calcext:value-type="string">
            <text:p>76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527" calcext:value-type="float">
            <text:p>2,527</text:p>
          </table:table-cell>
          <table:table-cell table:style-name="ce4" office:value-type="string" calcext:value-type="string">
            <text:p>73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784" calcext:value-type="float">
            <text:p>1,784</text:p>
          </table:table-cell>
          <table:table-cell table:style-name="ce4" office:value-type="string" calcext:value-type="string">
            <text:p>77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江里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168" calcext:value-type="float">
            <text:p>2,168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4441" calcext:value-type="float">
            <text:p>4,44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558" calcext:value-type="float">
            <text:p>4,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8" calcext:value-type="float">
            <text:p>4,558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5944" calcext:value-type="float">
            <text:p>5,944</text:p>
          </table:table-cell>
          <table:table-cell table:style-name="ce4" office:value-type="string" calcext:value-type="string">
            <text:p>76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翠里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239" calcext:value-type="float">
            <text:p>3,2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40" calcext:value-type="float">
            <text:p>3,240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4443" calcext:value-type="float">
            <text:p>4,443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純翠里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3409" calcext:value-type="float">
            <text:p>3,4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485" calcext:value-type="float">
            <text:p>3,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5" calcext:value-type="float">
            <text:p>3,485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4687" calcext:value-type="float">
            <text:p>4,687</text:p>
          </table:table-cell>
          <table:table-cell table:style-name="ce4" office:value-type="string" calcext:value-type="string">
            <text:p>74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頭里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690" calcext:value-type="float">
            <text:p>2,690</text:p>
          </table:table-cell>
          <table:table-cell table:style-name="ce3" office:value-type="float" office:value="2953" calcext:value-type="float">
            <text:p>2,953</text:p>
          </table:table-cell>
          <table:table-cell table:style-name="ce3" office:value-type="float" office:value="5918" calcext:value-type="float">
            <text:p>5,91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061" calcext:value-type="float">
            <text:p>6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1" calcext:value-type="float">
            <text:p>6,061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7982" calcext:value-type="float">
            <text:p>7,982</text:p>
          </table:table-cell>
          <table:table-cell table:style-name="ce4" office:value-type="string" calcext:value-type="string">
            <text:p>75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聯翠里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2321" calcext:value-type="float">
            <text:p>2,32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232" calcext:value-type="float">
            <text:p>3,232</text:p>
          </table:table-cell>
          <table:table-cell table:style-name="ce4" office:value-type="string" calcext:value-type="string">
            <text:p>73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2074" calcext:value-type="float">
            <text:p>2,07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17" calcext:value-type="float">
            <text:p>2,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7" calcext:value-type="float">
            <text:p>2,117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849" calcext:value-type="float">
            <text:p>2,849</text:p>
          </table:table-cell>
          <table:table-cell table:style-name="ce4" office:value-type="string" calcext:value-type="string">
            <text:p>74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宏翠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3564" calcext:value-type="float">
            <text:p>3,56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660" calcext:value-type="float">
            <text:p>3,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0" calcext:value-type="float">
            <text:p>3,660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4834" calcext:value-type="float">
            <text:p>4,834</text:p>
          </table:table-cell>
          <table:table-cell table:style-name="ce4" office:value-type="string" calcext:value-type="string">
            <text:p>75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翠里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394" calcext:value-type="float">
            <text:p>2,394</text:p>
          </table:table-cell>
          <table:table-cell table:style-name="ce4" office:value-type="string" calcext:value-type="string">
            <text:p>75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翠里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2563" calcext:value-type="float">
            <text:p>2,563</text:p>
          </table:table-cell>
          <table:table-cell table:style-name="ce3" office:value-type="float" office:value="5144" calcext:value-type="float">
            <text:p>5,14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5245" calcext:value-type="float">
            <text:p>5,24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265" calcext:value-type="float">
            <text:p>5,265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6899" calcext:value-type="float">
            <text:p>6,899</text:p>
          </table:table-cell>
          <table:table-cell table:style-name="ce4" office:value-type="string" calcext:value-type="string">
            <text:p>76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2088" calcext:value-type="float">
            <text:p>2,08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133" calcext:value-type="float">
            <text:p>2,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3" calcext:value-type="float">
            <text:p>2,133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847" calcext:value-type="float">
            <text:p>2,847</text:p>
          </table:table-cell>
          <table:table-cell table:style-name="ce4" office:value-type="string" calcext:value-type="string">
            <text:p>74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翠里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2288" calcext:value-type="float">
            <text:p>2,2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117" calcext:value-type="float">
            <text:p>3,117</text:p>
          </table:table-cell>
          <table:table-cell table:style-name="ce4" office:value-type="string" calcext:value-type="string">
            <text:p>7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翠里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4417" calcext:value-type="float">
            <text:p>4,41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506" calcext:value-type="float">
            <text:p>4,5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07" calcext:value-type="float">
            <text:p>4,507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5912" calcext:value-type="float">
            <text:p>5,912</text:p>
          </table:table-cell>
          <table:table-cell table:style-name="ce4" office:value-type="string" calcext:value-type="string">
            <text:p>76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海里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870" calcext:value-type="float">
            <text:p>2,870</text:p>
          </table:table-cell>
          <table:table-cell table:style-name="ce4" office:value-type="string" calcext:value-type="string">
            <text:p>74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滿翠里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558" calcext:value-type="float">
            <text:p>2,558</text:p>
          </table:table-cell>
          <table:table-cell table:style-name="ce4" office:value-type="string" calcext:value-type="string">
            <text:p>71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翠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2891" calcext:value-type="float">
            <text:p>2,89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66" calcext:value-type="float">
            <text:p>2,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6" calcext:value-type="float">
            <text:p>2,966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4026" calcext:value-type="float">
            <text:p>4,026</text:p>
          </table:table-cell>
          <table:table-cell table:style-name="ce4" office:value-type="string" calcext:value-type="string">
            <text:p>73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翠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797" calcext:value-type="float">
            <text:p>2,797</text:p>
          </table:table-cell>
          <table:table-cell table:style-name="ce4" office:value-type="string" calcext:value-type="string">
            <text:p>72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柏翠里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237" calcext:value-type="float">
            <text:p>3,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7" calcext:value-type="float">
            <text:p>3,237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4412" calcext:value-type="float">
            <text:p>4,412</text:p>
          </table:table-cell>
          <table:table-cell table:style-name="ce4" office:value-type="string" calcext:value-type="string">
            <text:p>73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翠里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3106" calcext:value-type="float">
            <text:p>3,10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175" calcext:value-type="float">
            <text:p>3,1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78" calcext:value-type="float">
            <text:p>3,178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4224" calcext:value-type="float">
            <text:p>4,224</text:p>
          </table:table-cell>
          <table:table-cell table:style-name="ce4" office:value-type="string" calcext:value-type="string">
            <text:p>75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柏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941" calcext:value-type="float">
            <text:p>1,941</text:p>
          </table:table-cell>
          <table:table-cell table:style-name="ce4" office:value-type="string" calcext:value-type="string">
            <text:p>77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翠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910" calcext:value-type="float">
            <text:p>2,910</text:p>
          </table:table-cell>
          <table:table-cell table:style-name="ce4" office:value-type="string" calcext:value-type="string">
            <text:p>76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莒光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291" calcext:value-type="float">
            <text:p>2,291</text:p>
          </table:table-cell>
          <table:table-cell table:style-name="ce4" office:value-type="string" calcext:value-type="string">
            <text:p>76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翠里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411" calcext:value-type="float">
            <text:p>3,411</text:p>
          </table:table-cell>
          <table:table-cell table:style-name="ce3" office:value-type="float" office:value="3005" calcext:value-type="float">
            <text:p>3,005</text:p>
          </table:table-cell>
          <table:table-cell table:style-name="ce3" office:value-type="float" office:value="6669" calcext:value-type="float">
            <text:p>6,66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839" calcext:value-type="float">
            <text:p>6,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9" calcext:value-type="float">
            <text:p>6,839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8824" calcext:value-type="float">
            <text:p>8,824</text:p>
          </table:table-cell>
          <table:table-cell table:style-name="ce4" office:value-type="string" calcext:value-type="string">
            <text:p>77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嵐翠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029" calcext:value-type="float">
            <text:p>2,029</text:p>
          </table:table-cell>
          <table:table-cell table:style-name="ce4" office:value-type="string" calcext:value-type="string">
            <text:p>75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487" calcext:value-type="float">
            <text:p>2,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7" calcext:value-type="float">
            <text:p>2,487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266" calcext:value-type="float">
            <text:p>3,266</text:p>
          </table:table-cell>
          <table:table-cell table:style-name="ce4" office:value-type="string" calcext:value-type="string">
            <text:p>7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翠里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2487" calcext:value-type="float">
            <text:p>2,48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38" calcext:value-type="float">
            <text:p>2,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8" calcext:value-type="float">
            <text:p>2,538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352" calcext:value-type="float">
            <text:p>3,352</text:p>
          </table:table-cell>
          <table:table-cell table:style-name="ce4" office:value-type="string" calcext:value-type="string">
            <text:p>75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翠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586" calcext:value-type="float">
            <text:p>2,586</text:p>
          </table:table-cell>
          <table:table-cell table:style-name="ce4" office:value-type="string" calcext:value-type="string">
            <text:p>73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懷翠里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3672" calcext:value-type="float">
            <text:p>3,67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762" calcext:value-type="float">
            <text:p>3,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2" calcext:value-type="float">
            <text:p>3,762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5134" calcext:value-type="float">
            <text:p>5,134</text:p>
          </table:table-cell>
          <table:table-cell table:style-name="ce4" office:value-type="string" calcext:value-type="string">
            <text:p>73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翠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61" calcext:value-type="float">
            <text:p>1,161</text:p>
          </table:table-cell>
          <table:table-cell table:style-name="ce4" office:value-type="string" calcext:value-type="string">
            <text:p>70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嘴里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1946" calcext:value-type="float">
            <text:p>1,946</text:p>
          </table:table-cell>
          <table:table-cell table:style-name="ce3" office:value-type="float" office:value="3706" calcext:value-type="float">
            <text:p>3,70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767" calcext:value-type="float">
            <text:p>3,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7" calcext:value-type="float">
            <text:p>3,767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5109" calcext:value-type="float">
            <text:p>5,109</text:p>
          </table:table-cell>
          <table:table-cell table:style-name="ce4" office:value-type="string" calcext:value-type="string">
            <text:p>73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墘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2642" calcext:value-type="float">
            <text:p>2,64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710" calcext:value-type="float">
            <text:p>2,7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12" calcext:value-type="float">
            <text:p>2,712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619" calcext:value-type="float">
            <text:p>3,619</text:p>
          </table:table-cell>
          <table:table-cell table:style-name="ce4" office:value-type="string" calcext:value-type="string">
            <text:p>74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2647" calcext:value-type="float">
            <text:p>2,64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725" calcext:value-type="float">
            <text:p>2,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5" calcext:value-type="float">
            <text:p>2,725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443" calcext:value-type="float">
            <text:p>3,443</text:p>
          </table:table-cell>
          <table:table-cell table:style-name="ce4" office:value-type="string" calcext:value-type="string">
            <text:p>79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2254" calcext:value-type="float">
            <text:p>2,25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3025" calcext:value-type="float">
            <text:p>3,025</text:p>
          </table:table-cell>
          <table:table-cell table:style-name="ce4" office:value-type="string" calcext:value-type="string">
            <text:p>76.76</text:p>
          </table:table-cell>
          <table:table-cell table:number-columns-repeated="101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北市第7選舉區" table:style-name="ta7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新北市第7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葉元之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羅致政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劉書婷</text:p>
            <text:p>小民參政歐巴桑聯盟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78134" calcext:value-type="float">
            <text:p>78,134</text:p>
          </table:table-cell>
          <table:table-cell table:style-name="ce3" office:value-type="float" office:value="75841" calcext:value-type="float">
            <text:p>75,841</text:p>
          </table:table-cell>
          <table:table-cell table:style-name="ce3" office:value-type="float" office:value="15479" calcext:value-type="float">
            <text:p>15,479</text:p>
          </table:table-cell>
          <table:table-cell table:style-name="ce3" office:value-type="float" office:value="169454" calcext:value-type="float">
            <text:p>169,454</text:p>
          </table:table-cell>
          <table:table-cell table:style-name="ce3" office:value-type="float" office:value="3808" calcext:value-type="float">
            <text:p>3,808</text:p>
          </table:table-cell>
          <table:table-cell table:style-name="ce3" office:value-type="float" office:value="173262" calcext:value-type="float">
            <text:p>173,26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3282" calcext:value-type="float">
            <text:p>173,282</text:p>
          </table:table-cell>
          <table:table-cell table:style-name="ce3" office:value-type="float" office:value="59840" calcext:value-type="float">
            <text:p>59,840</text:p>
          </table:table-cell>
          <table:table-cell table:style-name="ce3" office:value-type="float" office:value="233122" calcext:value-type="float">
            <text:p>233,122</text:p>
          </table:table-cell>
          <table:table-cell table:style-name="ce4" office:value-type="string" calcext:value-type="string">
            <text:p>74.3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板橋區</text:p>
          </table:table-cell>
          <table:table-cell table:style-name="ce2"/>
          <table:table-cell table:style-name="ce3" office:value-type="float" office:value="78134" calcext:value-type="float">
            <text:p>78,134</text:p>
          </table:table-cell>
          <table:table-cell table:style-name="ce3" office:value-type="float" office:value="75841" calcext:value-type="float">
            <text:p>75,841</text:p>
          </table:table-cell>
          <table:table-cell table:style-name="ce3" office:value-type="float" office:value="15479" calcext:value-type="float">
            <text:p>15,479</text:p>
          </table:table-cell>
          <table:table-cell table:style-name="ce3" office:value-type="float" office:value="169454" calcext:value-type="float">
            <text:p>169,454</text:p>
          </table:table-cell>
          <table:table-cell table:style-name="ce3" office:value-type="float" office:value="3808" calcext:value-type="float">
            <text:p>3,808</text:p>
          </table:table-cell>
          <table:table-cell table:style-name="ce3" office:value-type="float" office:value="173262" calcext:value-type="float">
            <text:p>173,26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3282" calcext:value-type="float">
            <text:p>173,282</text:p>
          </table:table-cell>
          <table:table-cell table:style-name="ce3" office:value-type="float" office:value="59840" calcext:value-type="float">
            <text:p>59,840</text:p>
          </table:table-cell>
          <table:table-cell table:style-name="ce3" office:value-type="float" office:value="233122" calcext:value-type="float">
            <text:p>233,122</text:p>
          </table:table-cell>
          <table:table-cell table:style-name="ce4" office:value-type="string" calcext:value-type="string">
            <text:p>74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752" calcext:value-type="float">
            <text:p>2,75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25" calcext:value-type="float">
            <text:p>2,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5" calcext:value-type="float">
            <text:p>2,82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763" calcext:value-type="float">
            <text:p>3,763</text:p>
          </table:table-cell>
          <table:table-cell table:style-name="ce4" office:value-type="string" calcext:value-type="string">
            <text:p>75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義里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570" calcext:value-type="float">
            <text:p>3,570</text:p>
          </table:table-cell>
          <table:table-cell table:style-name="ce4" office:value-type="string" calcext:value-type="string">
            <text:p>7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098" calcext:value-type="float">
            <text:p>2,0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8" calcext:value-type="float">
            <text:p>2,09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830" calcext:value-type="float">
            <text:p>2,830</text:p>
          </table:table-cell>
          <table:table-cell table:style-name="ce4" office:value-type="string" calcext:value-type="string">
            <text:p>74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墘里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972" calcext:value-type="float">
            <text:p>3,97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062" calcext:value-type="float">
            <text:p>4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2" calcext:value-type="float">
            <text:p>4,062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5400" calcext:value-type="float">
            <text:p>5,400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貴里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976" calcext:value-type="float">
            <text:p>1,976</text:p>
          </table:table-cell>
          <table:table-cell table:style-name="ce4" office:value-type="string" calcext:value-type="string">
            <text:p>76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壽里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814" calcext:value-type="float">
            <text:p>1,81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457" calcext:value-type="float">
            <text:p>2,457</text:p>
          </table:table-cell>
          <table:table-cell table:style-name="ce4" office:value-type="string" calcext:value-type="string">
            <text:p>7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壽里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111" calcext:value-type="float">
            <text:p>2,11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44" calcext:value-type="float">
            <text:p>2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4" calcext:value-type="float">
            <text:p>2,144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813" calcext:value-type="float">
            <text:p>2,813</text:p>
          </table:table-cell>
          <table:table-cell table:style-name="ce4" office:value-type="string" calcext:value-type="string">
            <text:p>76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427" calcext:value-type="float">
            <text:p>2,42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494" calcext:value-type="float">
            <text:p>2,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4" calcext:value-type="float">
            <text:p>2,494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300" calcext:value-type="float">
            <text:p>3,300</text:p>
          </table:table-cell>
          <table:table-cell table:style-name="ce4" office:value-type="string" calcext:value-type="string">
            <text:p>75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style-name="ce3" office:value-type="float" office:value="2178" calcext:value-type="float">
            <text:p>2,178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4690" calcext:value-type="float">
            <text:p>4,69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783" calcext:value-type="float">
            <text:p>4,7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84" calcext:value-type="float">
            <text:p>4,784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6238" calcext:value-type="float">
            <text:p>6,238</text:p>
          </table:table-cell>
          <table:table-cell table:style-name="ce4" office:value-type="string" calcext:value-type="string">
            <text:p>76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如里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446" calcext:value-type="float">
            <text:p>2,446</text:p>
          </table:table-cell>
          <table:table-cell table:style-name="ce4" office:value-type="string" calcext:value-type="string">
            <text:p>73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泰里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494" calcext:value-type="float">
            <text:p>2,494</text:p>
          </table:table-cell>
          <table:table-cell table:style-name="ce4" office:value-type="string" calcext:value-type="string">
            <text:p>77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光里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208" calcext:value-type="float">
            <text:p>3,20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298" calcext:value-type="float">
            <text:p>3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8" calcext:value-type="float">
            <text:p>3,298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4508" calcext:value-type="float">
            <text:p>4,508</text:p>
          </table:table-cell>
          <table:table-cell table:style-name="ce4" office:value-type="string" calcext:value-type="string">
            <text:p>73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仁里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325" calcext:value-type="float">
            <text:p>2,325</text:p>
          </table:table-cell>
          <table:table-cell table:style-name="ce4" office:value-type="string" calcext:value-type="string">
            <text:p>7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玉里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458" calcext:value-type="float">
            <text:p>2,45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533" calcext:value-type="float">
            <text:p>2,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3" calcext:value-type="float">
            <text:p>2,533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404" calcext:value-type="float">
            <text:p>3,404</text:p>
          </table:table-cell>
          <table:table-cell table:style-name="ce4" office:value-type="string" calcext:value-type="string">
            <text:p>74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新里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932" calcext:value-type="float">
            <text:p>2,932</text:p>
          </table:table-cell>
          <table:table-cell table:style-name="ce4" office:value-type="string" calcext:value-type="string">
            <text:p>71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深丘里</text:p>
          </table:table-cell>
          <table:table-cell table:style-name="ce3" office:value-type="float" office:value="2652" calcext:value-type="float">
            <text:p>2,652</text:p>
          </table:table-cell>
          <table:table-cell table:style-name="ce3" office:value-type="float" office:value="1946" calcext:value-type="float">
            <text:p>1,94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5026" calcext:value-type="float">
            <text:p>5,02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121" calcext:value-type="float">
            <text:p>5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1" calcext:value-type="float">
            <text:p>5,121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6886" calcext:value-type="float">
            <text:p>6,886</text:p>
          </table:table-cell>
          <table:table-cell table:style-name="ce4" office:value-type="string" calcext:value-type="string">
            <text:p>74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丘里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151" calcext:value-type="float">
            <text:p>2,15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991" calcext:value-type="float">
            <text:p>2,991</text:p>
          </table:table-cell>
          <table:table-cell table:style-name="ce4" office:value-type="string" calcext:value-type="string">
            <text:p>73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229" calcext:value-type="float">
            <text:p>2,229</text:p>
          </table:table-cell>
          <table:table-cell table:style-name="ce4" office:value-type="string" calcext:value-type="string">
            <text:p>7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丘里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794" calcext:value-type="float">
            <text:p>2,79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849" calcext:value-type="float">
            <text:p>2,84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63" calcext:value-type="float">
            <text:p>2,863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785" calcext:value-type="float">
            <text:p>3,785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829" calcext:value-type="float">
            <text:p>1,829</text:p>
          </table:table-cell>
          <table:table-cell table:style-name="ce4"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671" calcext:value-type="float">
            <text:p>2,67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730" calcext:value-type="float">
            <text:p>2,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0" calcext:value-type="float">
            <text:p>2,73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573" calcext:value-type="float">
            <text:p>3,573</text:p>
          </table:table-cell>
          <table:table-cell table:style-name="ce4" office:value-type="string" calcext:value-type="string">
            <text:p>76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919" calcext:value-type="float">
            <text:p>1,919</text:p>
          </table:table-cell>
          <table:table-cell table:style-name="ce4" office:value-type="string" calcext:value-type="string">
            <text:p>75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丘里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993" calcext:value-type="float">
            <text:p>2,99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077" calcext:value-type="float">
            <text:p>3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7" calcext:value-type="float">
            <text:p>3,077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4098" calcext:value-type="float">
            <text:p>4,098</text:p>
          </table:table-cell>
          <table:table-cell table:style-name="ce4" office:value-type="string" calcext:value-type="string">
            <text:p>75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祿里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503" calcext:value-type="float">
            <text:p>2,5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04" calcext:value-type="float">
            <text:p>2,504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429" calcext:value-type="float">
            <text:p>3,429</text:p>
          </table:table-cell>
          <table:table-cell table:style-name="ce4" office:value-type="string" calcext:value-type="string">
            <text:p>73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797" calcext:value-type="float">
            <text:p>2,79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741" calcext:value-type="float">
            <text:p>3,741</text:p>
          </table:table-cell>
          <table:table-cell table:style-name="ce4" office:value-type="string" calcext:value-type="string">
            <text:p>76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泰里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210" calcext:value-type="float">
            <text:p>2,21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265" calcext:value-type="float">
            <text:p>2,2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66" calcext:value-type="float">
            <text:p>2,266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979" calcext:value-type="float">
            <text:p>2,979</text:p>
          </table:table-cell>
          <table:table-cell table:style-name="ce4" office:value-type="string" calcext:value-type="string">
            <text:p>76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埔里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39" calcext:value-type="float">
            <text:p>2,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9" calcext:value-type="float">
            <text:p>2,439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210" calcext:value-type="float">
            <text:p>3,210</text:p>
          </table:table-cell>
          <table:table-cell table:style-name="ce4" office:value-type="string" calcext:value-type="string">
            <text:p>75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125" calcext:value-type="float">
            <text:p>3,12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4197" calcext:value-type="float">
            <text:p>4,197</text:p>
          </table:table-cell>
          <table:table-cell table:style-name="ce4" office:value-type="string" calcext:value-type="string">
            <text:p>76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星里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016" calcext:value-type="float">
            <text:p>3,016</text:p>
          </table:table-cell>
          <table:table-cell table:style-name="ce4" office:value-type="string" calcext:value-type="string">
            <text:p>73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248" calcext:value-type="float">
            <text:p>2,24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292" calcext:value-type="float">
            <text:p>2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2" calcext:value-type="float">
            <text:p>2,29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943" calcext:value-type="float">
            <text:p>2,943</text:p>
          </table:table-cell>
          <table:table-cell table:style-name="ce4" office:value-type="string" calcext:value-type="string">
            <text:p>77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鄉雲里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369" calcext:value-type="float">
            <text:p>2,36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427" calcext:value-type="float">
            <text:p>2,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7" calcext:value-type="float">
            <text:p>2,4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227" calcext:value-type="float">
            <text:p>3,227</text:p>
          </table:table-cell>
          <table:table-cell table:style-name="ce4" office:value-type="string" calcext:value-type="string">
            <text:p>7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德里</text:p>
          </table:table-cell>
          <table:table-cell table:style-name="ce3" office:value-type="float" office:value="1980" calcext:value-type="float">
            <text:p>1,980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4186" calcext:value-type="float">
            <text:p>4,18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289" calcext:value-type="float">
            <text:p>4,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9" calcext:value-type="float">
            <text:p>4,289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5804" calcext:value-type="float">
            <text:p>5,804</text:p>
          </table:table-cell>
          <table:table-cell table:style-name="ce4" office:value-type="string" calcext:value-type="string">
            <text:p>73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91" calcext:value-type="float">
            <text:p>2,8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92" calcext:value-type="float">
            <text:p>2,892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867" calcext:value-type="float">
            <text:p>3,867</text:p>
          </table:table-cell>
          <table:table-cell table:style-name="ce4" office:value-type="string" calcext:value-type="string">
            <text:p>74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3" office:value-type="float" office:value="2468" calcext:value-type="float">
            <text:p>2,468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5202" calcext:value-type="float">
            <text:p>5,20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316" calcext:value-type="float">
            <text:p>5,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6" calcext:value-type="float">
            <text:p>5,316</text:p>
          </table:table-cell>
          <table:table-cell table:style-name="ce3" office:value-type="float" office:value="1952" calcext:value-type="float">
            <text:p>1,952</text:p>
          </table:table-cell>
          <table:table-cell table:style-name="ce3" office:value-type="float" office:value="7268" calcext:value-type="float">
            <text:p>7,268</text:p>
          </table:table-cell>
          <table:table-cell table:style-name="ce4" office:value-type="string" calcext:value-type="string">
            <text:p>7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550" calcext:value-type="float">
            <text:p>2,550</text:p>
          </table:table-cell>
          <table:table-cell table:style-name="ce4" office:value-type="string" calcext:value-type="string">
            <text:p>76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528" calcext:value-type="float">
            <text:p>2,52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595" calcext:value-type="float">
            <text:p>2,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5" calcext:value-type="float">
            <text:p>2,595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364" calcext:value-type="float">
            <text:p>3,364</text:p>
          </table:table-cell>
          <table:table-cell table:style-name="ce4" office:value-type="string" calcext:value-type="string">
            <text:p>77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323" calcext:value-type="float">
            <text:p>2,32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372" calcext:value-type="float">
            <text:p>2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2" calcext:value-type="float">
            <text:p>2,372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314" calcext:value-type="float">
            <text:p>3,314</text:p>
          </table:table-cell>
          <table:table-cell table:style-name="ce4" office:value-type="string" calcext:value-type="string">
            <text:p>71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433" calcext:value-type="float">
            <text:p>3,433</text:p>
          </table:table-cell>
          <table:table-cell table:style-name="ce4" office:value-type="string" calcext:value-type="string">
            <text:p>74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興里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628" calcext:value-type="float">
            <text:p>2,62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679" calcext:value-type="float">
            <text:p>2,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9" calcext:value-type="float">
            <text:p>2,679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576" calcext:value-type="float">
            <text:p>3,576</text:p>
          </table:table-cell>
          <table:table-cell table:style-name="ce4" office:value-type="string" calcext:value-type="string">
            <text:p>74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貴里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133" calcext:value-type="float">
            <text:p>2,133</text:p>
          </table:table-cell>
          <table:table-cell table:style-name="ce4" office:value-type="string" calcext:value-type="string">
            <text:p>74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福里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649" calcext:value-type="float">
            <text:p>1,649</text:p>
          </table:table-cell>
          <table:table-cell table:style-name="ce4" office:value-type="string" calcext:value-type="string">
            <text:p>76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德里</text:p>
          </table:table-cell>
          <table:table-cell table:style-name="ce3" office:value-type="float" office:value="2041" calcext:value-type="float">
            <text:p>2,041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4230" calcext:value-type="float">
            <text:p>4,23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324" calcext:value-type="float">
            <text:p>4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4" calcext:value-type="float">
            <text:p>4,324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5927" calcext:value-type="float">
            <text:p>5,927</text:p>
          </table:table-cell>
          <table:table-cell table:style-name="ce4" office:value-type="string" calcext:value-type="string">
            <text:p>72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東里</text:p>
          </table:table-cell>
          <table:table-cell table:style-name="ce3" office:value-type="float" office:value="2740" calcext:value-type="float">
            <text:p>2,740</text:p>
          </table:table-cell>
          <table:table-cell table:style-name="ce3" office:value-type="float" office:value="1927" calcext:value-type="float">
            <text:p>1,927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5175" calcext:value-type="float">
            <text:p>5,17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5278" calcext:value-type="float">
            <text:p>5,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8" calcext:value-type="float">
            <text:p>5,278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6919" calcext:value-type="float">
            <text:p>6,919</text:p>
          </table:table-cell>
          <table:table-cell table:style-name="ce4" office:value-type="string" calcext:value-type="string">
            <text:p>76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560" calcext:value-type="float">
            <text:p>2,56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620" calcext:value-type="float">
            <text:p>2,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0" calcext:value-type="float">
            <text:p>2,62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3702" calcext:value-type="float">
            <text:p>3,702</text:p>
          </table:table-cell>
          <table:table-cell table:style-name="ce4" office:value-type="string" calcext:value-type="string">
            <text:p>70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浮洲里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242" calcext:value-type="float">
            <text:p>2,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2" calcext:value-type="float">
            <text:p>2,242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117" calcext:value-type="float">
            <text:p>3,117</text:p>
          </table:table-cell>
          <table:table-cell table:style-name="ce4" office:value-type="string" calcext:value-type="string">
            <text:p>71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中里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111" calcext:value-type="float">
            <text:p>3,11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4358" calcext:value-type="float">
            <text:p>4,358</text:p>
          </table:table-cell>
          <table:table-cell table:style-name="ce4" office:value-type="string" calcext:value-type="string">
            <text:p>72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僑中里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558" calcext:value-type="float">
            <text:p>2,55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613" calcext:value-type="float">
            <text:p>2,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3" calcext:value-type="float">
            <text:p>2,613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553" calcext:value-type="float">
            <text:p>3,553</text:p>
          </table:table-cell>
          <table:table-cell table:style-name="ce4" office:value-type="string" calcext:value-type="string">
            <text:p>7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觀里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134" calcext:value-type="float">
            <text:p>2,13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81" calcext:value-type="float">
            <text:p>2,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1" calcext:value-type="float">
            <text:p>2,181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028" calcext:value-type="float">
            <text:p>3,028</text:p>
          </table:table-cell>
          <table:table-cell table:style-name="ce4" office:value-type="string" calcext:value-type="string">
            <text:p>72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歡園里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4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2119" calcext:value-type="float">
            <text:p>2,119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4219" calcext:value-type="float">
            <text:p>4,21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316" calcext:value-type="float">
            <text:p>4,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6" calcext:value-type="float">
            <text:p>4,316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5981" calcext:value-type="float">
            <text:p>5,981</text:p>
          </table:table-cell>
          <table:table-cell table:style-name="ce4" office:value-type="string" calcext:value-type="string">
            <text:p>7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76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472" calcext:value-type="float">
            <text:p>2,47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359" calcext:value-type="float">
            <text:p>3,359</text:p>
          </table:table-cell>
          <table:table-cell table:style-name="ce4" office:value-type="string" calcext:value-type="string">
            <text:p>7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2462" calcext:value-type="float">
            <text:p>2,462</text:p>
          </table:table-cell>
          <table:table-cell table:style-name="ce3" office:value-type="float" office:value="1774" calcext:value-type="float">
            <text:p>1,77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4665" calcext:value-type="float">
            <text:p>4,66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768" calcext:value-type="float">
            <text:p>4,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8" calcext:value-type="float">
            <text:p>4,768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6317" calcext:value-type="float">
            <text:p>6,317</text:p>
          </table:table-cell>
          <table:table-cell table:style-name="ce4" office:value-type="string" calcext:value-type="string">
            <text:p>75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聚安里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076" calcext:value-type="float">
            <text:p>3,07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134" calcext:value-type="float">
            <text:p>3,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4" calcext:value-type="float">
            <text:p>3,134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4367" calcext:value-type="float">
            <text:p>4,367</text:p>
          </table:table-cell>
          <table:table-cell table:style-name="ce4" office:value-type="string" calcext:value-type="string">
            <text:p>71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713" calcext:value-type="float">
            <text:p>1,71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324" calcext:value-type="float">
            <text:p>2,324</text:p>
          </table:table-cell>
          <table:table-cell table:style-name="ce4" office:value-type="string" calcext:value-type="string">
            <text:p>74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崑崙里</text:p>
          </table:table-cell>
          <table:table-cell table:style-name="ce3" office:value-type="float" office:value="2651" calcext:value-type="float">
            <text:p>2,651</text:p>
          </table:table-cell>
          <table:table-cell table:style-name="ce3" office:value-type="float" office:value="2579" calcext:value-type="float">
            <text:p>2,57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5753" calcext:value-type="float">
            <text:p>5,75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902" calcext:value-type="float">
            <text:p>5,9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03" calcext:value-type="float">
            <text:p>5,903</text:p>
          </table:table-cell>
          <table:table-cell table:style-name="ce3" office:value-type="float" office:value="2263" calcext:value-type="float">
            <text:p>2,263</text:p>
          </table:table-cell>
          <table:table-cell table:style-name="ce3" office:value-type="float" office:value="8166" calcext:value-type="float">
            <text:p>8,166</text:p>
          </table:table-cell>
          <table:table-cell table:style-name="ce4" office:value-type="string" calcext:value-type="string">
            <text:p>72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和里</text:p>
          </table:table-cell>
          <table:table-cell table:style-name="ce3" office:value-type="float" office:value="1945" calcext:value-type="float">
            <text:p>1,945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4119" calcext:value-type="float">
            <text:p>4,11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217" calcext:value-type="float">
            <text:p>4,2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18" calcext:value-type="float">
            <text:p>4,218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5882" calcext:value-type="float">
            <text:p>5,882</text:p>
          </table:table-cell>
          <table:table-cell table:style-name="ce4" office:value-type="string" calcext:value-type="string">
            <text:p>71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431" calcext:value-type="float">
            <text:p>3,43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507" calcext:value-type="float">
            <text:p>3,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7" calcext:value-type="float">
            <text:p>3,507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4797" calcext:value-type="float">
            <text:p>4,797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福里</text:p>
          </table:table-cell>
          <table:table-cell table:style-name="ce3" office:value-type="float" office:value="3954" calcext:value-type="float">
            <text:p>3,954</text:p>
          </table:table-cell>
          <table:table-cell table:style-name="ce3" office:value-type="float" office:value="3608" calcext:value-type="float">
            <text:p>3,608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377" calcext:value-type="float">
            <text:p>8,37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8537" calcext:value-type="float">
            <text:p>8,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7" calcext:value-type="float">
            <text:p>8,537</text:p>
          </table:table-cell>
          <table:table-cell table:style-name="ce3" office:value-type="float" office:value="3085" calcext:value-type="float">
            <text:p>3,085</text:p>
          </table:table-cell>
          <table:table-cell table:style-name="ce3" office:value-type="float" office:value="11622" calcext:value-type="float">
            <text:p>11,622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北里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178" calcext:value-type="float">
            <text:p>2,17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19" calcext:value-type="float">
            <text:p>2,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9" calcext:value-type="float">
            <text:p>2,219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940" calcext:value-type="float">
            <text:p>2,940</text:p>
          </table:table-cell>
          <table:table-cell table:style-name="ce4" office:value-type="string" calcext:value-type="string">
            <text:p>75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堂春里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499" calcext:value-type="float">
            <text:p>3,499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北市第8選舉區" table:style-name="ta8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新北市第8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吳崢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邱臣遠</text:p>
            <text:p>台灣民眾黨</text:p>
          </table:table-cell>
          <table:table-cell table:style-name="ce1" office:value-type="string" calcext:value-type="string" table:number-columns-spanned="1" table:number-rows-spanned="3">
            <text:p>(3)</text:p>
            <text:p>張智倫</text:p>
            <text:p>中國國民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77763" calcext:value-type="float">
            <text:p>77,763</text:p>
          </table:table-cell>
          <table:table-cell table:style-name="ce3" office:value-type="float" office:value="42759" calcext:value-type="float">
            <text:p>42,759</text:p>
          </table:table-cell>
          <table:table-cell table:style-name="ce3" office:value-type="float" office:value="89808" calcext:value-type="float">
            <text:p>89,808</text:p>
          </table:table-cell>
          <table:table-cell table:style-name="ce3" office:value-type="float" office:value="210330" calcext:value-type="float">
            <text:p>210,330</text:p>
          </table:table-cell>
          <table:table-cell table:style-name="ce3" office:value-type="float" office:value="3314" calcext:value-type="float">
            <text:p>3,314</text:p>
          </table:table-cell>
          <table:table-cell table:style-name="ce3" office:value-type="float" office:value="213644" calcext:value-type="float">
            <text:p>213,64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3659" calcext:value-type="float">
            <text:p>213,659</text:p>
          </table:table-cell>
          <table:table-cell table:style-name="ce3" office:value-type="float" office:value="73992" calcext:value-type="float">
            <text:p>73,992</text:p>
          </table:table-cell>
          <table:table-cell table:style-name="ce3" office:value-type="float" office:value="287651" calcext:value-type="float">
            <text:p>287,651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中和區</text:p>
          </table:table-cell>
          <table:table-cell table:style-name="ce2"/>
          <table:table-cell table:style-name="ce3" office:value-type="float" office:value="77763" calcext:value-type="float">
            <text:p>77,763</text:p>
          </table:table-cell>
          <table:table-cell table:style-name="ce3" office:value-type="float" office:value="42759" calcext:value-type="float">
            <text:p>42,759</text:p>
          </table:table-cell>
          <table:table-cell table:style-name="ce3" office:value-type="float" office:value="89808" calcext:value-type="float">
            <text:p>89,808</text:p>
          </table:table-cell>
          <table:table-cell table:style-name="ce3" office:value-type="float" office:value="210330" calcext:value-type="float">
            <text:p>210,330</text:p>
          </table:table-cell>
          <table:table-cell table:style-name="ce3" office:value-type="float" office:value="3314" calcext:value-type="float">
            <text:p>3,314</text:p>
          </table:table-cell>
          <table:table-cell table:style-name="ce3" office:value-type="float" office:value="213644" calcext:value-type="float">
            <text:p>213,64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3659" calcext:value-type="float">
            <text:p>213,659</text:p>
          </table:table-cell>
          <table:table-cell table:style-name="ce3" office:value-type="float" office:value="73992" calcext:value-type="float">
            <text:p>73,992</text:p>
          </table:table-cell>
          <table:table-cell table:style-name="ce3" office:value-type="float" office:value="287651" calcext:value-type="float">
            <text:p>287,651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2239" calcext:value-type="float">
            <text:p>2,239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5972" calcext:value-type="float">
            <text:p>5,97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6075" calcext:value-type="float">
            <text:p>6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5" calcext:value-type="float">
            <text:p>6,075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8000" calcext:value-type="float">
            <text:p>8,000</text:p>
          </table:table-cell>
          <table:table-cell table:style-name="ce4" office:value-type="string" calcext:value-type="string">
            <text:p>75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連和里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187" calcext:value-type="float">
            <text:p>2,187</text:p>
          </table:table-cell>
          <table:table-cell table:style-name="ce4" office:value-type="string" calcext:value-type="string">
            <text:p>7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連城里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4175" calcext:value-type="float">
            <text:p>4,17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225" calcext:value-type="float">
            <text:p>4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5" calcext:value-type="float">
            <text:p>4,225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5548" calcext:value-type="float">
            <text:p>5,548</text:p>
          </table:table-cell>
          <table:table-cell table:style-name="ce4" office:value-type="string" calcext:value-type="string">
            <text:p>7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3947" calcext:value-type="float">
            <text:p>3,94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011" calcext:value-type="float">
            <text:p>4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1" calcext:value-type="float">
            <text:p>4,011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5204" calcext:value-type="float">
            <text:p>5,204</text:p>
          </table:table-cell>
          <table:table-cell table:style-name="ce4" office:value-type="string" calcext:value-type="string">
            <text:p>77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行里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464" calcext:value-type="float">
            <text:p>2,464</text:p>
          </table:table-cell>
          <table:table-cell table:style-name="ce4" office:value-type="string" calcext:value-type="string">
            <text:p>7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行里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4233" calcext:value-type="float">
            <text:p>4,23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285" calcext:value-type="float">
            <text:p>4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5" calcext:value-type="float">
            <text:p>4,285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5569" calcext:value-type="float">
            <text:p>5,569</text:p>
          </table:table-cell>
          <table:table-cell table:style-name="ce4" office:value-type="string" calcext:value-type="string">
            <text:p>76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枋寮里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2343" calcext:value-type="float">
            <text:p>2,34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161" calcext:value-type="float">
            <text:p>3,161</text:p>
          </table:table-cell>
          <table:table-cell table:style-name="ce4" office:value-type="string" calcext:value-type="string">
            <text:p>74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2412" calcext:value-type="float">
            <text:p>2,41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444" calcext:value-type="float">
            <text:p>2,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4" calcext:value-type="float">
            <text:p>2,444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318" calcext:value-type="float">
            <text:p>3,318</text:p>
          </table:table-cell>
          <table:table-cell table:style-name="ce4" office:value-type="string" calcext:value-type="string">
            <text:p>73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廟美里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2773" calcext:value-type="float">
            <text:p>2,77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807" calcext:value-type="float">
            <text:p>2,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7" calcext:value-type="float">
            <text:p>2,807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785" calcext:value-type="float">
            <text:p>3,785</text:p>
          </table:table-cell>
          <table:table-cell table:style-name="ce4" office:value-type="string" calcext:value-type="string">
            <text:p>7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真里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2618" calcext:value-type="float">
            <text:p>2,61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61" calcext:value-type="float">
            <text:p>2,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1" calcext:value-type="float">
            <text:p>2,661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609" calcext:value-type="float">
            <text:p>3,609</text:p>
          </table:table-cell>
          <table:table-cell table:style-name="ce4" office:value-type="string" calcext:value-type="string">
            <text:p>73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善里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761" calcext:value-type="float">
            <text:p>2,7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729" calcext:value-type="float">
            <text:p>3,729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美里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2854" calcext:value-type="float">
            <text:p>2,85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887" calcext:value-type="float">
            <text:p>2,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7" calcext:value-type="float">
            <text:p>2,887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709" calcext:value-type="float">
            <text:p>3,709</text:p>
          </table:table-cell>
          <table:table-cell table:style-name="ce4" office:value-type="string" calcext:value-type="string">
            <text:p>77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祥里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3292" calcext:value-type="float">
            <text:p>3,29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332" calcext:value-type="float">
            <text:p>3,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2" calcext:value-type="float">
            <text:p>3,332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4299" calcext:value-type="float">
            <text:p>4,299</text:p>
          </table:table-cell>
          <table:table-cell table:style-name="ce4" office:value-type="string" calcext:value-type="string">
            <text:p>77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瓦磘里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3443" calcext:value-type="float">
            <text:p>3,44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495" calcext:value-type="float">
            <text:p>3,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5" calcext:value-type="float">
            <text:p>3,495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4743" calcext:value-type="float">
            <text:p>4,743</text:p>
          </table:table-cell>
          <table:table-cell table:style-name="ce4" office:value-type="string" calcext:value-type="string">
            <text:p>73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和里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2265" calcext:value-type="float">
            <text:p>2,26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302" calcext:value-type="float">
            <text:p>2,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2" calcext:value-type="float">
            <text:p>2,30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103" calcext:value-type="float">
            <text:p>3,103</text:p>
          </table:table-cell>
          <table:table-cell table:style-name="ce4" office:value-type="string" calcext:value-type="string">
            <text:p>74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和里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3129" calcext:value-type="float">
            <text:p>3,12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4281" calcext:value-type="float">
            <text:p>4,281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5161" calcext:value-type="float">
            <text:p>5,16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239" calcext:value-type="float">
            <text:p>5,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9" calcext:value-type="float">
            <text:p>5,239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6954" calcext:value-type="float">
            <text:p>6,954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山里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3327" calcext:value-type="float">
            <text:p>3,32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368" calcext:value-type="float">
            <text:p>3,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8" calcext:value-type="float">
            <text:p>3,368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4446" calcext:value-type="float">
            <text:p>4,446</text:p>
          </table:table-cell>
          <table:table-cell table:style-name="ce4" office:value-type="string" calcext:value-type="string">
            <text:p>75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河里</text:p>
          </table:table-cell>
          <table:table-cell table:style-name="ce3" office:value-type="float" office:value="2242" calcext:value-type="float">
            <text:p>2,242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2329" calcext:value-type="float">
            <text:p>2,329</text:p>
          </table:table-cell>
          <table:table-cell table:style-name="ce3" office:value-type="float" office:value="5827" calcext:value-type="float">
            <text:p>5,82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912" calcext:value-type="float">
            <text:p>5,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2" calcext:value-type="float">
            <text:p>5,912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7760" calcext:value-type="float">
            <text:p>7,760</text:p>
          </table:table-cell>
          <table:table-cell table:style-name="ce4" office:value-type="string" calcext:value-type="string">
            <text:p>76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和里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2617" calcext:value-type="float">
            <text:p>2,61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669" calcext:value-type="float">
            <text:p>2,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9" calcext:value-type="float">
            <text:p>2,669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596" calcext:value-type="float">
            <text:p>3,596</text:p>
          </table:table-cell>
          <table:table-cell table:style-name="ce4" office:value-type="string" calcext:value-type="string">
            <text:p>74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2443" calcext:value-type="float">
            <text:p>2,4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487" calcext:value-type="float">
            <text:p>2,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7" calcext:value-type="float">
            <text:p>2,487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351" calcext:value-type="float">
            <text:p>3,351</text:p>
          </table:table-cell>
          <table:table-cell table:style-name="ce4" office:value-type="string" calcext:value-type="string">
            <text:p>74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95" calcext:value-type="float">
            <text:p>2,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5" calcext:value-type="float">
            <text:p>2,395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284" calcext:value-type="float">
            <text:p>3,284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和里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23" calcext:value-type="float">
            <text:p>2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3" calcext:value-type="float">
            <text:p>2,323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017" calcext:value-type="float">
            <text:p>3,017</text:p>
          </table:table-cell>
          <table:table-cell table:style-name="ce4" office:value-type="string" calcext:value-type="string">
            <text:p>77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313" calcext:value-type="float">
            <text:p>2,313</text:p>
          </table:table-cell>
          <table:table-cell table:style-name="ce4" office:value-type="string" calcext:value-type="string">
            <text:p>7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碧河里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3430" calcext:value-type="float">
            <text:p>3,43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479" calcext:value-type="float">
            <text:p>3,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9" calcext:value-type="float">
            <text:p>3,479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4485" calcext:value-type="float">
            <text:p>4,485</text:p>
          </table:table-cell>
          <table:table-cell table:style-name="ce4" office:value-type="string" calcext:value-type="string">
            <text:p>77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南里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976" calcext:value-type="float">
            <text:p>2,976</text:p>
          </table:table-cell>
          <table:table-cell table:style-name="ce4" office:value-type="string" calcext:value-type="string">
            <text:p>70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南里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469" calcext:value-type="float">
            <text:p>2,469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新里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4742" calcext:value-type="float">
            <text:p>4,74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848" calcext:value-type="float">
            <text:p>4,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8" calcext:value-type="float">
            <text:p>4,848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6764" calcext:value-type="float">
            <text:p>6,764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南里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2577" calcext:value-type="float">
            <text:p>2,57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05" calcext:value-type="float">
            <text:p>2,6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06" calcext:value-type="float">
            <text:p>2,606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551" calcext:value-type="float">
            <text:p>3,551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南里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3113" calcext:value-type="float">
            <text:p>3,11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182" calcext:value-type="float">
            <text:p>3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2" calcext:value-type="float">
            <text:p>3,182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4317" calcext:value-type="float">
            <text:p>4,317</text:p>
          </table:table-cell>
          <table:table-cell table:style-name="ce4" office:value-type="string" calcext:value-type="string">
            <text:p>73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2817" calcext:value-type="float">
            <text:p>2,81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867" calcext:value-type="float">
            <text:p>2,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7" calcext:value-type="float">
            <text:p>2,867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3957" calcext:value-type="float">
            <text:p>3,957</text:p>
          </table:table-cell>
          <table:table-cell table:style-name="ce4" office:value-type="string" calcext:value-type="string">
            <text:p>72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南里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2817" calcext:value-type="float">
            <text:p>2,81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862" calcext:value-type="float">
            <text:p>2,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2" calcext:value-type="float">
            <text:p>2,862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804" calcext:value-type="float">
            <text:p>3,804</text:p>
          </table:table-cell>
          <table:table-cell table:style-name="ce4" office:value-type="string" calcext:value-type="string">
            <text:p>75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1888" calcext:value-type="float">
            <text:p>1,88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619" calcext:value-type="float">
            <text:p>2,619</text:p>
          </table:table-cell>
          <table:table-cell table:style-name="ce4" office:value-type="string" calcext:value-type="string">
            <text:p>73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南里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1887" calcext:value-type="float">
            <text:p>1,88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667" calcext:value-type="float">
            <text:p>2,667</text:p>
          </table:table-cell>
          <table:table-cell table:style-name="ce4" office:value-type="string" calcext:value-type="string">
            <text:p>71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本里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760" calcext:value-type="float">
            <text:p>1,760</text:p>
          </table:table-cell>
          <table:table-cell table:style-name="ce4" office:value-type="string" calcext:value-type="string">
            <text:p>75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橫路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96" calcext:value-type="float">
            <text:p>296</text:p>
          </table:table-cell>
          <table:table-cell table:style-name="ce4" office:value-type="string" calcext:value-type="string">
            <text:p>78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南里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3010" calcext:value-type="float">
            <text:p>3,01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059" calcext:value-type="float">
            <text:p>3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9" calcext:value-type="float">
            <text:p>3,059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4186" calcext:value-type="float">
            <text:p>4,186</text:p>
          </table:table-cell>
          <table:table-cell table:style-name="ce4" office:value-type="string" calcext:value-type="string">
            <text:p>7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壽南里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206" calcext:value-type="float">
            <text:p>2,206</text:p>
          </table:table-cell>
          <table:table-cell table:style-name="ce4" office:value-type="string" calcext:value-type="string">
            <text:p>72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南里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2569" calcext:value-type="float">
            <text:p>2,56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12" calcext:value-type="float">
            <text:p>2,6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3" calcext:value-type="float">
            <text:p>2,613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599" calcext:value-type="float">
            <text:p>3,599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南里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2803" calcext:value-type="float">
            <text:p>2,80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843" calcext:value-type="float">
            <text:p>2,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3" calcext:value-type="float">
            <text:p>2,843</text:p>
          </table:table-cell>
          <table:table-cell table:style-name="ce3" office:value-type="float" office:value="3807" calcext:value-type="float">
            <text:p>3,807</text:p>
          </table:table-cell>
          <table:table-cell table:style-name="ce3" office:value-type="float" office:value="6650" calcext:value-type="float">
            <text:p>6,650</text:p>
          </table:table-cell>
          <table:table-cell table:style-name="ce4" office:value-type="string" calcext:value-type="string">
            <text:p>4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4179" calcext:value-type="float">
            <text:p>4,17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236" calcext:value-type="float">
            <text:p>4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6" calcext:value-type="float">
            <text:p>4,236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5647" calcext:value-type="float">
            <text:p>5,647</text:p>
          </table:table-cell>
          <table:table-cell table:style-name="ce4" office:value-type="string" calcext:value-type="string">
            <text:p>7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興里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534" calcext:value-type="float">
            <text:p>2,534</text:p>
          </table:table-cell>
          <table:table-cell table:style-name="ce4" office:value-type="string" calcext:value-type="string">
            <text:p>74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3091" calcext:value-type="float">
            <text:p>3,09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140" calcext:value-type="float">
            <text:p>3,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41" calcext:value-type="float">
            <text:p>3,141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4238" calcext:value-type="float">
            <text:p>4,238</text:p>
          </table:table-cell>
          <table:table-cell table:style-name="ce4" office:value-type="string" calcext:value-type="string">
            <text:p>7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興里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2795" calcext:value-type="float">
            <text:p>2,79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47" calcext:value-type="float">
            <text:p>2,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7" calcext:value-type="float">
            <text:p>2,847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779" calcext:value-type="float">
            <text:p>3,779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平里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3916" calcext:value-type="float">
            <text:p>3,91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964" calcext:value-type="float">
            <text:p>3,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4" calcext:value-type="float">
            <text:p>3,964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5192" calcext:value-type="float">
            <text:p>5,192</text:p>
          </table:table-cell>
          <table:table-cell table:style-name="ce4" office:value-type="string" calcext:value-type="string">
            <text:p>76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新里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2272" calcext:value-type="float">
            <text:p>2,27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083" calcext:value-type="float">
            <text:p>3,083</text:p>
          </table:table-cell>
          <table:table-cell table:style-name="ce4" office:value-type="string" calcext:value-type="string">
            <text:p>75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福里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3771" calcext:value-type="float">
            <text:p>3,77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19" calcext:value-type="float">
            <text:p>3,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9" calcext:value-type="float">
            <text:p>3,819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5159" calcext:value-type="float">
            <text:p>5,159</text:p>
          </table:table-cell>
          <table:table-cell table:style-name="ce4" office:value-type="string" calcext:value-type="string">
            <text:p>74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安里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3191" calcext:value-type="float">
            <text:p>3,19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254" calcext:value-type="float">
            <text:p>3,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4" calcext:value-type="float">
            <text:p>3,254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4204" calcext:value-type="float">
            <text:p>4,204</text:p>
          </table:table-cell>
          <table:table-cell table:style-name="ce4" office:value-type="string" calcext:value-type="string">
            <text:p>77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文里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496" calcext:value-type="float">
            <text:p>3,496</text:p>
          </table:table-cell>
          <table:table-cell table:style-name="ce4" office:value-type="string" calcext:value-type="string">
            <text:p>76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和里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3373" calcext:value-type="float">
            <text:p>3,37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419" calcext:value-type="float">
            <text:p>3,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9" calcext:value-type="float">
            <text:p>3,419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4557" calcext:value-type="float">
            <text:p>4,557</text:p>
          </table:table-cell>
          <table:table-cell table:style-name="ce4" office:value-type="string" calcext:value-type="string">
            <text:p>75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昌里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982" calcext:value-type="float">
            <text:p>1,982</text:p>
          </table:table-cell>
          <table:table-cell table:style-name="ce4" office:value-type="string" calcext:value-type="string">
            <text:p>75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灰磘里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73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積穗里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5358" calcext:value-type="float">
            <text:p>5,35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447" calcext:value-type="float">
            <text:p>5,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7" calcext:value-type="float">
            <text:p>5,447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7051" calcext:value-type="float">
            <text:p>7,051</text:p>
          </table:table-cell>
          <table:table-cell table:style-name="ce4" office:value-type="string" calcext:value-type="string">
            <text:p>77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享里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117" calcext:value-type="float">
            <text:p>2,117</text:p>
          </table:table-cell>
          <table:table-cell table:style-name="ce4" office:value-type="string" calcext:value-type="string">
            <text:p>79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山里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3981" calcext:value-type="float">
            <text:p>3,98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055" calcext:value-type="float">
            <text:p>4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5" calcext:value-type="float">
            <text:p>4,055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5364" calcext:value-type="float">
            <text:p>5,364</text:p>
          </table:table-cell>
          <table:table-cell table:style-name="ce4" office:value-type="string" calcext:value-type="string">
            <text:p>75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穗里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401" calcext:value-type="float">
            <text:p>2,401</text:p>
          </table:table-cell>
          <table:table-cell table:style-name="ce4" office:value-type="string" calcext:value-type="string">
            <text:p>76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元里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3131" calcext:value-type="float">
            <text:p>3,13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182" calcext:value-type="float">
            <text:p>3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2" calcext:value-type="float">
            <text:p>3,182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326" calcext:value-type="float">
            <text:p>4,326</text:p>
          </table:table-cell>
          <table:table-cell table:style-name="ce4" office:value-type="string" calcext:value-type="string">
            <text:p>73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新里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12" calcext:value-type="float">
            <text:p>2,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2" calcext:value-type="float">
            <text:p>2,512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3456" calcext:value-type="float">
            <text:p>3,456</text:p>
          </table:table-cell>
          <table:table-cell table:style-name="ce4" office:value-type="string" calcext:value-type="string">
            <text:p>72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327" calcext:value-type="float">
            <text:p>3,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7" calcext:value-type="float">
            <text:p>3,327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4404" calcext:value-type="float">
            <text:p>4,404</text:p>
          </table:table-cell>
          <table:table-cell table:style-name="ce4" office:value-type="string" calcext:value-type="string">
            <text:p>7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穗里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2818" calcext:value-type="float">
            <text:p>2,81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60" calcext:value-type="float">
            <text:p>2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0" calcext:value-type="float">
            <text:p>2,86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799" calcext:value-type="float">
            <text:p>3,799</text:p>
          </table:table-cell>
          <table:table-cell table:style-name="ce4" office:value-type="string" calcext:value-type="string">
            <text:p>75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穗里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003" calcext:value-type="float">
            <text:p>2,003</text:p>
          </table:table-cell>
          <table:table-cell table:style-name="ce4" office:value-type="string" calcext:value-type="string">
            <text:p>75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穗里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2816" calcext:value-type="float">
            <text:p>2,81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65" calcext:value-type="float">
            <text:p>2,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5" calcext:value-type="float">
            <text:p>2,865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760" calcext:value-type="float">
            <text:p>3,760</text:p>
          </table:table-cell>
          <table:table-cell table:style-name="ce4" office:value-type="string" calcext:value-type="string">
            <text:p>76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穗里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2120" calcext:value-type="float">
            <text:p>2,12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151" calcext:value-type="float">
            <text:p>2,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1" calcext:value-type="float">
            <text:p>2,151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821" calcext:value-type="float">
            <text:p>2,821</text:p>
          </table:table-cell>
          <table:table-cell table:style-name="ce4" office:value-type="string" calcext:value-type="string">
            <text:p>76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3083" calcext:value-type="float">
            <text:p>3,08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128" calcext:value-type="float">
            <text:p>3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8" calcext:value-type="float">
            <text:p>3,128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231" calcext:value-type="float">
            <text:p>4,231</text:p>
          </table:table-cell>
          <table:table-cell table:style-name="ce4" office:value-type="string" calcext:value-type="string">
            <text:p>73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穗里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2868" calcext:value-type="float">
            <text:p>2,86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914" calcext:value-type="float">
            <text:p>2,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4" calcext:value-type="float">
            <text:p>2,914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937" calcext:value-type="float">
            <text:p>3,937</text:p>
          </table:table-cell>
          <table:table-cell table:style-name="ce4" office:value-type="string" calcext:value-type="string">
            <text:p>7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2736" calcext:value-type="float">
            <text:p>2,73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784" calcext:value-type="float">
            <text:p>2,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4" calcext:value-type="float">
            <text:p>2,784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627" calcext:value-type="float">
            <text:p>3,627</text:p>
          </table:table-cell>
          <table:table-cell table:style-name="ce4" office:value-type="string" calcext:value-type="string">
            <text:p>76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2503" calcext:value-type="float">
            <text:p>2,50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549" calcext:value-type="float">
            <text:p>2,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9" calcext:value-type="float">
            <text:p>2,549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324" calcext:value-type="float">
            <text:p>3,324</text:p>
          </table:table-cell>
          <table:table-cell table:style-name="ce4" office:value-type="string" calcext:value-type="string">
            <text:p>76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壽德里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2865" calcext:value-type="float">
            <text:p>2,86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922" calcext:value-type="float">
            <text:p>2,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2" calcext:value-type="float">
            <text:p>2,922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790" calcext:value-type="float">
            <text:p>3,790</text:p>
          </table:table-cell>
          <table:table-cell table:style-name="ce4" office:value-type="string" calcext:value-type="string">
            <text:p>77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2457" calcext:value-type="float">
            <text:p>2,45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305" calcext:value-type="float">
            <text:p>3,305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中里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2546" calcext:value-type="float">
            <text:p>2,54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91" calcext:value-type="float">
            <text:p>2,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1" calcext:value-type="float">
            <text:p>2,591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528" calcext:value-type="float">
            <text:p>3,528</text:p>
          </table:table-cell>
          <table:table-cell table:style-name="ce4" office:value-type="string" calcext:value-type="string">
            <text:p>73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盛里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2376" calcext:value-type="float">
            <text:p>2,37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421" calcext:value-type="float">
            <text:p>2,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1" calcext:value-type="float">
            <text:p>2,421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262" calcext:value-type="float">
            <text:p>3,262</text:p>
          </table:table-cell>
          <table:table-cell table:style-name="ce4" office:value-type="string" calcext:value-type="string">
            <text:p>74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400" calcext:value-type="float">
            <text:p>2,400</text:p>
          </table:table-cell>
          <table:table-cell table:style-name="ce4" office:value-type="string" calcext:value-type="string">
            <text:p>77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富里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297" calcext:value-type="float">
            <text:p>2,29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162" calcext:value-type="float">
            <text:p>3,162</text:p>
          </table:table-cell>
          <table:table-cell table:style-name="ce4" office:value-type="string" calcext:value-type="string">
            <text:p>73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慶里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2571" calcext:value-type="float">
            <text:p>2,57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602" calcext:value-type="float">
            <text:p>2,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2" calcext:value-type="float">
            <text:p>2,602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3620" calcext:value-type="float">
            <text:p>3,620</text:p>
          </table:table-cell>
          <table:table-cell table:style-name="ce4" office:value-type="string" calcext:value-type="string">
            <text:p>71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冠穗里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202" calcext:value-type="float">
            <text:p>2,20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824" calcext:value-type="float">
            <text:p>2,824</text:p>
          </table:table-cell>
          <table:table-cell table:style-name="ce4" office:value-type="string" calcext:value-type="string">
            <text:p>79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81" calcext:value-type="float">
            <text:p>2,1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877" calcext:value-type="float">
            <text:p>2,877</text:p>
          </table:table-cell>
          <table:table-cell table:style-name="ce4" office:value-type="string" calcext:value-type="string">
            <text:p>75.81</text:p>
          </table:table-cell>
          <table:table-cell table:number-columns-repeated="101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北市第9選舉區" table:style-name="ta9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新北市第9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德福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莊銘淵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愷寧</text:p>
            <text:p>台灣維新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98260" calcext:value-type="float">
            <text:p>98,260</text:p>
          </table:table-cell>
          <table:table-cell table:style-name="ce3" office:value-type="float" office:value="50613" calcext:value-type="float">
            <text:p>50,613</text:p>
          </table:table-cell>
          <table:table-cell table:style-name="ce3" office:value-type="float" office:value="21345" calcext:value-type="float">
            <text:p>21,345</text:p>
          </table:table-cell>
          <table:table-cell table:style-name="ce3" office:value-type="float" office:value="170218" calcext:value-type="float">
            <text:p>170,218</text:p>
          </table:table-cell>
          <table:table-cell table:style-name="ce3" office:value-type="float" office:value="6740" calcext:value-type="float">
            <text:p>6,740</text:p>
          </table:table-cell>
          <table:table-cell table:style-name="ce3" office:value-type="float" office:value="176958" calcext:value-type="float">
            <text:p>176,95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6997" calcext:value-type="float">
            <text:p>176,997</text:p>
          </table:table-cell>
          <table:table-cell table:style-name="ce3" office:value-type="float" office:value="61302" calcext:value-type="float">
            <text:p>61,302</text:p>
          </table:table-cell>
          <table:table-cell table:style-name="ce3" office:value-type="float" office:value="238299" calcext:value-type="float">
            <text:p>238,299</text:p>
          </table:table-cell>
          <table:table-cell table:style-name="ce4" office:value-type="string" calcext:value-type="string">
            <text:p>74.2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中和區</text:p>
          </table:table-cell>
          <table:table-cell table:style-name="ce2"/>
          <table:table-cell table:style-name="ce3" office:value-type="float" office:value="24696" calcext:value-type="float">
            <text:p>24,696</text:p>
          </table:table-cell>
          <table:table-cell table:style-name="ce3" office:value-type="float" office:value="12278" calcext:value-type="float">
            <text:p>12,278</text:p>
          </table:table-cell>
          <table:table-cell table:style-name="ce3" office:value-type="float" office:value="5561" calcext:value-type="float">
            <text:p>5,561</text:p>
          </table:table-cell>
          <table:table-cell table:style-name="ce3" office:value-type="float" office:value="42535" calcext:value-type="float">
            <text:p>42,535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44197" calcext:value-type="float">
            <text:p>44,19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4232" calcext:value-type="float">
            <text:p>44,232</text:p>
          </table:table-cell>
          <table:table-cell table:style-name="ce3" office:value-type="float" office:value="14757" calcext:value-type="float">
            <text:p>14,757</text:p>
          </table:table-cell>
          <table:table-cell table:style-name="ce3" office:value-type="float" office:value="58989" calcext:value-type="float">
            <text:p>58,989</text:p>
          </table:table-cell>
          <table:table-cell table:style-name="ce4" office:value-type="string" calcext:value-type="string">
            <text:p>74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宜安里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779" calcext:value-type="float">
            <text:p>1,779</text:p>
          </table:table-cell>
          <table:table-cell table:style-name="ce4" office:value-type="string" calcext:value-type="string">
            <text:p>75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樂里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416" calcext:value-type="float">
            <text:p>2,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6" calcext:value-type="float">
            <text:p>2,416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163" calcext:value-type="float">
            <text:p>3,163</text:p>
          </table:table-cell>
          <table:table-cell table:style-name="ce4" office:value-type="string" calcext:value-type="string">
            <text:p>76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643" calcext:value-type="float">
            <text:p>2,643</text:p>
          </table:table-cell>
          <table:table-cell table:style-name="ce4" office:value-type="string" calcext:value-type="string">
            <text:p>75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順里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845" calcext:value-type="float">
            <text:p>2,84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962" calcext:value-type="float">
            <text:p>2,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2" calcext:value-type="float">
            <text:p>2,962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834" calcext:value-type="float">
            <text:p>3,834</text:p>
          </table:table-cell>
          <table:table-cell table:style-name="ce4" office:value-type="string" calcext:value-type="string">
            <text:p>77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平里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3840" calcext:value-type="float">
            <text:p>3,84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975" calcext:value-type="float">
            <text:p>3,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5" calcext:value-type="float">
            <text:p>3,975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5106" calcext:value-type="float">
            <text:p>5,106</text:p>
          </table:table-cell>
          <table:table-cell table:style-name="ce4" office:value-type="string" calcext:value-type="string">
            <text:p>77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安里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80" calcext:value-type="float">
            <text:p>2,98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884" calcext:value-type="float">
            <text:p>3,884</text:p>
          </table:table-cell>
          <table:table-cell table:style-name="ce4" office:value-type="string" calcext:value-type="string">
            <text:p>76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992" calcext:value-type="float">
            <text:p>2,992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791" calcext:value-type="float">
            <text:p>2,79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907" calcext:value-type="float">
            <text:p>2,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7" calcext:value-type="float">
            <text:p>2,907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897" calcext:value-type="float">
            <text:p>3,897</text:p>
          </table:table-cell>
          <table:table-cell table:style-name="ce4" office:value-type="string" calcext:value-type="string">
            <text:p>74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成里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106" calcext:value-type="float">
            <text:p>2,10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932" calcext:value-type="float">
            <text:p>2,932</text:p>
          </table:table-cell>
          <table:table-cell table:style-name="ce4" office:value-type="string" calcext:value-type="string">
            <text:p>74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義里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322" calcext:value-type="float">
            <text:p>2,322</text:p>
          </table:table-cell>
          <table:table-cell table:style-name="ce4" office:value-type="string" calcext:value-type="string">
            <text:p>75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福里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000" calcext:value-type="float">
            <text:p>3,00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135" calcext:value-type="float">
            <text:p>3,1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36" calcext:value-type="float">
            <text:p>3,136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4207" calcext:value-type="float">
            <text:p>4,207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景里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3964" calcext:value-type="float">
            <text:p>3,96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086" calcext:value-type="float">
            <text:p>4,08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15" calcext:value-type="float">
            <text:p>4,115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5523" calcext:value-type="float">
            <text:p>5,523</text:p>
          </table:table-cell>
          <table:table-cell table:style-name="ce4" office:value-type="string" calcext:value-type="string">
            <text:p>73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明里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017" calcext:value-type="float">
            <text:p>3,01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150" calcext:value-type="float">
            <text:p>3,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0" calcext:value-type="float">
            <text:p>3,15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4350" calcext:value-type="float">
            <text:p>4,350</text:p>
          </table:table-cell>
          <table:table-cell table:style-name="ce4" office:value-type="string" calcext:value-type="string">
            <text:p>72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峰里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4172" calcext:value-type="float">
            <text:p>4,172</text:p>
          </table:table-cell>
          <table:table-cell table:style-name="ce4" office:value-type="string" calcext:value-type="string">
            <text:p>73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士里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165" calcext:value-type="float">
            <text:p>2,165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水里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390" calcext:value-type="float">
            <text:p>2,3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91" calcext:value-type="float">
            <text:p>2,391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228" calcext:value-type="float">
            <text:p>3,228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仁里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792" calcext:value-type="float">
            <text:p>2,792</text:p>
          </table:table-cell>
          <table:table-cell table:style-name="ce4" office:value-type="string" calcext:value-type="string">
            <text:p>74.3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永和區</text:p>
          </table:table-cell>
          <table:table-cell table:style-name="ce2"/>
          <table:table-cell table:style-name="ce3" office:value-type="float" office:value="73564" calcext:value-type="float">
            <text:p>73,564</text:p>
          </table:table-cell>
          <table:table-cell table:style-name="ce3" office:value-type="float" office:value="38335" calcext:value-type="float">
            <text:p>38,335</text:p>
          </table:table-cell>
          <table:table-cell table:style-name="ce3" office:value-type="float" office:value="15784" calcext:value-type="float">
            <text:p>15,784</text:p>
          </table:table-cell>
          <table:table-cell table:style-name="ce3" office:value-type="float" office:value="127683" calcext:value-type="float">
            <text:p>127,683</text:p>
          </table:table-cell>
          <table:table-cell table:style-name="ce3" office:value-type="float" office:value="5078" calcext:value-type="float">
            <text:p>5,078</text:p>
          </table:table-cell>
          <table:table-cell table:style-name="ce3" office:value-type="float" office:value="132761" calcext:value-type="float">
            <text:p>132,7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2765" calcext:value-type="float">
            <text:p>132,765</text:p>
          </table:table-cell>
          <table:table-cell table:style-name="ce3" office:value-type="float" office:value="46545" calcext:value-type="float">
            <text:p>46,545</text:p>
          </table:table-cell>
          <table:table-cell table:style-name="ce3" office:value-type="float" office:value="179310" calcext:value-type="float">
            <text:p>179,310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74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網溪里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035" calcext:value-type="float">
            <text:p>2,035</text:p>
          </table:table-cell>
          <table:table-cell table:style-name="ce4" office:value-type="string" calcext:value-type="string">
            <text:p>74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071" calcext:value-type="float">
            <text:p>3,071</text:p>
          </table:table-cell>
          <table:table-cell table:style-name="ce4" office:value-type="string" calcext:value-type="string">
            <text:p>7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175" calcext:value-type="float">
            <text:p>2,17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272" calcext:value-type="float">
            <text:p>2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2" calcext:value-type="float">
            <text:p>2,272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134" calcext:value-type="float">
            <text:p>3,134</text:p>
          </table:table-cell>
          <table:table-cell table:style-name="ce4" office:value-type="string" calcext:value-type="string">
            <text:p>7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109" calcext:value-type="float">
            <text:p>2,10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941" calcext:value-type="float">
            <text:p>2,941</text:p>
          </table:table-cell>
          <table:table-cell table:style-name="ce4" office:value-type="string" calcext:value-type="string">
            <text:p>73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972" calcext:value-type="float">
            <text:p>1,97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758" calcext:value-type="float">
            <text:p>2,758</text:p>
          </table:table-cell>
          <table:table-cell table:style-name="ce4" office:value-type="string" calcext:value-type="string">
            <text:p>73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勵行里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3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774" calcext:value-type="float">
            <text:p>2,774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654" calcext:value-type="float">
            <text:p>2,654</text:p>
          </table:table-cell>
          <table:table-cell table:style-name="ce4" office:value-type="string" calcext:value-type="string">
            <text:p>71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889" calcext:value-type="float">
            <text:p>1,889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豫溪里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4413" calcext:value-type="float">
            <text:p>4,413</text:p>
          </table:table-cell>
          <table:table-cell table:style-name="ce4" office:value-type="string" calcext:value-type="string">
            <text:p>5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861" calcext:value-type="float">
            <text:p>1,86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945" calcext:value-type="float">
            <text:p>1,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5" calcext:value-type="float">
            <text:p>1,945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510" calcext:value-type="float">
            <text:p>2,510</text:p>
          </table:table-cell>
          <table:table-cell table:style-name="ce4" office:value-type="string" calcext:value-type="string">
            <text:p>77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和里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221" calcext:value-type="float">
            <text:p>3,2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4337" calcext:value-type="float">
            <text:p>4,337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得和里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587" calcext:value-type="float">
            <text:p>2,58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664" calcext:value-type="float">
            <text:p>2,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4" calcext:value-type="float">
            <text:p>2,664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536" calcext:value-type="float">
            <text:p>3,536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貞里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087" calcext:value-type="float">
            <text:p>2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7" calcext:value-type="float">
            <text:p>2,087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789" calcext:value-type="float">
            <text:p>2,789</text:p>
          </table:table-cell>
          <table:table-cell table:style-name="ce4" office:value-type="string" calcext:value-type="string">
            <text:p>74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296" calcext:value-type="float">
            <text:p>2,296</text:p>
          </table:table-cell>
          <table:table-cell table:style-name="ce4" office:value-type="string" calcext:value-type="string">
            <text:p>76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河濱里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710" calcext:value-type="float">
            <text:p>2,710</text:p>
          </table:table-cell>
          <table:table-cell table:style-name="ce4" office:value-type="string" calcext:value-type="string">
            <text:p>74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和里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989" calcext:value-type="float">
            <text:p>2,98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109" calcext:value-type="float">
            <text:p>3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9" calcext:value-type="float">
            <text:p>3,109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4105" calcext:value-type="float">
            <text:p>4,105</text:p>
          </table:table-cell>
          <table:table-cell table:style-name="ce4" office:value-type="string" calcext:value-type="string">
            <text:p>75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元里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830" calcext:value-type="float">
            <text:p>2,83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891" calcext:value-type="float">
            <text:p>3,891</text:p>
          </table:table-cell>
          <table:table-cell table:style-name="ce4" office:value-type="string" calcext:value-type="string">
            <text:p>75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689" calcext:value-type="float">
            <text:p>2,68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784" calcext:value-type="float">
            <text:p>2,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4" calcext:value-type="float">
            <text:p>2,784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720" calcext:value-type="float">
            <text:p>3,720</text:p>
          </table:table-cell>
          <table:table-cell table:style-name="ce4" office:value-type="string" calcext:value-type="string">
            <text:p>74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748" calcext:value-type="float">
            <text:p>2,74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818" calcext:value-type="float">
            <text:p>3,818</text:p>
          </table:table-cell>
          <table:table-cell table:style-name="ce4" office:value-type="string" calcext:value-type="string">
            <text:p>74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朗里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225" calcext:value-type="float">
            <text:p>3,225</text:p>
          </table:table-cell>
          <table:table-cell table:style-name="ce4" office:value-type="string" calcext:value-type="string">
            <text:p>73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成里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684" calcext:value-type="float">
            <text:p>1,68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408" calcext:value-type="float">
            <text:p>2,408</text:p>
          </table:table-cell>
          <table:table-cell table:style-name="ce4" office:value-type="string" calcext:value-type="string">
            <text:p>72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林里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401" calcext:value-type="float">
            <text:p>2,40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294" calcext:value-type="float">
            <text:p>3,294</text:p>
          </table:table-cell>
          <table:table-cell table:style-name="ce4" office:value-type="string" calcext:value-type="string">
            <text:p>76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得里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75" calcext:value-type="float">
            <text:p>1,675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214" calcext:value-type="float">
            <text:p>2,214</text:p>
          </table:table-cell>
          <table:table-cell table:style-name="ce4" office:value-type="string" calcext:value-type="string">
            <text:p>75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元里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918" calcext:value-type="float">
            <text:p>1,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8" calcext:value-type="float">
            <text:p>1,918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560" calcext:value-type="float">
            <text:p>2,560</text:p>
          </table:table-cell>
          <table:table-cell table:style-name="ce4" office:value-type="string" calcext:value-type="string">
            <text:p>74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369" calcext:value-type="float">
            <text:p>2,36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436" calcext:value-type="float">
            <text:p>2,4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243" calcext:value-type="float">
            <text:p>3,243</text:p>
          </table:table-cell>
          <table:table-cell table:style-name="ce4" office:value-type="string" calcext:value-type="string">
            <text:p>75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本里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266" calcext:value-type="float">
            <text:p>2,26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358" calcext:value-type="float">
            <text:p>2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8" calcext:value-type="float">
            <text:p>2,358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282" calcext:value-type="float">
            <text:p>3,282</text:p>
          </table:table-cell>
          <table:table-cell table:style-name="ce4" office:value-type="string" calcext:value-type="string">
            <text:p>71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富里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713" calcext:value-type="float">
            <text:p>1,71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398" calcext:value-type="float">
            <text:p>2,398</text:p>
          </table:table-cell>
          <table:table-cell table:style-name="ce4" office:value-type="string" calcext:value-type="string">
            <text:p>7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樂里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812" calcext:value-type="float">
            <text:p>2,81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809" calcext:value-type="float">
            <text:p>3,809</text:p>
          </table:table-cell>
          <table:table-cell table:style-name="ce4" office:value-type="string" calcext:value-type="string">
            <text:p>76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治里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394" calcext:value-type="float">
            <text:p>2,394</text:p>
          </table:table-cell>
          <table:table-cell table:style-name="ce4" office:value-type="string" calcext:value-type="string">
            <text:p>72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智光里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685" calcext:value-type="float">
            <text:p>2,685</text:p>
          </table:table-cell>
          <table:table-cell table:style-name="ce4" office:value-type="string" calcext:value-type="string">
            <text:p>71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安里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957" calcext:value-type="float">
            <text:p>2,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7" calcext:value-type="float">
            <text:p>2,957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993" calcext:value-type="float">
            <text:p>3,993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743" calcext:value-type="float">
            <text:p>2,74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829" calcext:value-type="float">
            <text:p>2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9" calcext:value-type="float">
            <text:p>2,829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811" calcext:value-type="float">
            <text:p>3,811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店街里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473" calcext:value-type="float">
            <text:p>2,47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569" calcext:value-type="float">
            <text:p>2,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9" calcext:value-type="float">
            <text:p>2,569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525" calcext:value-type="float">
            <text:p>3,525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227" calcext:value-type="float">
            <text:p>2,227</text:p>
          </table:table-cell>
          <table:table-cell table:style-name="ce4" office:value-type="string" calcext:value-type="string">
            <text:p>76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705" calcext:value-type="float">
            <text:p>2,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5" calcext:value-type="float">
            <text:p>2,705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545" calcext:value-type="float">
            <text:p>3,545</text:p>
          </table:table-cell>
          <table:table-cell table:style-name="ce4" office:value-type="string" calcext:value-type="string">
            <text:p>76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983" calcext:value-type="float">
            <text:p>1,983</text:p>
          </table:table-cell>
          <table:table-cell table:style-name="ce4" office:value-type="string" calcext:value-type="string">
            <text:p>73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465" calcext:value-type="float">
            <text:p>2,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5" calcext:value-type="float">
            <text:p>2,46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291" calcext:value-type="float">
            <text:p>3,291</text:p>
          </table:table-cell>
          <table:table-cell table:style-name="ce4" office:value-type="string" calcext:value-type="string">
            <text:p>7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861" calcext:value-type="float">
            <text:p>1,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1" calcext:value-type="float">
            <text:p>1,861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495" calcext:value-type="float">
            <text:p>2,495</text:p>
          </table:table-cell>
          <table:table-cell table:style-name="ce4" office:value-type="string" calcext:value-type="string">
            <text:p>74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和里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375" calcext:value-type="float">
            <text:p>2,37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261" calcext:value-type="float">
            <text:p>3,261</text:p>
          </table:table-cell>
          <table:table-cell table:style-name="ce4" office:value-type="string" calcext:value-type="string">
            <text:p>75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418" calcext:value-type="float">
            <text:p>2,41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515" calcext:value-type="float">
            <text:p>2,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5" calcext:value-type="float">
            <text:p>2,515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277" calcext:value-type="float">
            <text:p>3,277</text:p>
          </table:table-cell>
          <table:table-cell table:style-name="ce4" office:value-type="string" calcext:value-type="string">
            <text:p>76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前溪里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838" calcext:value-type="float">
            <text:p>1,838</text:p>
          </table:table-cell>
          <table:table-cell table:style-name="ce4" office:value-type="string" calcext:value-type="string">
            <text:p>73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831" calcext:value-type="float">
            <text:p>2,83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944" calcext:value-type="float">
            <text:p>2,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4" calcext:value-type="float">
            <text:p>2,944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4058" calcext:value-type="float">
            <text:p>4,058</text:p>
          </table:table-cell>
          <table:table-cell table:style-name="ce4" office:value-type="string" calcext:value-type="string">
            <text:p>72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平里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931" calcext:value-type="float">
            <text:p>2,93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056" calcext:value-type="float">
            <text:p>3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6" calcext:value-type="float">
            <text:p>3,056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998" calcext:value-type="float">
            <text:p>3,998</text:p>
          </table:table-cell>
          <table:table-cell table:style-name="ce4" office:value-type="string" calcext:value-type="string">
            <text:p>76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溪里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065" calcext:value-type="float">
            <text:p>3,06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4268" calcext:value-type="float">
            <text:p>4,268</text:p>
          </table:table-cell>
          <table:table-cell table:style-name="ce4" office:value-type="string" calcext:value-type="string">
            <text:p>74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4265" calcext:value-type="float">
            <text:p>4,26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465" calcext:value-type="float">
            <text:p>4,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5" calcext:value-type="float">
            <text:p>4,465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5896" calcext:value-type="float">
            <text:p>5,896</text:p>
          </table:table-cell>
          <table:table-cell table:style-name="ce4" office:value-type="string" calcext:value-type="string">
            <text:p>75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順里</text:p>
          </table:table-cell>
          <table:table-cell table:style-name="ce3" office:value-type="float" office:value="3688" calcext:value-type="float">
            <text:p>3,688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6503" calcext:value-type="float">
            <text:p>6,50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736" calcext:value-type="float">
            <text:p>6,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6" calcext:value-type="float">
            <text:p>6,736</text:p>
          </table:table-cell>
          <table:table-cell table:style-name="ce3" office:value-type="float" office:value="2226" calcext:value-type="float">
            <text:p>2,226</text:p>
          </table:table-cell>
          <table:table-cell table:style-name="ce3" office:value-type="float" office:value="8962" calcext:value-type="float">
            <text:p>8,962</text:p>
          </table:table-cell>
          <table:table-cell table:style-name="ce4" office:value-type="string" calcext:value-type="string">
            <text:p>75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溪里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848" calcext:value-type="float">
            <text:p>2,84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918" calcext:value-type="float">
            <text:p>3,918</text:p>
          </table:table-cell>
          <table:table-cell table:style-name="ce4" office:value-type="string" calcext:value-type="string">
            <text:p>75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73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71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成里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75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343" calcext:value-type="float">
            <text:p>2,343</text:p>
          </table:table-cell>
          <table:table-cell table:style-name="ce4" office:value-type="string" calcext:value-type="string">
            <text:p>77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365" calcext:value-type="float">
            <text:p>2,365</text:p>
          </table:table-cell>
          <table:table-cell table:style-name="ce4" office:value-type="string" calcext:value-type="string">
            <text:p>7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233" calcext:value-type="float">
            <text:p>2,233</text:p>
          </table:table-cell>
          <table:table-cell table:style-name="ce4" office:value-type="string" calcext:value-type="string">
            <text:p>73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溪里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757" calcext:value-type="float">
            <text:p>1,757</text:p>
          </table:table-cell>
          <table:table-cell table:style-name="ce4" office:value-type="string" calcext:value-type="string">
            <text:p>75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溪里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632" calcext:value-type="float">
            <text:p>1,632</text:p>
          </table:table-cell>
          <table:table-cell table:style-name="ce4" office:value-type="string" calcext:value-type="string">
            <text:p>71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溪里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135" calcext:value-type="float">
            <text:p>2,135</text:p>
          </table:table-cell>
          <table:table-cell table:style-name="ce4" office:value-type="string" calcext:value-type="string">
            <text:p>76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河堤里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127" calcext:value-type="float">
            <text:p>2,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906" calcext:value-type="float">
            <text:p>2,906</text:p>
          </table:table-cell>
          <table:table-cell table:style-name="ce4" office:value-type="string" calcext:value-type="string">
            <text:p>73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廍里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903" calcext:value-type="float">
            <text:p>1,903</text:p>
          </table:table-cell>
          <table:table-cell table:style-name="ce4" office:value-type="string" calcext:value-type="string">
            <text:p>75.67</text:p>
          </table:table-cell>
          <table:table-cell table:number-columns-repeated="101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北市第10選舉區" table:style-name="ta10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新北市第10選舉區候選人在各村(里)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孟藹倫</text:p>
            <text:p>人民最大黨</text:p>
          </table:table-cell>
          <table:table-cell table:style-name="ce1" office:value-type="string" calcext:value-type="string" table:number-columns-spanned="1" table:number-rows-spanned="3">
            <text:p>(2)</text:p>
            <text:p>袁興</text:p>
            <text:p>復康聯盟黨</text:p>
          </table:table-cell>
          <table:table-cell table:style-name="ce1" office:value-type="string" calcext:value-type="string" table:number-columns-spanned="1" table:number-rows-spanned="3">
            <text:p>(3)</text:p>
            <text:p>吳琪銘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林金結</text:p>
            <text:p>中國國民黨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3319" calcext:value-type="float">
            <text:p>3,319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103437" calcext:value-type="float">
            <text:p>103,437</text:p>
          </table:table-cell>
          <table:table-cell table:style-name="ce3" office:value-type="float" office:value="95147" calcext:value-type="float">
            <text:p>95,147</text:p>
          </table:table-cell>
          <table:table-cell table:style-name="ce3" office:value-type="float" office:value="204511" calcext:value-type="float">
            <text:p>204,511</text:p>
          </table:table-cell>
          <table:table-cell table:style-name="ce3" office:value-type="float" office:value="5779" calcext:value-type="float">
            <text:p>5,779</text:p>
          </table:table-cell>
          <table:table-cell table:style-name="ce3" office:value-type="float" office:value="210290" calcext:value-type="float">
            <text:p>210,2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0301" calcext:value-type="float">
            <text:p>210,301</text:p>
          </table:table-cell>
          <table:table-cell table:style-name="ce3" office:value-type="float" office:value="80414" calcext:value-type="float">
            <text:p>80,414</text:p>
          </table:table-cell>
          <table:table-cell table:style-name="ce3" office:value-type="float" office:value="290715" calcext:value-type="float">
            <text:p>290,715</text:p>
          </table:table-cell>
          <table:table-cell table:style-name="ce4" office:value-type="string" calcext:value-type="string">
            <text:p>72.3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土城區</text:p>
          </table:table-cell>
          <table:table-cell table:style-name="ce2"/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71733" calcext:value-type="float">
            <text:p>71,733</text:p>
          </table:table-cell>
          <table:table-cell table:style-name="ce3" office:value-type="float" office:value="64913" calcext:value-type="float">
            <text:p>64,913</text:p>
          </table:table-cell>
          <table:table-cell table:style-name="ce3" office:value-type="float" office:value="140739" calcext:value-type="float">
            <text:p>140,739</text:p>
          </table:table-cell>
          <table:table-cell table:style-name="ce3" office:value-type="float" office:value="3948" calcext:value-type="float">
            <text:p>3,948</text:p>
          </table:table-cell>
          <table:table-cell table:style-name="ce3" office:value-type="float" office:value="144687" calcext:value-type="float">
            <text:p>144,6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4696" calcext:value-type="float">
            <text:p>144,696</text:p>
          </table:table-cell>
          <table:table-cell table:style-name="ce3" office:value-type="float" office:value="53885" calcext:value-type="float">
            <text:p>53,885</text:p>
          </table:table-cell>
          <table:table-cell table:style-name="ce3" office:value-type="float" office:value="198581" calcext:value-type="float">
            <text:p>198,581</text:p>
          </table:table-cell>
          <table:table-cell table:style-name="ce4" office:value-type="string" calcext:value-type="string">
            <text:p>72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祖田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393" calcext:value-type="float">
            <text:p>1,393</text:p>
          </table:table-cell>
          <table:table-cell table:style-name="ce4" office:value-type="string" calcext:value-type="string">
            <text:p>72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新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918" calcext:value-type="float">
            <text:p>1,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8" calcext:value-type="float">
            <text:p>1,918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533" calcext:value-type="float">
            <text:p>2,533</text:p>
          </table:table-cell>
          <table:table-cell table:style-name="ce4" office:value-type="string" calcext:value-type="string">
            <text:p>75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3145" calcext:value-type="float">
            <text:p>3,14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238" calcext:value-type="float">
            <text:p>3,2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41" calcext:value-type="float">
            <text:p>3,241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4526" calcext:value-type="float">
            <text:p>4,526</text:p>
          </table:table-cell>
          <table:table-cell table:style-name="ce4" office:value-type="string" calcext:value-type="string">
            <text:p>7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2912" calcext:value-type="float">
            <text:p>2,91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4176" calcext:value-type="float">
            <text:p>4,176</text:p>
          </table:table-cell>
          <table:table-cell table:style-name="ce4" office:value-type="string" calcext:value-type="string">
            <text:p>71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沛陂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93" calcext:value-type="float">
            <text:p>2,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3" calcext:value-type="float">
            <text:p>2,993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4107" calcext:value-type="float">
            <text:p>4,107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357" calcext:value-type="float">
            <text:p>2,357</text:p>
          </table:table-cell>
          <table:table-cell table:style-name="ce3" office:value-type="float" office:value="2337" calcext:value-type="float">
            <text:p>2,337</text:p>
          </table:table-cell>
          <table:table-cell table:style-name="ce3" office:value-type="float" office:value="4836" calcext:value-type="float">
            <text:p>4,83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961" calcext:value-type="float">
            <text:p>4,9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62" calcext:value-type="float">
            <text:p>4,962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6858" calcext:value-type="float">
            <text:p>6,858</text:p>
          </table:table-cell>
          <table:table-cell table:style-name="ce4" office:value-type="string" calcext:value-type="string">
            <text:p>72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2964" calcext:value-type="float">
            <text:p>2,96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044" calcext:value-type="float">
            <text:p>3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4" calcext:value-type="float">
            <text:p>3,044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188" calcext:value-type="float">
            <text:p>4,188</text:p>
          </table:table-cell>
          <table:table-cell table:style-name="ce4" office:value-type="string" calcext:value-type="string">
            <text:p>72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仁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3362" calcext:value-type="float">
            <text:p>3,36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4765" calcext:value-type="float">
            <text:p>4,765</text:p>
          </table:table-cell>
          <table:table-cell table:style-name="ce4" office:value-type="string" calcext:value-type="string">
            <text:p>72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塘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330" calcext:value-type="float">
            <text:p>2,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0" calcext:value-type="float">
            <text:p>2,330</text:p>
          </table:table-cell>
          <table:table-cell table:style-name="ce3" office:value-type="float" office:value="2454" calcext:value-type="float">
            <text:p>2,454</text:p>
          </table:table-cell>
          <table:table-cell table:style-name="ce3" office:value-type="float" office:value="4784" calcext:value-type="float">
            <text:p>4,784</text:p>
          </table:table-cell>
          <table:table-cell table:style-name="ce4" office:value-type="string" calcext:value-type="string">
            <text:p>48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762" calcext:value-type="float">
            <text:p>1,762</text:p>
          </table:table-cell>
          <table:table-cell table:style-name="ce4" office:value-type="string" calcext:value-type="string">
            <text:p>71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風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733" calcext:value-type="float">
            <text:p>1,733</text:p>
          </table:table-cell>
          <table:table-cell table:style-name="ce4" office:value-type="string" calcext:value-type="string">
            <text:p>79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信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766" calcext:value-type="float">
            <text:p>3,766</text:p>
          </table:table-cell>
          <table:table-cell table:style-name="ce4" office:value-type="string" calcext:value-type="string">
            <text:p>71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林里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555" calcext:value-type="float">
            <text:p>2,555</text:p>
          </table:table-cell>
          <table:table-cell table:style-name="ce3" office:value-type="float" office:value="2832" calcext:value-type="float">
            <text:p>2,832</text:p>
          </table:table-cell>
          <table:table-cell table:style-name="ce3" office:value-type="float" office:value="5560" calcext:value-type="float">
            <text:p>5,56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739" calcext:value-type="float">
            <text:p>5,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9" calcext:value-type="float">
            <text:p>5,739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7459" calcext:value-type="float">
            <text:p>7,459</text:p>
          </table:table-cell>
          <table:table-cell table:style-name="ce4" office:value-type="string" calcext:value-type="string">
            <text:p>76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福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304" calcext:value-type="float">
            <text:p>3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4" calcext:value-type="float">
            <text:p>3,304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4654" calcext:value-type="float">
            <text:p>4,654</text:p>
          </table:table-cell>
          <table:table-cell table:style-name="ce4" office:value-type="string" calcext:value-type="string">
            <text:p>70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日和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12" calcext:value-type="float">
            <text:p>2,612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4909" calcext:value-type="float">
            <text:p>4,90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040" calcext:value-type="float">
            <text:p>5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0" calcext:value-type="float">
            <text:p>5,040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6694" calcext:value-type="float">
            <text:p>6,694</text:p>
          </table:table-cell>
          <table:table-cell table:style-name="ce4"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日新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2797" calcext:value-type="float">
            <text:p>2,79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77" calcext:value-type="float">
            <text:p>2,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7" calcext:value-type="float">
            <text:p>2,877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3881" calcext:value-type="float">
            <text:p>3,881</text:p>
          </table:table-cell>
          <table:table-cell table:style-name="ce4" office:value-type="string" calcext:value-type="string">
            <text:p>74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裕生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3365" calcext:value-type="float">
            <text:p>3,36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4676" calcext:value-type="float">
            <text:p>4,676</text:p>
          </table:table-cell>
          <table:table-cell table:style-name="ce4" office:value-type="string" calcext:value-type="string">
            <text:p>74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貨饒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041" calcext:value-type="float">
            <text:p>3,0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42" calcext:value-type="float">
            <text:p>3,042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4085" calcext:value-type="float">
            <text:p>4,085</text:p>
          </table:table-cell>
          <table:table-cell table:style-name="ce4" office:value-type="string" calcext:value-type="string">
            <text:p>74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12" calcext:value-type="float">
            <text:p>1,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2" calcext:value-type="float">
            <text:p>1,912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615" calcext:value-type="float">
            <text:p>2,615</text:p>
          </table:table-cell>
          <table:table-cell table:style-name="ce4" office:value-type="string" calcext:value-type="string">
            <text:p>73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2718" calcext:value-type="float">
            <text:p>2,71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803" calcext:value-type="float">
            <text:p>2,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3" calcext:value-type="float">
            <text:p>2,803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778" calcext:value-type="float">
            <text:p>3,778</text:p>
          </table:table-cell>
          <table:table-cell table:style-name="ce4" office:value-type="string" calcext:value-type="string">
            <text:p>7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3424" calcext:value-type="float">
            <text:p>3,42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511" calcext:value-type="float">
            <text:p>3,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1" calcext:value-type="float">
            <text:p>3,511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4708" calcext:value-type="float">
            <text:p>4,708</text:p>
          </table:table-cell>
          <table:table-cell table:style-name="ce4" office:value-type="string" calcext:value-type="string">
            <text:p>7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學成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127" calcext:value-type="float">
            <text:p>2,12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768" calcext:value-type="float">
            <text:p>2,768</text:p>
          </table:table-cell>
          <table:table-cell table:style-name="ce4" office:value-type="string" calcext:value-type="string">
            <text:p>78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林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471" calcext:value-type="float">
            <text:p>2,471</text:p>
          </table:table-cell>
          <table:table-cell table:style-name="ce3" office:value-type="float" office:value="2537" calcext:value-type="float">
            <text:p>2,537</text:p>
          </table:table-cell>
          <table:table-cell table:style-name="ce3" office:value-type="float" office:value="5149" calcext:value-type="float">
            <text:p>5,14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321" calcext:value-type="float">
            <text:p>5,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1" calcext:value-type="float">
            <text:p>5,321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7011" calcext:value-type="float">
            <text:p>7,011</text:p>
          </table:table-cell>
          <table:table-cell table:style-name="ce4" office:value-type="string" calcext:value-type="string">
            <text:p>75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136" calcext:value-type="float">
            <text:p>2,13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216" calcext:value-type="float">
            <text:p>2,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6" calcext:value-type="float">
            <text:p>2,216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915" calcext:value-type="float">
            <text:p>2,915</text:p>
          </table:table-cell>
          <table:table-cell table:style-name="ce4" office:value-type="string" calcext:value-type="string">
            <text:p>76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樂利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3107" calcext:value-type="float">
            <text:p>3,10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183" calcext:value-type="float">
            <text:p>3,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3" calcext:value-type="float">
            <text:p>3,183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4246" calcext:value-type="float">
            <text:p>4,246</text:p>
          </table:table-cell>
          <table:table-cell table:style-name="ce4" office:value-type="string" calcext:value-type="string">
            <text:p>74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學府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109" calcext:value-type="float">
            <text:p>2,10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162" calcext:value-type="float">
            <text:p>2,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2" calcext:value-type="float">
            <text:p>2,162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904" calcext:value-type="float">
            <text:p>2,904</text:p>
          </table:table-cell>
          <table:table-cell table:style-name="ce4" office:value-type="string" calcext:value-type="string">
            <text:p>74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4034" calcext:value-type="float">
            <text:p>4,03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153" calcext:value-type="float">
            <text:p>4,1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54" calcext:value-type="float">
            <text:p>4,154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5405" calcext:value-type="float">
            <text:p>5,405</text:p>
          </table:table-cell>
          <table:table-cell table:style-name="ce4" office:value-type="string" calcext:value-type="string">
            <text:p>76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學士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3005" calcext:value-type="float">
            <text:p>3,00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096" calcext:value-type="float">
            <text:p>3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6" calcext:value-type="float">
            <text:p>3,096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4063" calcext:value-type="float">
            <text:p>4,063</text:p>
          </table:table-cell>
          <table:table-cell table:style-name="ce4" office:value-type="string" calcext:value-type="string">
            <text:p>76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柑林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2673" calcext:value-type="float">
            <text:p>2,67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777" calcext:value-type="float">
            <text:p>2,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7" calcext:value-type="float">
            <text:p>2,777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724" calcext:value-type="float">
            <text:p>3,724</text:p>
          </table:table-cell>
          <table:table-cell table:style-name="ce4" office:value-type="string" calcext:value-type="string">
            <text:p>7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715" calcext:value-type="float">
            <text:p>2,715</text:p>
          </table:table-cell>
          <table:table-cell table:style-name="ce4" office:value-type="string" calcext:value-type="string">
            <text:p>75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雲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066" calcext:value-type="float">
            <text:p>3,066</text:p>
          </table:table-cell>
          <table:table-cell table:style-name="ce4" office:value-type="string" calcext:value-type="string">
            <text:p>7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和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3703" calcext:value-type="float">
            <text:p>3,70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796" calcext:value-type="float">
            <text:p>3,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6" calcext:value-type="float">
            <text:p>3,796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5461" calcext:value-type="float">
            <text:p>5,461</text:p>
          </table:table-cell>
          <table:table-cell table:style-name="ce4" office:value-type="string" calcext:value-type="string">
            <text:p>69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化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420" calcext:value-type="float">
            <text:p>1,420</text:p>
          </table:table-cell>
          <table:table-cell table:style-name="ce4" office:value-type="string" calcext:value-type="string">
            <text:p>70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溪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53" calcext:value-type="float">
            <text:p>2,053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4127" calcext:value-type="float">
            <text:p>4,12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233" calcext:value-type="float">
            <text:p>4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3" calcext:value-type="float">
            <text:p>4,233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5760" calcext:value-type="float">
            <text:p>5,760</text:p>
          </table:table-cell>
          <table:table-cell table:style-name="ce4" office:value-type="string" calcext:value-type="string">
            <text:p>73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507" calcext:value-type="float">
            <text:p>2,507</text:p>
          </table:table-cell>
          <table:table-cell table:style-name="ce4" office:value-type="string" calcext:value-type="string">
            <text:p>73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2107" calcext:value-type="float">
            <text:p>2,107</text:p>
          </table:table-cell>
          <table:table-cell table:style-name="ce3" office:value-type="float" office:value="4811" calcext:value-type="float">
            <text:p>4,81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924" calcext:value-type="float">
            <text:p>4,9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25" calcext:value-type="float">
            <text:p>4,925</text:p>
          </table:table-cell>
          <table:table-cell table:style-name="ce3" office:value-type="float" office:value="1887" calcext:value-type="float">
            <text:p>1,887</text:p>
          </table:table-cell>
          <table:table-cell table:style-name="ce3" office:value-type="float" office:value="6812" calcext:value-type="float">
            <text:p>6,812</text:p>
          </table:table-cell>
          <table:table-cell table:style-name="ce4" office:value-type="string" calcext:value-type="string">
            <text:p>72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2667" calcext:value-type="float">
            <text:p>2,66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734" calcext:value-type="float">
            <text:p>2,7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713" calcext:value-type="float">
            <text:p>3,713</text:p>
          </table:table-cell>
          <table:table-cell table:style-name="ce4" office:value-type="string" calcext:value-type="string">
            <text:p>73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富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3323" calcext:value-type="float">
            <text:p>3,32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427" calcext:value-type="float">
            <text:p>3,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7" calcext:value-type="float">
            <text:p>3,427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4780" calcext:value-type="float">
            <text:p>4,780</text:p>
          </table:table-cell>
          <table:table-cell table:style-name="ce4" office:value-type="string" calcext:value-type="string">
            <text:p>71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廷寮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2986" calcext:value-type="float">
            <text:p>2,98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059" calcext:value-type="float">
            <text:p>3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9" calcext:value-type="float">
            <text:p>3,059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4093" calcext:value-type="float">
            <text:p>4,093</text:p>
          </table:table-cell>
          <table:table-cell table:style-name="ce4" office:value-type="string" calcext:value-type="string">
            <text:p>74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城里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3564" calcext:value-type="float">
            <text:p>3,56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662" calcext:value-type="float">
            <text:p>3,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2" calcext:value-type="float">
            <text:p>3,662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5182" calcext:value-type="float">
            <text:p>5,182</text:p>
          </table:table-cell>
          <table:table-cell table:style-name="ce4" office:value-type="string" calcext:value-type="string">
            <text:p>70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峯廷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4178" calcext:value-type="float">
            <text:p>4,17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293" calcext:value-type="float">
            <text:p>4,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3" calcext:value-type="float">
            <text:p>4,293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6111" calcext:value-type="float">
            <text:p>6,111</text:p>
          </table:table-cell>
          <table:table-cell table:style-name="ce4" office:value-type="string" calcext:value-type="string">
            <text:p>70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吉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461" calcext:value-type="float">
            <text:p>2,46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3636" calcext:value-type="float">
            <text:p>3,636</text:p>
          </table:table-cell>
          <table:table-cell table:style-name="ce4" office:value-type="string" calcext:value-type="string">
            <text:p>6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壽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2615" calcext:value-type="float">
            <text:p>2,61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689" calcext:value-type="float">
            <text:p>2,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9" calcext:value-type="float">
            <text:p>2,689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728" calcext:value-type="float">
            <text:p>3,728</text:p>
          </table:table-cell>
          <table:table-cell table:style-name="ce4" office:value-type="string" calcext:value-type="string">
            <text:p>7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祿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487" calcext:value-type="float">
            <text:p>3,487</text:p>
          </table:table-cell>
          <table:table-cell table:style-name="ce4" office:value-type="string" calcext:value-type="string">
            <text:p>70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4232" calcext:value-type="float">
            <text:p>4,23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346" calcext:value-type="float">
            <text:p>4,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6" calcext:value-type="float">
            <text:p>4,346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5932" calcext:value-type="float">
            <text:p>5,932</text:p>
          </table:table-cell>
          <table:table-cell table:style-name="ce4" office:value-type="string" calcext:value-type="string">
            <text:p>73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3134" calcext:value-type="float">
            <text:p>3,13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228" calcext:value-type="float">
            <text:p>3,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8" calcext:value-type="float">
            <text:p>3,228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4339" calcext:value-type="float">
            <text:p>4,339</text:p>
          </table:table-cell>
          <table:table-cell table:style-name="ce4" office:value-type="string" calcext:value-type="string">
            <text:p>74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4010" calcext:value-type="float">
            <text:p>4,01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097" calcext:value-type="float">
            <text:p>4,0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98" calcext:value-type="float">
            <text:p>4,098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5662" calcext:value-type="float">
            <text:p>5,662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三峽區</text:p>
          </table:table-cell>
          <table:table-cell table:style-name="ce2"/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1704" calcext:value-type="float">
            <text:p>31,704</text:p>
          </table:table-cell>
          <table:table-cell table:style-name="ce3" office:value-type="float" office:value="30234" calcext:value-type="float">
            <text:p>30,234</text:p>
          </table:table-cell>
          <table:table-cell table:style-name="ce3" office:value-type="float" office:value="63772" calcext:value-type="float">
            <text:p>63,772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65603" calcext:value-type="float">
            <text:p>65,6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605" calcext:value-type="float">
            <text:p>65,605</text:p>
          </table:table-cell>
          <table:table-cell table:style-name="ce3" office:value-type="float" office:value="26529" calcext:value-type="float">
            <text:p>26,529</text:p>
          </table:table-cell>
          <table:table-cell table:style-name="ce3" office:value-type="float" office:value="92134" calcext:value-type="float">
            <text:p>92,134</text:p>
          </table:table-cell>
          <table:table-cell table:style-name="ce4" office:value-type="string" calcext:value-type="string">
            <text:p>71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峽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61" calcext:value-type="float">
            <text:p>261</text:p>
          </table:table-cell>
          <table:table-cell table:style-name="ce4" office:value-type="string" calcext:value-type="string">
            <text:p>80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川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47" calcext:value-type="float">
            <text:p>547</text:p>
          </table:table-cell>
          <table:table-cell table:style-name="ce4" office:value-type="string" calcext:value-type="string">
            <text:p>73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張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388" calcext:value-type="float">
            <text:p>3,388</text:p>
          </table:table-cell>
          <table:table-cell table:style-name="ce4" office:value-type="string" calcext:value-type="string">
            <text:p>71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2019" calcext:value-type="float">
            <text:p>2,01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076" calcext:value-type="float">
            <text:p>2,0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6" calcext:value-type="float">
            <text:p>2,076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924" calcext:value-type="float">
            <text:p>2,924</text:p>
          </table:table-cell>
          <table:table-cell table:style-name="ce4" office:value-type="string" calcext:value-type="string">
            <text:p>71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弘道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69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舘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4301" calcext:value-type="float">
            <text:p>4,30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445" calcext:value-type="float">
            <text:p>4,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5" calcext:value-type="float">
            <text:p>4,445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6143" calcext:value-type="float">
            <text:p>6,143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鳶山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781" calcext:value-type="float">
            <text:p>2,781</text:p>
          </table:table-cell>
          <table:table-cell table:style-name="ce3" office:value-type="float" office:value="2634" calcext:value-type="float">
            <text:p>2,634</text:p>
          </table:table-cell>
          <table:table-cell table:style-name="ce3" office:value-type="float" office:value="5616" calcext:value-type="float">
            <text:p>5,61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794" calcext:value-type="float">
            <text:p>5,7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95" calcext:value-type="float">
            <text:p>5,795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8370" calcext:value-type="float">
            <text:p>8,370</text:p>
          </table:table-cell>
          <table:table-cell table:style-name="ce4" office:value-type="string" calcext:value-type="string">
            <text:p>69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埔里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42" calcext:value-type="float">
            <text:p>2,742</text:p>
          </table:table-cell>
          <table:table-cell table:style-name="ce3" office:value-type="float" office:value="2827" calcext:value-type="float">
            <text:p>2,827</text:p>
          </table:table-cell>
          <table:table-cell table:style-name="ce3" office:value-type="float" office:value="5733" calcext:value-type="float">
            <text:p>5,73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929" calcext:value-type="float">
            <text:p>5,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9" calcext:value-type="float">
            <text:p>5,929</text:p>
          </table:table-cell>
          <table:table-cell table:style-name="ce3" office:value-type="float" office:value="2351" calcext:value-type="float">
            <text:p>2,351</text:p>
          </table:table-cell>
          <table:table-cell table:style-name="ce3" office:value-type="float" office:value="8280" calcext:value-type="float">
            <text:p>8,280</text:p>
          </table:table-cell>
          <table:table-cell table:style-name="ce4" office:value-type="string" calcext:value-type="string">
            <text:p>71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恩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4043" calcext:value-type="float">
            <text:p>4,04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162" calcext:value-type="float">
            <text:p>4,1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63" calcext:value-type="float">
            <text:p>4,163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5534" calcext:value-type="float">
            <text:p>5,534</text:p>
          </table:table-cell>
          <table:table-cell table:style-name="ce4" office:value-type="string" calcext:value-type="string">
            <text:p>7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學里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778" calcext:value-type="float">
            <text:p>3,778</text:p>
          </table:table-cell>
          <table:table-cell table:style-name="ce3" office:value-type="float" office:value="4985" calcext:value-type="float">
            <text:p>4,985</text:p>
          </table:table-cell>
          <table:table-cell table:style-name="ce3" office:value-type="float" office:value="9035" calcext:value-type="float">
            <text:p>9,03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318" calcext:value-type="float">
            <text:p>9,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8" calcext:value-type="float">
            <text:p>9,318</text:p>
          </table:table-cell>
          <table:table-cell table:style-name="ce3" office:value-type="float" office:value="3131" calcext:value-type="float">
            <text:p>3,131</text:p>
          </table:table-cell>
          <table:table-cell table:style-name="ce3" office:value-type="float" office:value="12449" calcext:value-type="float">
            <text:p>12,449</text:p>
          </table:table-cell>
          <table:table-cell table:style-name="ce4" office:value-type="string" calcext:value-type="string">
            <text:p>74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礁溪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839" calcext:value-type="float">
            <text:p>1,839</text:p>
          </table:table-cell>
          <table:table-cell table:style-name="ce3" office:value-type="float" office:value="1734" calcext:value-type="float">
            <text:p>1,734</text:p>
          </table:table-cell>
          <table:table-cell table:style-name="ce3" office:value-type="float" office:value="3684" calcext:value-type="float">
            <text:p>3,68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786" calcext:value-type="float">
            <text:p>3,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6" calcext:value-type="float">
            <text:p>3,786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5199" calcext:value-type="float">
            <text:p>5,199</text:p>
          </table:table-cell>
          <table:table-cell table:style-name="ce4" office:value-type="string" calcext:value-type="string">
            <text:p>72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78" calcext:value-type="float">
            <text:p>2,078</text:p>
          </table:table-cell>
          <table:table-cell table:style-name="ce3" office:value-type="float" office:value="2054" calcext:value-type="float">
            <text:p>2,054</text:p>
          </table:table-cell>
          <table:table-cell table:style-name="ce3" office:value-type="float" office:value="4271" calcext:value-type="float">
            <text:p>4,27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404" calcext:value-type="float">
            <text:p>4,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4" calcext:value-type="float">
            <text:p>4,404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6305" calcext:value-type="float">
            <text:p>6,305</text:p>
          </table:table-cell>
          <table:table-cell table:style-name="ce4" office:value-type="string" calcext:value-type="string">
            <text:p>69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3679" calcext:value-type="float">
            <text:p>3,67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787" calcext:value-type="float">
            <text:p>3,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7" calcext:value-type="float">
            <text:p>3,787</text:p>
          </table:table-cell>
          <table:table-cell table:style-name="ce3" office:value-type="float" office:value="2077" calcext:value-type="float">
            <text:p>2,077</text:p>
          </table:table-cell>
          <table:table-cell table:style-name="ce3" office:value-type="float" office:value="5864" calcext:value-type="float">
            <text:p>5,864</text:p>
          </table:table-cell>
          <table:table-cell table:style-name="ce4" office:value-type="string" calcext:value-type="string">
            <text:p>6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3011" calcext:value-type="float">
            <text:p>3,01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092" calcext:value-type="float">
            <text:p>3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2" calcext:value-type="float">
            <text:p>3,092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4443" calcext:value-type="float">
            <text:p>4,443</text:p>
          </table:table-cell>
          <table:table-cell table:style-name="ce4" office:value-type="string" calcext:value-type="string">
            <text:p>69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395" calcext:value-type="float">
            <text:p>2,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5" calcext:value-type="float">
            <text:p>2,395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447" calcext:value-type="float">
            <text:p>3,447</text:p>
          </table:table-cell>
          <table:table-cell table:style-name="ce4" office:value-type="string" calcext:value-type="string">
            <text:p>69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添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004" calcext:value-type="float">
            <text:p>2,004</text:p>
          </table:table-cell>
          <table:table-cell table:style-name="ce4"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添福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1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圳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56" calcext:value-type="float">
            <text:p>456</text:p>
          </table:table-cell>
          <table:table-cell table:style-name="ce4" office:value-type="string" calcext:value-type="string">
            <text:p>67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寮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67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插角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07" calcext:value-type="float">
            <text:p>607</text:p>
          </table:table-cell>
          <table:table-cell table:style-name="ce4" office:value-type="string" calcext:value-type="string">
            <text:p>72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有木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37" calcext:value-type="float">
            <text:p>637</text:p>
          </table:table-cell>
          <table:table-cell table:style-name="ce4" office:value-type="string" calcext:value-type="string">
            <text:p>65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鬮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2116" calcext:value-type="float">
            <text:p>2,11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67" calcext:value-type="float">
            <text:p>2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7" calcext:value-type="float">
            <text:p>2,167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026" calcext:value-type="float">
            <text:p>3,026</text:p>
          </table:table-cell>
          <table:table-cell table:style-name="ce4" office:value-type="string" calcext:value-type="string">
            <text:p>71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南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6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北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947" calcext:value-type="float">
            <text:p>1,947</text:p>
          </table:table-cell>
          <table:table-cell table:style-name="ce4" office:value-type="string" calcext:value-type="string">
            <text:p>72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東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541" calcext:value-type="float">
            <text:p>2,541</text:p>
          </table:table-cell>
          <table:table-cell table:style-name="ce4" office:value-type="string" calcext:value-type="string">
            <text:p>68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福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79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崙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774" calcext:value-type="float">
            <text:p>1,774</text:p>
          </table:table-cell>
          <table:table-cell table:style-name="ce4" office:value-type="string" calcext:value-type="string">
            <text:p>66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坑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68.88</text:p>
          </table:table-cell>
          <table:table-cell table:number-columns-repeated="1010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北市第11選舉區" table:style-name="ta11"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第11屆區域立法委員選舉新北市第11選舉區候選人在各村(里)得票數一覽表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6" table:number-rows-spanned="1">
            <text:p>各候選人得票情形</text:p>
          </table:table-cell>
          <table:covered-table-cell table:number-columns-repeated="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羅明才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鄭添泉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魏趨安</text:p>
            <text:p>制度救世島</text:p>
          </table:table-cell>
          <table:table-cell table:style-name="ce1" office:value-type="string" calcext:value-type="string" table:number-columns-spanned="1" table:number-rows-spanned="3">
            <text:p>(4)</text:p>
            <text:p>張家榛</text:p>
            <text:p>人民最大黨</text:p>
          </table:table-cell>
          <table:table-cell table:style-name="ce1" office:value-type="string" calcext:value-type="string" table:number-columns-spanned="1" table:number-rows-spanned="3">
            <text:p>(5)</text:p>
            <text:p>陳聖</text:p>
            <text:p>中華婦女黨</text:p>
          </table:table-cell>
          <table:table-cell table:style-name="ce1" office:value-type="string" calcext:value-type="string" table:number-columns-spanned="1" table:number-rows-spanned="3">
            <text:p>(6)</text:p>
            <text:p>曾柏瑜</text:p>
            <text:p>民主進步黨</text:p>
          </table:table-cell>
          <table:covered-table-cell table:number-columns-repeated="8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23399" calcext:value-type="float">
            <text:p>123,399</text:p>
          </table:table-cell>
          <table:table-cell table:style-name="ce3" office:value-type="float" office:value="2208" calcext:value-type="float">
            <text:p>2,208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4038" calcext:value-type="float">
            <text:p>4,038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76237" calcext:value-type="float">
            <text:p>76,237</text:p>
          </table:table-cell>
          <table:table-cell table:style-name="ce3" office:value-type="float" office:value="207826" calcext:value-type="float">
            <text:p>207,826</text:p>
          </table:table-cell>
          <table:table-cell table:style-name="ce3" office:value-type="float" office:value="7274" calcext:value-type="float">
            <text:p>7,274</text:p>
          </table:table-cell>
          <table:table-cell table:style-name="ce3" office:value-type="float" office:value="215100" calcext:value-type="float">
            <text:p>215,10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5119" calcext:value-type="float">
            <text:p>215,119</text:p>
          </table:table-cell>
          <table:table-cell table:style-name="ce3" office:value-type="float" office:value="81517" calcext:value-type="float">
            <text:p>81,517</text:p>
          </table:table-cell>
          <table:table-cell table:style-name="ce3" office:value-type="float" office:value="296636" calcext:value-type="float">
            <text:p>296,636</text:p>
          </table:table-cell>
          <table:table-cell table:style-name="ce4" office:value-type="string" calcext:value-type="string">
            <text:p>72.5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新店區</text:p>
          </table:table-cell>
          <table:table-cell table:style-name="ce2"/>
          <table:table-cell table:style-name="ce3" office:value-type="float" office:value="111170" calcext:value-type="float">
            <text:p>111,170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426" calcext:value-type="float">
            <text:p>3,426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65252" calcext:value-type="float">
            <text:p>65,252</text:p>
          </table:table-cell>
          <table:table-cell table:style-name="ce3" office:value-type="float" office:value="183437" calcext:value-type="float">
            <text:p>183,437</text:p>
          </table:table-cell>
          <table:table-cell table:style-name="ce3" office:value-type="float" office:value="6444" calcext:value-type="float">
            <text:p>6,444</text:p>
          </table:table-cell>
          <table:table-cell table:style-name="ce3" office:value-type="float" office:value="189881" calcext:value-type="float">
            <text:p>189,88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9898" calcext:value-type="float">
            <text:p>189,898</text:p>
          </table:table-cell>
          <table:table-cell table:style-name="ce3" office:value-type="float" office:value="71120" calcext:value-type="float">
            <text:p>71,120</text:p>
          </table:table-cell>
          <table:table-cell table:style-name="ce3" office:value-type="float" office:value="261018" calcext:value-type="float">
            <text:p>261,018</text:p>
          </table:table-cell>
          <table:table-cell table:style-name="ce4" office:value-type="string" calcext:value-type="string">
            <text:p>72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582" calcext:value-type="float">
            <text:p>1,582</text:p>
          </table:table-cell>
          <table:table-cell table:style-name="ce4" office:value-type="string" calcext:value-type="string">
            <text:p>72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張南里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247" calcext:value-type="float">
            <text:p>2,247</text:p>
          </table:table-cell>
          <table:table-cell table:style-name="ce4" office:value-type="string" calcext:value-type="string">
            <text:p>72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國校里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263" calcext:value-type="float">
            <text:p>2,263</text:p>
          </table:table-cell>
          <table:table-cell table:style-name="ce4" office:value-type="string" calcext:value-type="string">
            <text:p>72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中里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562" calcext:value-type="float">
            <text:p>1,562</text:p>
          </table:table-cell>
          <table:table-cell table:style-name="ce4" office:value-type="string" calcext:value-type="string">
            <text:p>73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明里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71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明里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649" calcext:value-type="float">
            <text:p>1,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9" calcext:value-type="float">
            <text:p>1,649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199" calcext:value-type="float">
            <text:p>2,199</text:p>
          </table:table-cell>
          <table:table-cell table:style-name="ce4" office:value-type="string" calcext:value-type="string">
            <text:p>74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2328" calcext:value-type="float">
            <text:p>2,3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3666" calcext:value-type="float">
            <text:p>3,66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786" calcext:value-type="float">
            <text:p>3,7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87" calcext:value-type="float">
            <text:p>3,787</text:p>
          </table:table-cell>
          <table:table-cell table:style-name="ce3" office:value-type="float" office:value="3074" calcext:value-type="float">
            <text:p>3,074</text:p>
          </table:table-cell>
          <table:table-cell table:style-name="ce3" office:value-type="float" office:value="6861" calcext:value-type="float">
            <text:p>6,861</text:p>
          </table:table-cell>
          <table:table-cell table:style-name="ce4" office:value-type="string" calcext:value-type="string">
            <text:p>55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3655" calcext:value-type="float">
            <text:p>3,65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791" calcext:value-type="float">
            <text:p>3,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1" calcext:value-type="float">
            <text:p>3,791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5053" calcext:value-type="float">
            <text:p>5,053</text:p>
          </table:table-cell>
          <table:table-cell table:style-name="ce4" office:value-type="string" calcext:value-type="string">
            <text:p>75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德里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302" calcext:value-type="float">
            <text:p>2,302</text:p>
          </table:table-cell>
          <table:table-cell table:style-name="ce4" office:value-type="string" calcext:value-type="string">
            <text:p>71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張北里</text:p>
          </table:table-cell>
          <table:table-cell table:style-name="ce3" office:value-type="float" office:value="3506" calcext:value-type="float">
            <text:p>3,50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5716" calcext:value-type="float">
            <text:p>5,71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929" calcext:value-type="float">
            <text:p>5,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9" calcext:value-type="float">
            <text:p>5,929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8001" calcext:value-type="float">
            <text:p>8,001</text:p>
          </table:table-cell>
          <table:table-cell table:style-name="ce4" office:value-type="string" calcext:value-type="string">
            <text:p>74.1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五峯里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91" calcext:value-type="float">
            <text:p>1,791</text:p>
          </table:table-cell>
          <table:table-cell table:style-name="ce3" office:value-type="float" office:value="4817" calcext:value-type="float">
            <text:p>4,81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998" calcext:value-type="float">
            <text:p>4,9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99" calcext:value-type="float">
            <text:p>4,999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6761" calcext:value-type="float">
            <text:p>6,761</text:p>
          </table:table-cell>
          <table:table-cell table:style-name="ce4" office:value-type="string" calcext:value-type="string">
            <text:p>73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649" calcext:value-type="float">
            <text:p>1,64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233" calcext:value-type="float">
            <text:p>2,233</text:p>
          </table:table-cell>
          <table:table-cell table:style-name="ce4" office:value-type="string" calcext:value-type="string">
            <text:p>76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506" calcext:value-type="float">
            <text:p>3,506</text:p>
          </table:table-cell>
          <table:table-cell table:style-name="ce4" office:value-type="string" calcext:value-type="string">
            <text:p>73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115" calcext:value-type="float">
            <text:p>2,115</text:p>
          </table:table-cell>
          <table:table-cell table:style-name="ce4" office:value-type="string" calcext:value-type="string">
            <text:p>76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3670" calcext:value-type="float">
            <text:p>3,67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808" calcext:value-type="float">
            <text:p>3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8" calcext:value-type="float">
            <text:p>3,808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5123" calcext:value-type="float">
            <text:p>5,123</text:p>
          </table:table-cell>
          <table:table-cell table:style-name="ce4" office:value-type="string" calcext:value-type="string">
            <text:p>74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761" calcext:value-type="float">
            <text:p>2,76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877" calcext:value-type="float">
            <text:p>2,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7" calcext:value-type="float">
            <text:p>2,877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918" calcext:value-type="float">
            <text:p>3,918</text:p>
          </table:table-cell>
          <table:table-cell table:style-name="ce4" office:value-type="string" calcext:value-type="string">
            <text:p>73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778" calcext:value-type="float">
            <text:p>1,778</text:p>
          </table:table-cell>
          <table:table-cell table:style-name="ce4" office:value-type="string" calcext:value-type="string">
            <text:p>74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691" calcext:value-type="float">
            <text:p>2,691</text:p>
          </table:table-cell>
          <table:table-cell table:style-name="ce4" office:value-type="string" calcext:value-type="string">
            <text:p>72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百忍里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267" calcext:value-type="float">
            <text:p>2,26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369" calcext:value-type="float">
            <text:p>2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9" calcext:value-type="float">
            <text:p>2,369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187" calcext:value-type="float">
            <text:p>3,187</text:p>
          </table:table-cell>
          <table:table-cell table:style-name="ce4" office:value-type="string" calcext:value-type="string">
            <text:p>74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百和里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784" calcext:value-type="float">
            <text:p>2,784</text:p>
          </table:table-cell>
          <table:table-cell table:style-name="ce4" office:value-type="string" calcext:value-type="string">
            <text:p>74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300" calcext:value-type="float">
            <text:p>2,30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304" calcext:value-type="float">
            <text:p>3,304</text:p>
          </table:table-cell>
          <table:table-cell table:style-name="ce4" office:value-type="string" calcext:value-type="string">
            <text:p>71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474" calcext:value-type="float">
            <text:p>2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4" calcext:value-type="float">
            <text:p>2,474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290" calcext:value-type="float">
            <text:p>3,290</text:p>
          </table:table-cell>
          <table:table-cell table:style-name="ce4" office:value-type="string" calcext:value-type="string">
            <text:p>75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style-name="ce3" office:value-type="float" office:value="1713" calcext:value-type="float">
            <text:p>1,7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627" calcext:value-type="float">
            <text:p>2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7" calcext:value-type="float">
            <text:p>2,627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580" calcext:value-type="float">
            <text:p>3,580</text:p>
          </table:table-cell>
          <table:table-cell table:style-name="ce4" office:value-type="string" calcext:value-type="string">
            <text:p>73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2911" calcext:value-type="float">
            <text:p>2,91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4534" calcext:value-type="float">
            <text:p>4,53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746" calcext:value-type="float">
            <text:p>4,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6" calcext:value-type="float">
            <text:p>4,746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6084" calcext:value-type="float">
            <text:p>6,084</text:p>
          </table:table-cell>
          <table:table-cell table:style-name="ce4" office:value-type="string" calcext:value-type="string">
            <text:p>78.0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372" calcext:value-type="float">
            <text:p>1,372</text:p>
          </table:table-cell>
          <table:table-cell table:style-name="ce4" office:value-type="string" calcext:value-type="string">
            <text:p>71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2429" calcext:value-type="float">
            <text:p>2,4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3851" calcext:value-type="float">
            <text:p>3,85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981" calcext:value-type="float">
            <text:p>3,9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82" calcext:value-type="float">
            <text:p>3,982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5211" calcext:value-type="float">
            <text:p>5,211</text:p>
          </table:table-cell>
          <table:table-cell table:style-name="ce4" office:value-type="string" calcext:value-type="string">
            <text:p>76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國豐里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911" calcext:value-type="float">
            <text:p>1,91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683" calcext:value-type="float">
            <text:p>2,683</text:p>
          </table:table-cell>
          <table:table-cell table:style-name="ce4" office:value-type="string" calcext:value-type="string">
            <text:p>73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450" calcext:value-type="float">
            <text:p>2,4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461" calcext:value-type="float">
            <text:p>3,461</text:p>
          </table:table-cell>
          <table:table-cell table:style-name="ce4" office:value-type="string" calcext:value-type="string">
            <text:p>73.6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359" calcext:value-type="float">
            <text:p>2,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9" calcext:value-type="float">
            <text:p>2,359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133" calcext:value-type="float">
            <text:p>3,133</text:p>
          </table:table-cell>
          <table:table-cell table:style-name="ce4" office:value-type="string" calcext:value-type="string">
            <text:p>75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603" calcext:value-type="float">
            <text:p>2,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3" calcext:value-type="float">
            <text:p>2,603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320" calcext:value-type="float">
            <text:p>3,320</text:p>
          </table:table-cell>
          <table:table-cell table:style-name="ce4" office:value-type="string" calcext:value-type="string">
            <text:p>78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江陵里</text:p>
          </table:table-cell>
          <table:table-cell table:style-name="ce3" office:value-type="float" office:value="2127" calcext:value-type="float">
            <text:p>2,1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3497" calcext:value-type="float">
            <text:p>3,49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624" calcext:value-type="float">
            <text:p>3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4" calcext:value-type="float">
            <text:p>3,624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4830" calcext:value-type="float">
            <text:p>4,830</text:p>
          </table:table-cell>
          <table:table-cell table:style-name="ce4" office:value-type="string" calcext:value-type="string">
            <text:p>75.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948" calcext:value-type="float">
            <text:p>1,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8" calcext:value-type="float">
            <text:p>1,948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828" calcext:value-type="float">
            <text:p>2,828</text:p>
          </table:table-cell>
          <table:table-cell table:style-name="ce4" office:value-type="string" calcext:value-type="string">
            <text:p>68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寶興里</text:p>
          </table:table-cell>
          <table:table-cell table:style-name="ce3" office:value-type="float" office:value="2136" calcext:value-type="float">
            <text:p>2,13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3557" calcext:value-type="float">
            <text:p>3,55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671" calcext:value-type="float">
            <text:p>3,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1" calcext:value-type="float">
            <text:p>3,671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849" calcext:value-type="float">
            <text:p>4,849</text:p>
          </table:table-cell>
          <table:table-cell table:style-name="ce4" office:value-type="string" calcext:value-type="string">
            <text:p>75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寶福里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4536" calcext:value-type="float">
            <text:p>4,53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676" calcext:value-type="float">
            <text:p>4,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6" calcext:value-type="float">
            <text:p>4,676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6247" calcext:value-type="float">
            <text:p>6,247</text:p>
          </table:table-cell>
          <table:table-cell table:style-name="ce4" office:value-type="string" calcext:value-type="string">
            <text:p>74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style-name="ce3" office:value-type="float" office:value="2120" calcext:value-type="float">
            <text:p>2,12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3393" calcext:value-type="float">
            <text:p>3,39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508" calcext:value-type="float">
            <text:p>3,5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09" calcext:value-type="float">
            <text:p>3,509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4735" calcext:value-type="float">
            <text:p>4,735</text:p>
          </table:table-cell>
          <table:table-cell table:style-name="ce4" office:value-type="string" calcext:value-type="string">
            <text:p>74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4215" calcext:value-type="float">
            <text:p>4,21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379" calcext:value-type="float">
            <text:p>4,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9" calcext:value-type="float">
            <text:p>4,379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5830" calcext:value-type="float">
            <text:p>5,830</text:p>
          </table:table-cell>
          <table:table-cell table:style-name="ce4" office:value-type="string" calcext:value-type="string">
            <text:p>75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458" calcext:value-type="float">
            <text:p>2,458</text:p>
          </table:table-cell>
          <table:table-cell table:style-name="ce4" office:value-type="string" calcext:value-type="string">
            <text:p>72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437" calcext:value-type="float">
            <text:p>2,437</text:p>
          </table:table-cell>
          <table:table-cell table:style-name="ce4" office:value-type="string" calcext:value-type="string">
            <text:p>76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686" calcext:value-type="float">
            <text:p>2,686</text:p>
          </table:table-cell>
          <table:table-cell table:style-name="ce4" office:value-type="string" calcext:value-type="string">
            <text:p>73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美城里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386" calcext:value-type="float">
            <text:p>2,386</text:p>
          </table:table-cell>
          <table:table-cell table:style-name="ce4" office:value-type="string" calcext:value-type="string">
            <text:p>71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頂城里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283" calcext:value-type="float">
            <text:p>1,283</text:p>
          </table:table-cell>
          <table:table-cell table:style-name="ce4" office:value-type="string" calcext:value-type="string">
            <text:p>66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下城里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1937" calcext:value-type="float">
            <text:p>1,93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2849" calcext:value-type="float">
            <text:p>2,849</text:p>
          </table:table-cell>
          <table:table-cell table:style-name="ce4" office:value-type="string" calcext:value-type="string">
            <text:p>70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柴埕里</text:p>
          </table:table-cell>
          <table:table-cell table:style-name="ce3" office:value-type="float" office:value="3107" calcext:value-type="float">
            <text:p>3,10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49" calcext:value-type="float">
            <text:p>2,049</text:p>
          </table:table-cell>
          <table:table-cell table:style-name="ce3" office:value-type="float" office:value="5385" calcext:value-type="float">
            <text:p>5,38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571" calcext:value-type="float">
            <text:p>5,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1" calcext:value-type="float">
            <text:p>5,571</text:p>
          </table:table-cell>
          <table:table-cell table:style-name="ce3" office:value-type="float" office:value="2273" calcext:value-type="float">
            <text:p>2,273</text:p>
          </table:table-cell>
          <table:table-cell table:style-name="ce3" office:value-type="float" office:value="7844" calcext:value-type="float">
            <text:p>7,844</text:p>
          </table:table-cell>
          <table:table-cell table:style-name="ce4" office:value-type="string" calcext:value-type="string">
            <text:p>71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2738" calcext:value-type="float">
            <text:p>2,73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4848" calcext:value-type="float">
            <text:p>4,84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016" calcext:value-type="float">
            <text:p>5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6" calcext:value-type="float">
            <text:p>5,016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6838" calcext:value-type="float">
            <text:p>6,838</text:p>
          </table:table-cell>
          <table:table-cell table:style-name="ce4" office:value-type="string" calcext:value-type="string">
            <text:p>73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757" calcext:value-type="float">
            <text:p>1,75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3056" calcext:value-type="float">
            <text:p>3,05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151" calcext:value-type="float">
            <text:p>3,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1" calcext:value-type="float">
            <text:p>3,151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4378" calcext:value-type="float">
            <text:p>4,378</text:p>
          </table:table-cell>
          <table:table-cell table:style-name="ce4" office:value-type="string" calcext:value-type="string">
            <text:p>71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和里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451" calcext:value-type="float">
            <text:p>2,45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515" calcext:value-type="float">
            <text:p>3,515</text:p>
          </table:table-cell>
          <table:table-cell table:style-name="ce4" office:value-type="string" calcext:value-type="string">
            <text:p>72.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3362" calcext:value-type="float">
            <text:p>3,36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494" calcext:value-type="float">
            <text:p>3,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4" calcext:value-type="float">
            <text:p>3,494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4771" calcext:value-type="float">
            <text:p>4,771</text:p>
          </table:table-cell>
          <table:table-cell table:style-name="ce4" office:value-type="string" calcext:value-type="string">
            <text:p>73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公崙里</text:p>
          </table:table-cell>
          <table:table-cell table:style-name="ce3" office:value-type="float" office:value="5005" calcext:value-type="float">
            <text:p>5,00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8194" calcext:value-type="float">
            <text:p>8,19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463" calcext:value-type="float">
            <text:p>8,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3" calcext:value-type="float">
            <text:p>8,463</text:p>
          </table:table-cell>
          <table:table-cell table:style-name="ce3" office:value-type="float" office:value="3039" calcext:value-type="float">
            <text:p>3,039</text:p>
          </table:table-cell>
          <table:table-cell table:style-name="ce3" office:value-type="float" office:value="11502" calcext:value-type="float">
            <text:p>11,502</text:p>
          </table:table-cell>
          <table:table-cell table:style-name="ce4" office:value-type="string" calcext:value-type="string">
            <text:p>73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安昌里</text:p>
          </table:table-cell>
          <table:table-cell table:style-name="ce3" office:value-type="float" office:value="2078" calcext:value-type="float">
            <text:p>2,07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3448" calcext:value-type="float">
            <text:p>3,44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567" calcext:value-type="float">
            <text:p>3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7" calcext:value-type="float">
            <text:p>3,567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4748" calcext:value-type="float">
            <text:p>4,748</text:p>
          </table:table-cell>
          <table:table-cell table:style-name="ce4" office:value-type="string" calcext:value-type="string">
            <text:p>75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安里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3526" calcext:value-type="float">
            <text:p>3,52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651" calcext:value-type="float">
            <text:p>3,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1" calcext:value-type="float">
            <text:p>3,651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5158" calcext:value-type="float">
            <text:p>5,158</text:p>
          </table:table-cell>
          <table:table-cell table:style-name="ce4" office:value-type="string" calcext:value-type="string">
            <text:p>70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達觀里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641" calcext:value-type="float">
            <text:p>2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1" calcext:value-type="float">
            <text:p>2,641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574" calcext:value-type="float">
            <text:p>3,574</text:p>
          </table:table-cell>
          <table:table-cell table:style-name="ce4" office:value-type="string" calcext:value-type="string">
            <text:p>73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明城里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044" calcext:value-type="float">
            <text:p>3,044</text:p>
          </table:table-cell>
          <table:table-cell table:style-name="ce4" office:value-type="string" calcext:value-type="string">
            <text:p>73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小城里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191" calcext:value-type="float">
            <text:p>3,191</text:p>
          </table:table-cell>
          <table:table-cell table:style-name="ce4" office:value-type="string" calcext:value-type="string">
            <text:p>75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雙城里</text:p>
          </table:table-cell>
          <table:table-cell table:style-name="ce3" office:value-type="float" office:value="2049" calcext:value-type="float">
            <text:p>2,04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3500" calcext:value-type="float">
            <text:p>3,50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5154" calcext:value-type="float">
            <text:p>5,154</text:p>
          </table:table-cell>
          <table:table-cell table:style-name="ce4" office:value-type="string" calcext:value-type="string">
            <text:p>69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香坡里</text:p>
          </table:table-cell>
          <table:table-cell table:style-name="ce3" office:value-type="float" office:value="4604" calcext:value-type="float">
            <text:p>4,60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7129" calcext:value-type="float">
            <text:p>7,12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378" calcext:value-type="float">
            <text:p>7,3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79" calcext:value-type="float">
            <text:p>7,379</text:p>
          </table:table-cell>
          <table:table-cell table:style-name="ce3" office:value-type="float" office:value="2876" calcext:value-type="float">
            <text:p>2,876</text:p>
          </table:table-cell>
          <table:table-cell table:style-name="ce3" office:value-type="float" office:value="10255" calcext:value-type="float">
            <text:p>10,255</text:p>
          </table:table-cell>
          <table:table-cell table:style-name="ce4" office:value-type="string" calcext:value-type="string">
            <text:p>71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日興里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3282" calcext:value-type="float">
            <text:p>3,28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393" calcext:value-type="float">
            <text:p>3,3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5005" calcext:value-type="float">
            <text:p>5,005</text:p>
          </table:table-cell>
          <table:table-cell table:style-name="ce4" office:value-type="string" calcext:value-type="string">
            <text:p>67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玫瑰里</text:p>
          </table:table-cell>
          <table:table-cell table:style-name="ce3" office:value-type="float" office:value="2261" calcext:value-type="float">
            <text:p>2,26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3559" calcext:value-type="float">
            <text:p>3,55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679" calcext:value-type="float">
            <text:p>3,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9" calcext:value-type="float">
            <text:p>3,679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5127" calcext:value-type="float">
            <text:p>5,127</text:p>
          </table:table-cell>
          <table:table-cell table:style-name="ce4" office:value-type="string" calcext:value-type="string">
            <text:p>71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959" calcext:value-type="float">
            <text:p>2,95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4144" calcext:value-type="float">
            <text:p>4,144</text:p>
          </table:table-cell>
          <table:table-cell table:style-name="ce4" office:value-type="string" calcext:value-type="string">
            <text:p>73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塗潭里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881" calcext:value-type="float">
            <text:p>881</text:p>
          </table:table-cell>
          <table:table-cell table:style-name="ce4" office:value-type="string" calcext:value-type="string">
            <text:p>66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華城里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584" calcext:value-type="float">
            <text:p>2,584</text:p>
          </table:table-cell>
          <table:table-cell table:style-name="ce4" office:value-type="string" calcext:value-type="string">
            <text:p>74.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青潭里</text:p>
          </table:table-cell>
          <table:table-cell table:style-name="ce3" office:value-type="float" office:value="1888" calcext:value-type="float">
            <text:p>1,88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3267" calcext:value-type="float">
            <text:p>3,26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385" calcext:value-type="float">
            <text:p>3,3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95" calcext:value-type="float">
            <text:p>3,395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4774" calcext:value-type="float">
            <text:p>4,774</text:p>
          </table:table-cell>
          <table:table-cell table:style-name="ce4" office:value-type="string" calcext:value-type="string">
            <text:p>70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美潭里</text:p>
          </table:table-cell>
          <table:table-cell table:style-name="ce3" office:value-type="float" office:value="1957" calcext:value-type="float">
            <text:p>1,95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3181" calcext:value-type="float">
            <text:p>3,18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296" calcext:value-type="float">
            <text:p>3,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6" calcext:value-type="float">
            <text:p>3,296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4587" calcext:value-type="float">
            <text:p>4,587</text:p>
          </table:table-cell>
          <table:table-cell table:style-name="ce4" office:value-type="string" calcext:value-type="string">
            <text:p>71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員潭里</text:p>
          </table:table-cell>
          <table:table-cell table:style-name="ce3" office:value-type="float" office:value="1905" calcext:value-type="float">
            <text:p>1,90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285" calcext:value-type="float">
            <text:p>3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5" calcext:value-type="float">
            <text:p>3,285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4605" calcext:value-type="float">
            <text:p>4,605</text:p>
          </table:table-cell>
          <table:table-cell table:style-name="ce4" office:value-type="string" calcext:value-type="string">
            <text:p>71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雙坑里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67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粗坑里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1861" calcext:value-type="float">
            <text:p>1,86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697" calcext:value-type="float">
            <text:p>2,697</text:p>
          </table:table-cell>
          <table:table-cell table:style-name="ce4" office:value-type="string" calcext:value-type="string">
            <text:p>71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屈尺里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258" calcext:value-type="float">
            <text:p>2,258</text:p>
          </table:table-cell>
          <table:table-cell table:style-name="ce4" office:value-type="string" calcext:value-type="string">
            <text:p>70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539" calcext:value-type="float">
            <text:p>1,539</text:p>
          </table:table-cell>
          <table:table-cell table:style-name="ce4" office:value-type="string" calcext:value-type="string">
            <text:p>66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218" calcext:value-type="float">
            <text:p>1,218</text:p>
          </table:table-cell>
          <table:table-cell table:style-name="ce4" office:value-type="string" calcext:value-type="string">
            <text:p>68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直潭里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2.2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深坑區</text:p>
          </table:table-cell>
          <table:table-cell table:style-name="ce2"/>
          <table:table-cell table:style-name="ce3" office:value-type="float" office:value="7464" calcext:value-type="float">
            <text:p>7,46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941" calcext:value-type="float">
            <text:p>5,941</text:p>
          </table:table-cell>
          <table:table-cell table:style-name="ce3" office:value-type="float" office:value="14135" calcext:value-type="float">
            <text:p>14,135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4672" calcext:value-type="float">
            <text:p>14,6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673" calcext:value-type="float">
            <text:p>14,673</text:p>
          </table:table-cell>
          <table:table-cell table:style-name="ce3" office:value-type="float" office:value="5739" calcext:value-type="float">
            <text:p>5,739</text:p>
          </table:table-cell>
          <table:table-cell table:style-name="ce3" office:value-type="float" office:value="20412" calcext:value-type="float">
            <text:p>20,412</text:p>
          </table:table-cell>
          <table:table-cell table:style-name="ce4" office:value-type="string" calcext:value-type="string">
            <text:p>71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萬順里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272" calcext:value-type="float">
            <text:p>2,272</text:p>
          </table:table-cell>
          <table:table-cell table:style-name="ce4" office:value-type="string" calcext:value-type="string">
            <text:p>70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萬福里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407" calcext:value-type="float">
            <text:p>2,407</text:p>
          </table:table-cell>
          <table:table-cell table:style-name="ce4" office:value-type="string" calcext:value-type="string">
            <text:p>71.9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645" calcext:value-type="float">
            <text:p>2,645</text:p>
          </table:table-cell>
          <table:table-cell table:style-name="ce4" office:value-type="string" calcext:value-type="string">
            <text:p>70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深坑里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84" calcext:value-type="float">
            <text:p>2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4" calcext:value-type="float">
            <text:p>2,184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073" calcext:value-type="float">
            <text:p>3,073</text:p>
          </table:table-cell>
          <table:table-cell table:style-name="ce4" office:value-type="string" calcext:value-type="string">
            <text:p>71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埔新里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3825" calcext:value-type="float">
            <text:p>3,82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980" calcext:value-type="float">
            <text:p>3,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0" calcext:value-type="float">
            <text:p>3,980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5509" calcext:value-type="float">
            <text:p>5,509</text:p>
          </table:table-cell>
          <table:table-cell table:style-name="ce4" office:value-type="string" calcext:value-type="string">
            <text:p>72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昇高里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856" calcext:value-type="float">
            <text:p>1,856</text:p>
          </table:table-cell>
          <table:table-cell table:style-name="ce4" office:value-type="string" calcext:value-type="string">
            <text:p>73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賴仲里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115" calcext:value-type="float">
            <text:p>2,115</text:p>
          </table:table-cell>
          <table:table-cell table:style-name="ce4" office:value-type="string" calcext:value-type="string">
            <text:p>72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阿柔里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76.4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石碇區</text:p>
          </table:table-cell>
          <table:table-cell table:style-name="ce2"/>
          <table:table-cell table:style-name="ce3" office:value-type="float" office:value="2033" calcext:value-type="float">
            <text:p>2,03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26" calcext:value-type="float">
            <text:p>2,126</text:p>
          </table:table-cell>
          <table:table-cell table:style-name="ce3" office:value-type="float" office:value="4368" calcext:value-type="float">
            <text:p>4,36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490" calcext:value-type="float">
            <text:p>4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0" calcext:value-type="float">
            <text:p>4,490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6423" calcext:value-type="float">
            <text:p>6,423</text:p>
          </table:table-cell>
          <table:table-cell table:style-name="ce4" office:value-type="string" calcext:value-type="string">
            <text:p>69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石碇里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57" calcext:value-type="float">
            <text:p>357</text:p>
          </table:table-cell>
          <table:table-cell table:style-name="ce4" office:value-type="string" calcext:value-type="string">
            <text:p>74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潭邊里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68.9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烏塗里</text:p>
          </table:table-cell>
          <table:table-cell table:style-name="ce3" office:value-type="float" office:value="159" calcext:value-type="float">
            <text:p>15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47" calcext:value-type="float">
            <text:p>547</text:p>
          </table:table-cell>
          <table:table-cell table:style-name="ce4" office:value-type="string" calcext:value-type="string">
            <text:p>69.6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彭山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80" calcext:value-type="float">
            <text:p>280</text:p>
          </table:table-cell>
          <table:table-cell table:style-name="ce4" office:value-type="string" calcext:value-type="string">
            <text:p>67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string" calcext:value-type="string">
            <text:p>75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隆盛里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64.9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林里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string" calcext:value-type="string">
            <text:p>75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民里</text:p>
          </table:table-cell>
          <table:table-cell table:style-name="ce3" office:value-type="float" office:value="229" calcext:value-type="float">
            <text:p>22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70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定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67" calcext:value-type="float">
            <text:p>567</text:p>
          </table:table-cell>
          <table:table-cell table:style-name="ce4" office:value-type="string" calcext:value-type="string">
            <text:p>64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50" calcext:value-type="float">
            <text:p>250</text:p>
          </table:table-cell>
          <table:table-cell table:style-name="ce4" office:value-type="string" calcext:value-type="string">
            <text:p>75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8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格頭里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72.2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坪林區</text:p>
          </table:table-cell>
          <table:table-cell table:style-name="ce2"/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19" calcext:value-type="float">
            <text:p>2,019</text:p>
          </table:table-cell>
          <table:table-cell table:style-name="ce3" office:value-type="float" office:value="3916" calcext:value-type="float">
            <text:p>3,91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027" calcext:value-type="float">
            <text:p>4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7" calcext:value-type="float">
            <text:p>4,027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5832" calcext:value-type="float">
            <text:p>5,832</text:p>
          </table:table-cell>
          <table:table-cell table:style-name="ce4" office:value-type="string" calcext:value-type="string">
            <text:p>69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41" calcext:value-type="float">
            <text:p>1,241</text:p>
          </table:table-cell>
          <table:table-cell table:style-name="ce4" office:value-type="string" calcext:value-type="string">
            <text:p>71.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水德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42" calcext:value-type="float">
            <text:p>642</text:p>
          </table:table-cell>
          <table:table-cell table:style-name="ce4" office:value-type="string" calcext:value-type="string">
            <text:p>74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81" calcext:value-type="float">
            <text:p>1,081</text:p>
          </table:table-cell>
          <table:table-cell table:style-name="ce4" office:value-type="string" calcext:value-type="string">
            <text:p>70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石𥕢里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05" calcext:value-type="float">
            <text:p>405</text:p>
          </table:table-cell>
          <table:table-cell table:style-name="ce4" office:value-type="string" calcext:value-type="string">
            <text:p>64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粗窟里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0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德里</text:p>
          </table:table-cell>
          <table:table-cell table:style-name="ce3" office:value-type="float" office:value="266" calcext:value-type="float">
            <text:p>26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66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漁光里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1.5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烏來區</text:p>
          </table:table-cell>
          <table:table-cell table:style-name="ce2"/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30" calcext:value-type="float">
            <text:p>2,0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31" calcext:value-type="float">
            <text:p>2,031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951" calcext:value-type="float">
            <text:p>2,951</text:p>
          </table:table-cell>
          <table:table-cell table:style-name="ce4" office:value-type="string" calcext:value-type="string">
            <text:p>68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治里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1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烏來里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367" calcext:value-type="float">
            <text:p>1,367</text:p>
          </table:table-cell>
          <table:table-cell table:style-name="ce4" office:value-type="string" calcext:value-type="string">
            <text:p>68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孝義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25" calcext:value-type="float">
            <text:p>225</text:p>
          </table:table-cell>
          <table:table-cell table:style-name="ce4" office:value-type="string" calcext:value-type="string">
            <text:p>68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信賢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string" calcext:value-type="string">
            <text:p>65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0" calcext:value-type="float">
            <text:p>130</text:p>
          </table:table-cell>
          <table:table-cell table:style-name="ce4" office:value-type="string" calcext:value-type="string">
            <text:p>61.54</text:p>
          </table:table-cell>
          <table:table-cell table:number-columns-repeated="1008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北市第12選舉區" table:style-name="ta12"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第11屆區域立法委員選舉新北市第12選舉區候選人在各村(里)得票數一覽表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6" table:number-rows-spanned="1">
            <text:p>各候選人得票情形</text:p>
          </table:table-cell>
          <table:covered-table-cell table:number-columns-repeated="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黃瑞傳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楊木火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李佳蒨</text:p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>陳長志</text:p>
            <text:p>台灣維新</text:p>
          </table:table-cell>
          <table:table-cell table:style-name="ce1" office:value-type="string" calcext:value-type="string" table:number-columns-spanned="1" table:number-rows-spanned="3">
            <text:p>(5)</text:p>
            <text:p>賴品妤</text:p>
            <text:p>民主進步黨</text:p>
          </table:table-cell>
          <table:table-cell table:style-name="ce1" office:value-type="string" calcext:value-type="string" table:number-columns-spanned="1" table:number-rows-spanned="3">
            <text:p>(6)</text:p>
            <text:p>廖先翔</text:p>
            <text:p>中國國民黨</text:p>
          </table:table-cell>
          <table:covered-table-cell table:number-columns-repeated="8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81937" calcext:value-type="float">
            <text:p>81,937</text:p>
          </table:table-cell>
          <table:table-cell table:style-name="ce3" office:value-type="float" office:value="92489" calcext:value-type="float">
            <text:p>92,489</text:p>
          </table:table-cell>
          <table:table-cell table:style-name="ce3" office:value-type="float" office:value="181947" calcext:value-type="float">
            <text:p>181,947</text:p>
          </table:table-cell>
          <table:table-cell table:style-name="ce3" office:value-type="float" office:value="4483" calcext:value-type="float">
            <text:p>4,483</text:p>
          </table:table-cell>
          <table:table-cell table:style-name="ce3" office:value-type="float" office:value="186430" calcext:value-type="float">
            <text:p>186,43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6454" calcext:value-type="float">
            <text:p>186,454</text:p>
          </table:table-cell>
          <table:table-cell table:style-name="ce3" office:value-type="float" office:value="78657" calcext:value-type="float">
            <text:p>78,657</text:p>
          </table:table-cell>
          <table:table-cell table:style-name="ce3" office:value-type="float" office:value="265111" calcext:value-type="float">
            <text:p>265,111</text:p>
          </table:table-cell>
          <table:table-cell table:style-name="ce4" office:value-type="string" calcext:value-type="string">
            <text:p>70.3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金山區</text:p>
          </table:table-cell>
          <table:table-cell table:style-name="ce2"/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584" calcext:value-type="float">
            <text:p>6,584</text:p>
          </table:table-cell>
          <table:table-cell table:style-name="ce3" office:value-type="float" office:value="4777" calcext:value-type="float">
            <text:p>4,777</text:p>
          </table:table-cell>
          <table:table-cell table:style-name="ce3" office:value-type="float" office:value="11953" calcext:value-type="float">
            <text:p>11,95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2231" calcext:value-type="float">
            <text:p>12,2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33" calcext:value-type="float">
            <text:p>12,233</text:p>
          </table:table-cell>
          <table:table-cell table:style-name="ce3" office:value-type="float" office:value="5632" calcext:value-type="float">
            <text:p>5,632</text:p>
          </table:table-cell>
          <table:table-cell table:style-name="ce3" office:value-type="float" office:value="17865" calcext:value-type="float">
            <text:p>17,865</text:p>
          </table:table-cell>
          <table:table-cell table:style-name="ce4" office:value-type="string" calcext:value-type="string">
            <text:p>68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18" calcext:value-type="float">
            <text:p>418</text:p>
          </table:table-cell>
          <table:table-cell table:style-name="ce4" office:value-type="string" calcext:value-type="string">
            <text:p>71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51" calcext:value-type="float">
            <text:p>651</text:p>
          </table:table-cell>
          <table:table-cell table:style-name="ce4" office:value-type="string" calcext:value-type="string">
            <text:p>65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漁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85" calcext:value-type="float">
            <text:p>485</text:p>
          </table:table-cell>
          <table:table-cell table:style-name="ce4" office:value-type="string" calcext:value-type="string">
            <text:p>65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磺港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627" calcext:value-type="float">
            <text:p>1,627</text:p>
          </table:table-cell>
          <table:table-cell table:style-name="ce4" office:value-type="string" calcext:value-type="string">
            <text:p>66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金美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3200" calcext:value-type="float">
            <text:p>3,20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272" calcext:value-type="float">
            <text:p>3,2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73" calcext:value-type="float">
            <text:p>3,273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4812" calcext:value-type="float">
            <text:p>4,812</text:p>
          </table:table-cell>
          <table:table-cell table:style-name="ce4" office:value-type="string" calcext:value-type="string">
            <text:p>68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五湖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582" calcext:value-type="float">
            <text:p>1,582</text:p>
          </table:table-cell>
          <table:table-cell table:style-name="ce4" office:value-type="string" calcext:value-type="string">
            <text:p>71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美田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590" calcext:value-type="float">
            <text:p>2,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0" calcext:value-type="float">
            <text:p>2,59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3708" calcext:value-type="float">
            <text:p>3,708</text:p>
          </table:table-cell>
          <table:table-cell table:style-name="ce4" office:value-type="string" calcext:value-type="string">
            <text:p>69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重和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64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兩湖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74" calcext:value-type="float">
            <text:p>374</text:p>
          </table:table-cell>
          <table:table-cell table:style-name="ce4" office:value-type="string" calcext:value-type="string">
            <text:p>71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六股里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32" calcext:value-type="float">
            <text:p>632</text:p>
          </table:table-cell>
          <table:table-cell table:style-name="ce4" office:value-type="string" calcext:value-type="string">
            <text:p>70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界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88" calcext:value-type="float">
            <text:p>588</text:p>
          </table:table-cell>
          <table:table-cell table:style-name="ce4" office:value-type="string" calcext:value-type="string">
            <text:p>71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25" calcext:value-type="float">
            <text:p>425</text:p>
          </table:table-cell>
          <table:table-cell table:style-name="ce4" office:value-type="string" calcext:value-type="string">
            <text:p>67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清泉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66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2" calcext:value-type="float">
            <text:p>162</text:p>
          </table:table-cell>
          <table:table-cell table:style-name="ce4" office:value-type="string" calcext:value-type="string">
            <text:p>75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33" calcext:value-type="float">
            <text:p>533</text:p>
          </table:table-cell>
          <table:table-cell table:style-name="ce4" office:value-type="string" calcext:value-type="string">
            <text:p>64.5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萬里區</text:p>
          </table:table-cell>
          <table:table-cell table:style-name="ce2"/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262" calcext:value-type="float">
            <text:p>6,262</text:p>
          </table:table-cell>
          <table:table-cell table:style-name="ce3" office:value-type="float" office:value="4990" calcext:value-type="float">
            <text:p>4,990</text:p>
          </table:table-cell>
          <table:table-cell table:style-name="ce3" office:value-type="float" office:value="11775" calcext:value-type="float">
            <text:p>11,77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2097" calcext:value-type="float">
            <text:p>12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97" calcext:value-type="float">
            <text:p>12,097</text:p>
          </table:table-cell>
          <table:table-cell table:style-name="ce3" office:value-type="float" office:value="6057" calcext:value-type="float">
            <text:p>6,057</text:p>
          </table:table-cell>
          <table:table-cell table:style-name="ce3" office:value-type="float" office:value="18154" calcext:value-type="float">
            <text:p>18,154</text:p>
          </table:table-cell>
          <table:table-cell table:style-name="ce4" office:value-type="string" calcext:value-type="string">
            <text:p>66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萬里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2745" calcext:value-type="float">
            <text:p>2,74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4080" calcext:value-type="float">
            <text:p>4,080</text:p>
          </table:table-cell>
          <table:table-cell table:style-name="ce4" office:value-type="string" calcext:value-type="string">
            <text:p>69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基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2487" calcext:value-type="float">
            <text:p>2,487</text:p>
          </table:table-cell>
          <table:table-cell table:style-name="ce4" office:value-type="string" calcext:value-type="string">
            <text:p>62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龜吼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481" calcext:value-type="float">
            <text:p>2,481</text:p>
          </table:table-cell>
          <table:table-cell table:style-name="ce4" office:value-type="string" calcext:value-type="string">
            <text:p>64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野柳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946" calcext:value-type="float">
            <text:p>1,94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058" calcext:value-type="float">
            <text:p>3,058</text:p>
          </table:table-cell>
          <table:table-cell table:style-name="ce4" office:value-type="string" calcext:value-type="string">
            <text:p>65.6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667" calcext:value-type="float">
            <text:p>1,66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553" calcext:value-type="float">
            <text:p>2,553</text:p>
          </table:table-cell>
          <table:table-cell table:style-name="ce4" office:value-type="string" calcext:value-type="string">
            <text:p>66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磺潭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55" calcext:value-type="float">
            <text:p>555</text:p>
          </table:table-cell>
          <table:table-cell table:style-name="ce4" office:value-type="string" calcext:value-type="string">
            <text:p>67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雙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1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溪底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string" calcext:value-type="string">
            <text:p>67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崁脚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68" calcext:value-type="float">
            <text:p>368</text:p>
          </table:table-cell>
          <table:table-cell table:style-name="ce4" office:value-type="string" calcext:value-type="string">
            <text:p>70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幅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69.1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汐止區</text:p>
          </table:table-cell>
          <table:table-cell table:style-name="ce2"/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51957" calcext:value-type="float">
            <text:p>51,957</text:p>
          </table:table-cell>
          <table:table-cell table:style-name="ce3" office:value-type="float" office:value="67649" calcext:value-type="float">
            <text:p>67,649</text:p>
          </table:table-cell>
          <table:table-cell table:style-name="ce3" office:value-type="float" office:value="124285" calcext:value-type="float">
            <text:p>124,285</text:p>
          </table:table-cell>
          <table:table-cell table:style-name="ce3" office:value-type="float" office:value="2968" calcext:value-type="float">
            <text:p>2,968</text:p>
          </table:table-cell>
          <table:table-cell table:style-name="ce3" office:value-type="float" office:value="127253" calcext:value-type="float">
            <text:p>127,25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7275" calcext:value-type="float">
            <text:p>127,275</text:p>
          </table:table-cell>
          <table:table-cell table:style-name="ce3" office:value-type="float" office:value="48975" calcext:value-type="float">
            <text:p>48,975</text:p>
          </table:table-cell>
          <table:table-cell table:style-name="ce3" office:value-type="float" office:value="176250" calcext:value-type="float">
            <text:p>176,250</text:p>
          </table:table-cell>
          <table:table-cell table:style-name="ce4" office:value-type="string" calcext:value-type="string">
            <text:p>72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634" calcext:value-type="float">
            <text:p>1,634</text:p>
          </table:table-cell>
          <table:table-cell table:style-name="ce4" office:value-type="string" calcext:value-type="string">
            <text:p>72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74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禮門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73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智慧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047" calcext:value-type="float">
            <text:p>3,0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49" calcext:value-type="float">
            <text:p>3,049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128" calcext:value-type="float">
            <text:p>4,128</text:p>
          </table:table-cell>
          <table:table-cell table:style-name="ce4" office:value-type="string" calcext:value-type="string">
            <text:p>73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490" calcext:value-type="float">
            <text:p>2,490</text:p>
          </table:table-cell>
          <table:table-cell table:style-name="ce4" office:value-type="string" calcext:value-type="string">
            <text:p>74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信望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string" calcext:value-type="string">
            <text:p>71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昌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3315" calcext:value-type="float">
            <text:p>3,31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393" calcext:value-type="float">
            <text:p>3,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3" calcext:value-type="float">
            <text:p>3,393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4682" calcext:value-type="float">
            <text:p>4,682</text:p>
          </table:table-cell>
          <table:table-cell table:style-name="ce4" office:value-type="string" calcext:value-type="string">
            <text:p>72.4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77" calcext:value-type="float">
            <text:p>1,577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3921" calcext:value-type="float">
            <text:p>3,92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999" calcext:value-type="float">
            <text:p>3,9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0" calcext:value-type="float">
            <text:p>4,000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5420" calcext:value-type="float">
            <text:p>5,420</text:p>
          </table:table-cell>
          <table:table-cell table:style-name="ce4" office:value-type="string" calcext:value-type="string">
            <text:p>73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秀峰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2507" calcext:value-type="float">
            <text:p>2,50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62" calcext:value-type="float">
            <text:p>2,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2" calcext:value-type="float">
            <text:p>2,562</text:p>
          </table:table-cell>
          <table:table-cell table:style-name="ce3" office:value-type="float" office:value="2151" calcext:value-type="float">
            <text:p>2,151</text:p>
          </table:table-cell>
          <table:table-cell table:style-name="ce3" office:value-type="float" office:value="4713" calcext:value-type="float">
            <text:p>4,713</text:p>
          </table:table-cell>
          <table:table-cell table:style-name="ce4" office:value-type="string" calcext:value-type="string">
            <text:p>54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2894" calcext:value-type="float">
            <text:p>2,89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62" calcext:value-type="float">
            <text:p>2,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2" calcext:value-type="float">
            <text:p>2,962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4045" calcext:value-type="float">
            <text:p>4,045</text:p>
          </table:table-cell>
          <table:table-cell table:style-name="ce4" office:value-type="string" calcext:value-type="string">
            <text:p>73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2665" calcext:value-type="float">
            <text:p>2,665</text:p>
          </table:table-cell>
          <table:table-cell table:style-name="ce3" office:value-type="float" office:value="4679" calcext:value-type="float">
            <text:p>4,67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782" calcext:value-type="float">
            <text:p>4,7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83" calcext:value-type="float">
            <text:p>4,783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6208" calcext:value-type="float">
            <text:p>6,208</text:p>
          </table:table-cell>
          <table:table-cell table:style-name="ce4" office:value-type="string" calcext:value-type="string">
            <text:p>77.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3675" calcext:value-type="float">
            <text:p>3,67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768" calcext:value-type="float">
            <text:p>3,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8" calcext:value-type="float">
            <text:p>3,768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5072" calcext:value-type="float">
            <text:p>5,072</text:p>
          </table:table-cell>
          <table:table-cell table:style-name="ce4" office:value-type="string" calcext:value-type="string">
            <text:p>74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2970" calcext:value-type="float">
            <text:p>2,97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032" calcext:value-type="float">
            <text:p>3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2" calcext:value-type="float">
            <text:p>3,032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022" calcext:value-type="float">
            <text:p>4,022</text:p>
          </table:table-cell>
          <table:table-cell table:style-name="ce4" office:value-type="string" calcext:value-type="string">
            <text:p>75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白雲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926" calcext:value-type="float">
            <text:p>2,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6" calcext:value-type="float">
            <text:p>2,926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029" calcext:value-type="float">
            <text:p>4,029</text:p>
          </table:table-cell>
          <table:table-cell table:style-name="ce4" office:value-type="string" calcext:value-type="string">
            <text:p>72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2627" calcext:value-type="float">
            <text:p>2,62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3902" calcext:value-type="float">
            <text:p>3,902</text:p>
          </table:table-cell>
          <table:table-cell table:style-name="ce4" office:value-type="string" calcext:value-type="string">
            <text:p>69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3044" calcext:value-type="float">
            <text:p>3,04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115" calcext:value-type="float">
            <text:p>3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5" calcext:value-type="float">
            <text:p>3,115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4277" calcext:value-type="float">
            <text:p>4,277</text:p>
          </table:table-cell>
          <table:table-cell table:style-name="ce4" office:value-type="string" calcext:value-type="string">
            <text:p>72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城中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2931" calcext:value-type="float">
            <text:p>2,93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99" calcext:value-type="float">
            <text:p>2,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9" calcext:value-type="float">
            <text:p>2,999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4016" calcext:value-type="float">
            <text:p>4,016</text:p>
          </table:table-cell>
          <table:table-cell table:style-name="ce4" office:value-type="string" calcext:value-type="string">
            <text:p>74.6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橋東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202" calcext:value-type="float">
            <text:p>3,202</text:p>
          </table:table-cell>
          <table:table-cell table:style-name="ce4" office:value-type="string" calcext:value-type="string">
            <text:p>73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建成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3361" calcext:value-type="float">
            <text:p>3,36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28" calcext:value-type="float">
            <text:p>3,4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30" calcext:value-type="float">
            <text:p>3,430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4559" calcext:value-type="float">
            <text:p>4,559</text:p>
          </table:table-cell>
          <table:table-cell table:style-name="ce4" office:value-type="string" calcext:value-type="string">
            <text:p>75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70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437" calcext:value-type="float">
            <text:p>1,437</text:p>
          </table:table-cell>
          <table:table-cell table:style-name="ce4" office:value-type="string" calcext:value-type="string">
            <text:p>71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26" calcext:value-type="float">
            <text:p>526</text:p>
          </table:table-cell>
          <table:table-cell table:style-name="ce4" office:value-type="string" calcext:value-type="string">
            <text:p>69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保長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2870" calcext:value-type="float">
            <text:p>2,87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926" calcext:value-type="float">
            <text:p>2,9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27" calcext:value-type="float">
            <text:p>2,927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4088" calcext:value-type="float">
            <text:p>4,088</text:p>
          </table:table-cell>
          <table:table-cell table:style-name="ce4" office:value-type="string" calcext:value-type="string">
            <text:p>71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保新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34" calcext:value-type="float">
            <text:p>1,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4" calcext:value-type="float">
            <text:p>1,734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566" calcext:value-type="float">
            <text:p>2,566</text:p>
          </table:table-cell>
          <table:table-cell table:style-name="ce4" office:value-type="string" calcext:value-type="string">
            <text:p>67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鄉長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059" calcext:value-type="float">
            <text:p>2,059</text:p>
          </table:table-cell>
          <table:table-cell table:style-name="ce4" office:value-type="string" calcext:value-type="string">
            <text:p>73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江北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08" calcext:value-type="float">
            <text:p>1,608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3684" calcext:value-type="float">
            <text:p>3,68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770" calcext:value-type="float">
            <text:p>3,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0" calcext:value-type="float">
            <text:p>3,770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5321" calcext:value-type="float">
            <text:p>5,321</text:p>
          </table:table-cell>
          <table:table-cell table:style-name="ce4" office:value-type="string" calcext:value-type="string">
            <text:p>70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拱北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23" calcext:value-type="float">
            <text:p>2,923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4482" calcext:value-type="float">
            <text:p>4,482</text:p>
          </table:table-cell>
          <table:table-cell table:style-name="ce4" office:value-type="string" calcext:value-type="string">
            <text:p>65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烘內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69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八連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68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青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73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峰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3104" calcext:value-type="float">
            <text:p>3,10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178" calcext:value-type="float">
            <text:p>3,1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81" calcext:value-type="float">
            <text:p>3,181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4466" calcext:value-type="float">
            <text:p>4,466</text:p>
          </table:table-cell>
          <table:table-cell table:style-name="ce4" office:value-type="string" calcext:value-type="string">
            <text:p>71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3347" calcext:value-type="float">
            <text:p>3,34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440" calcext:value-type="float">
            <text:p>3,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0" calcext:value-type="float">
            <text:p>3,440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4866" calcext:value-type="float">
            <text:p>4,866</text:p>
          </table:table-cell>
          <table:table-cell table:style-name="ce4" office:value-type="string" calcext:value-type="string">
            <text:p>70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樟樹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890" calcext:value-type="float">
            <text:p>1,890</text:p>
          </table:table-cell>
          <table:table-cell table:style-name="ce4" office:value-type="string" calcext:value-type="string">
            <text:p>68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2742" calcext:value-type="float">
            <text:p>2,742</text:p>
          </table:table-cell>
          <table:table-cell table:style-name="ce3" office:value-type="float" office:value="4905" calcext:value-type="float">
            <text:p>4,90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035" calcext:value-type="float">
            <text:p>5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5" calcext:value-type="float">
            <text:p>5,035</text:p>
          </table:table-cell>
          <table:table-cell table:style-name="ce3" office:value-type="float" office:value="2014" calcext:value-type="float">
            <text:p>2,014</text:p>
          </table:table-cell>
          <table:table-cell table:style-name="ce3" office:value-type="float" office:value="7049" calcext:value-type="float">
            <text:p>7,049</text:p>
          </table:table-cell>
          <table:table-cell table:style-name="ce4" office:value-type="string" calcext:value-type="string">
            <text:p>71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厚德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4179" calcext:value-type="float">
            <text:p>4,17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277" calcext:value-type="float">
            <text:p>4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7" calcext:value-type="float">
            <text:p>4,277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5962" calcext:value-type="float">
            <text:p>5,962</text:p>
          </table:table-cell>
          <table:table-cell table:style-name="ce4" office:value-type="string" calcext:value-type="string">
            <text:p>71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光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542" calcext:value-type="float">
            <text:p>2,542</text:p>
          </table:table-cell>
          <table:table-cell table:style-name="ce4" office:value-type="string" calcext:value-type="string">
            <text:p>71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2468" calcext:value-type="float">
            <text:p>2,468</text:p>
          </table:table-cell>
          <table:table-cell table:style-name="ce3" office:value-type="float" office:value="4728" calcext:value-type="float">
            <text:p>4,72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834" calcext:value-type="float">
            <text:p>4,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4" calcext:value-type="float">
            <text:p>4,834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6852" calcext:value-type="float">
            <text:p>6,852</text:p>
          </table:table-cell>
          <table:table-cell table:style-name="ce4" office:value-type="string" calcext:value-type="string">
            <text:p>70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2117" calcext:value-type="float">
            <text:p>2,11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081" calcext:value-type="float">
            <text:p>3,081</text:p>
          </table:table-cell>
          <table:table-cell table:style-name="ce4" office:value-type="string" calcext:value-type="string">
            <text:p>70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939" calcext:value-type="float">
            <text:p>2,939</text:p>
          </table:table-cell>
          <table:table-cell table:style-name="ce4" office:value-type="string" calcext:value-type="string">
            <text:p>73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康福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3344" calcext:value-type="float">
            <text:p>3,34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435" calcext:value-type="float">
            <text:p>3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5" calcext:value-type="float">
            <text:p>3,435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4797" calcext:value-type="float">
            <text:p>4,797</text:p>
          </table:table-cell>
          <table:table-cell table:style-name="ce4" office:value-type="string" calcext:value-type="string">
            <text:p>71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光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4078" calcext:value-type="float">
            <text:p>4,07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167" calcext:value-type="float">
            <text:p>4,1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68" calcext:value-type="float">
            <text:p>4,168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5591" calcext:value-type="float">
            <text:p>5,591</text:p>
          </table:table-cell>
          <table:table-cell table:style-name="ce4" office:value-type="string" calcext:value-type="string">
            <text:p>74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蓮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1957" calcext:value-type="float">
            <text:p>1,95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577" calcext:value-type="float">
            <text:p>2,577</text:p>
          </table:table-cell>
          <table:table-cell table:style-name="ce4" office:value-type="string" calcext:value-type="string">
            <text:p>77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興里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4210" calcext:value-type="float">
            <text:p>4,21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298" calcext:value-type="float">
            <text:p>4,2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99" calcext:value-type="float">
            <text:p>4,299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5866" calcext:value-type="float">
            <text:p>5,866</text:p>
          </table:table-cell>
          <table:table-cell table:style-name="ce4" office:value-type="string" calcext:value-type="string">
            <text:p>73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山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1920" calcext:value-type="float">
            <text:p>1,920</text:p>
          </table:table-cell>
          <table:table-cell table:style-name="ce3" office:value-type="float" office:value="3714" calcext:value-type="float">
            <text:p>3,71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831" calcext:value-type="float">
            <text:p>3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1" calcext:value-type="float">
            <text:p>3,831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5145" calcext:value-type="float">
            <text:p>5,145</text:p>
          </table:table-cell>
          <table:table-cell table:style-name="ce4" office:value-type="string" calcext:value-type="string">
            <text:p>74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山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3042" calcext:value-type="float">
            <text:p>3,042</text:p>
          </table:table-cell>
          <table:table-cell table:style-name="ce4" office:value-type="string" calcext:value-type="string">
            <text:p>78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環河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73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橫科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2914" calcext:value-type="float">
            <text:p>2,91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89" calcext:value-type="float">
            <text:p>2,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9" calcext:value-type="float">
            <text:p>2,989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4102" calcext:value-type="float">
            <text:p>4,102</text:p>
          </table:table-cell>
          <table:table-cell table:style-name="ce4" office:value-type="string" calcext:value-type="string">
            <text:p>72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2366" calcext:value-type="float">
            <text:p>2,36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342" calcext:value-type="float">
            <text:p>3,342</text:p>
          </table:table-cell>
          <table:table-cell table:style-name="ce4" office:value-type="string" calcext:value-type="string">
            <text:p>72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宜興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883" calcext:value-type="float">
            <text:p>1,88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599" calcext:value-type="float">
            <text:p>2,599</text:p>
          </table:table-cell>
          <table:table-cell table:style-name="ce4" office:value-type="string" calcext:value-type="string">
            <text:p>74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3218" calcext:value-type="float">
            <text:p>3,21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299" calcext:value-type="float">
            <text:p>3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9" calcext:value-type="float">
            <text:p>3,299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422" calcext:value-type="float">
            <text:p>4,422</text:p>
          </table:table-cell>
          <table:table-cell table:style-name="ce4" office:value-type="string" calcext:value-type="string">
            <text:p>74.6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平溪區</text:p>
          </table:table-cell>
          <table:table-cell table:style-name="ce2"/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2463" calcext:value-type="float">
            <text:p>2,46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523" calcext:value-type="float">
            <text:p>2,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3" calcext:value-type="float">
            <text:p>2,523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3834" calcext:value-type="float">
            <text:p>3,834</text:p>
          </table:table-cell>
          <table:table-cell table:style-name="ce4" office:value-type="string" calcext:value-type="string">
            <text:p>65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薯榔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40" calcext:value-type="float">
            <text:p>340</text:p>
          </table:table-cell>
          <table:table-cell table:style-name="ce4" office:value-type="string" calcext:value-type="string">
            <text:p>65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菁桐里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25" calcext:value-type="float">
            <text:p>225</text:p>
          </table:table-cell>
          <table:table-cell table:style-name="ce4" office:value-type="string" calcext:value-type="string">
            <text:p>65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白石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12" calcext:value-type="float">
            <text:p>212</text:p>
          </table:table-cell>
          <table:table-cell table:style-name="ce4" office:value-type="string" calcext:value-type="string">
            <text:p>74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石底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72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平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7" calcext:value-type="float">
            <text:p>217</text:p>
          </table:table-cell>
          <table:table-cell table:style-name="ce4" office:value-type="string" calcext:value-type="string">
            <text:p>63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嶺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49" calcext:value-type="float">
            <text:p>14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55" calcext:value-type="float">
            <text:p>555</text:p>
          </table:table-cell>
          <table:table-cell table:style-name="ce4" office:value-type="string" calcext:value-type="string">
            <text:p>57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69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十分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62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望古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9" calcext:value-type="float">
            <text:p>149</text:p>
          </table:table-cell>
          <table:table-cell table:style-name="ce4" office:value-type="string" calcext:value-type="string">
            <text:p>65.1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11" calcext:value-type="float">
            <text:p>311</text:p>
          </table:table-cell>
          <table:table-cell table:style-name="ce4" office:value-type="string" calcext:value-type="string">
            <text:p>65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寮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2" calcext:value-type="float">
            <text:p>142</text:p>
          </table:table-cell>
          <table:table-cell table:style-name="ce4" office:value-type="string" calcext:value-type="string">
            <text:p>70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平湖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0" calcext:value-type="float">
            <text:p>150</text:p>
          </table:table-cell>
          <table:table-cell table:style-name="ce4" office:value-type="string" calcext:value-type="string">
            <text:p>74.6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瑞芳區</text:p>
          </table:table-cell>
          <table:table-cell table:style-name="ce2"/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0046" calcext:value-type="float">
            <text:p>10,046</text:p>
          </table:table-cell>
          <table:table-cell table:style-name="ce3" office:value-type="float" office:value="9721" calcext:value-type="float">
            <text:p>9,721</text:p>
          </table:table-cell>
          <table:table-cell table:style-name="ce3" office:value-type="float" office:value="20741" calcext:value-type="float">
            <text:p>20,741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1310" calcext:value-type="float">
            <text:p>21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10" calcext:value-type="float">
            <text:p>21,310</text:p>
          </table:table-cell>
          <table:table-cell table:style-name="ce3" office:value-type="float" office:value="10433" calcext:value-type="float">
            <text:p>10,433</text:p>
          </table:table-cell>
          <table:table-cell table:style-name="ce3" office:value-type="float" office:value="31743" calcext:value-type="float">
            <text:p>31,743</text:p>
          </table:table-cell>
          <table:table-cell table:style-name="ce4" office:value-type="string" calcext:value-type="string">
            <text:p>67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69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778" calcext:value-type="float">
            <text:p>1,778</text:p>
          </table:table-cell>
          <table:table-cell table:style-name="ce4" office:value-type="string" calcext:value-type="string">
            <text:p>71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鎮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70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22" calcext:value-type="float">
            <text:p>522</text:p>
          </table:table-cell>
          <table:table-cell table:style-name="ce4" office:value-type="string" calcext:value-type="string">
            <text:p>71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川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68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68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爪峯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3357" calcext:value-type="float">
            <text:p>3,357</text:p>
          </table:table-cell>
          <table:table-cell table:style-name="ce4" office:value-type="string" calcext:value-type="string">
            <text:p>69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峰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781" calcext:value-type="float">
            <text:p>2,781</text:p>
          </table:table-cell>
          <table:table-cell table:style-name="ce4" office:value-type="string" calcext:value-type="string">
            <text:p>67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505" calcext:value-type="float">
            <text:p>1,505</text:p>
          </table:table-cell>
          <table:table-cell table:style-name="ce4" office:value-type="string" calcext:value-type="string">
            <text:p>66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柑坪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67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弓橋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string" calcext:value-type="string">
            <text:p>86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猴硐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85" calcext:value-type="float">
            <text:p>385</text:p>
          </table:table-cell>
          <table:table-cell table:style-name="ce4" office:value-type="string" calcext:value-type="string">
            <text:p>63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37" calcext:value-type="float">
            <text:p>237</text:p>
          </table:table-cell>
          <table:table-cell table:style-name="ce4" office:value-type="string" calcext:value-type="string">
            <text:p>63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碩仁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3" calcext:value-type="float">
            <text:p>143</text:p>
          </table:table-cell>
          <table:table-cell table:style-name="ce4" office:value-type="string" calcext:value-type="string">
            <text:p>72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吉慶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608" calcext:value-type="float">
            <text:p>1,608</text:p>
          </table:table-cell>
          <table:table-cell table:style-name="ce4" office:value-type="string" calcext:value-type="string">
            <text:p>69.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吉安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2715" calcext:value-type="float">
            <text:p>2,715</text:p>
          </table:table-cell>
          <table:table-cell table:style-name="ce4" office:value-type="string" calcext:value-type="string">
            <text:p>67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天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67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傑魚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769" calcext:value-type="float">
            <text:p>1,769</text:p>
          </table:table-cell>
          <table:table-cell table:style-name="ce4" office:value-type="string" calcext:value-type="string">
            <text:p>66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基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90" calcext:value-type="float">
            <text:p>390</text:p>
          </table:table-cell>
          <table:table-cell table:style-name="ce4" office:value-type="string" calcext:value-type="string">
            <text:p>65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慶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82" calcext:value-type="float">
            <text:p>382</text:p>
          </table:table-cell>
          <table:table-cell table:style-name="ce4" office:value-type="string" calcext:value-type="string">
            <text:p>62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75" calcext:value-type="float">
            <text:p>275</text:p>
          </table:table-cell>
          <table:table-cell table:style-name="ce4" office:value-type="string" calcext:value-type="string">
            <text:p>60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3" calcext:value-type="float">
            <text:p>153</text:p>
          </table:table-cell>
          <table:table-cell table:style-name="ce4" office:value-type="string" calcext:value-type="string">
            <text:p>71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頌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1" calcext:value-type="float">
            <text:p>9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01" calcext:value-type="float">
            <text:p>301</text:p>
          </table:table-cell>
          <table:table-cell table:style-name="ce4" office:value-type="string" calcext:value-type="string">
            <text:p>64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瓜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0" calcext:value-type="float">
            <text:p>160</text:p>
          </table:table-cell>
          <table:table-cell table:style-name="ce4" office:value-type="string" calcext:value-type="string">
            <text:p>71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銅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8" calcext:value-type="float">
            <text:p>178</text:p>
          </table:table-cell>
          <table:table-cell table:style-name="ce4" office:value-type="string" calcext:value-type="string">
            <text:p>67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山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41" calcext:value-type="float">
            <text:p>341</text:p>
          </table:table-cell>
          <table:table-cell table:style-name="ce4" office:value-type="string" calcext:value-type="string">
            <text:p>63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石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90" calcext:value-type="float">
            <text:p>290</text:p>
          </table:table-cell>
          <table:table-cell table:style-name="ce4" office:value-type="string" calcext:value-type="string">
            <text:p>55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濓洞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09" calcext:value-type="float">
            <text:p>409</text:p>
          </table:table-cell>
          <table:table-cell table:style-name="ce4" office:value-type="string" calcext:value-type="string">
            <text:p>65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濓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57" calcext:value-type="float">
            <text:p>257</text:p>
          </table:table-cell>
          <table:table-cell table:style-name="ce4" office:value-type="string" calcext:value-type="string">
            <text:p>54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雅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57" calcext:value-type="float">
            <text:p>257</text:p>
          </table:table-cell>
          <table:table-cell table:style-name="ce4" office:value-type="string" calcext:value-type="string">
            <text:p>71.6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鼻頭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58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60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濱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552" calcext:value-type="float">
            <text:p>1,552</text:p>
          </table:table-cell>
          <table:table-cell table:style-name="ce4" office:value-type="string" calcext:value-type="string">
            <text:p>64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深澳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62.6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雙溪區</text:p>
          </table:table-cell>
          <table:table-cell table:style-name="ce2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4610" calcext:value-type="float">
            <text:p>4,61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743" calcext:value-type="float">
            <text:p>4,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3" calcext:value-type="float">
            <text:p>4,743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7177" calcext:value-type="float">
            <text:p>7,177</text:p>
          </table:table-cell>
          <table:table-cell table:style-name="ce4" office:value-type="string" calcext:value-type="string">
            <text:p>66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雙溪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06" calcext:value-type="float">
            <text:p>406</text:p>
          </table:table-cell>
          <table:table-cell table:style-name="ce4" office:value-type="string" calcext:value-type="string">
            <text:p>70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基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67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15" calcext:value-type="float">
            <text:p>315</text:p>
          </table:table-cell>
          <table:table-cell table:style-name="ce4" office:value-type="string" calcext:value-type="string">
            <text:p>66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牡丹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62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貂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37" calcext:value-type="float">
            <text:p>337</text:p>
          </table:table-cell>
          <table:table-cell table:style-name="ce4" office:value-type="string" calcext:value-type="string">
            <text:p>63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69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47" calcext:value-type="float">
            <text:p>547</text:p>
          </table:table-cell>
          <table:table-cell table:style-name="ce4" office:value-type="string" calcext:value-type="string">
            <text:p>71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外柑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79" calcext:value-type="float">
            <text:p>379</text:p>
          </table:table-cell>
          <table:table-cell table:style-name="ce4" office:value-type="string" calcext:value-type="string">
            <text:p>61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源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33" calcext:value-type="float">
            <text:p>333</text:p>
          </table:table-cell>
          <table:table-cell table:style-name="ce4" office:value-type="string" calcext:value-type="string">
            <text:p>60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共和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28" calcext:value-type="float">
            <text:p>328</text:p>
          </table:table-cell>
          <table:table-cell table:style-name="ce4" office:value-type="string" calcext:value-type="string">
            <text:p>65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魚行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string" calcext:value-type="string">
            <text:p>69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泰平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65.1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貢寮區</text:p>
          </table:table-cell>
          <table:table-cell table:style-name="ce2"/>
          <table:table-cell table:style-name="ce3" office:value-type="float" office:value="67" calcext:value-type="float">
            <text:p>6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679" calcext:value-type="float">
            <text:p>3,679</text:p>
          </table:table-cell>
          <table:table-cell table:style-name="ce3" office:value-type="float" office:value="2136" calcext:value-type="float">
            <text:p>2,136</text:p>
          </table:table-cell>
          <table:table-cell table:style-name="ce3" office:value-type="float" office:value="6120" calcext:value-type="float">
            <text:p>6,12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273" calcext:value-type="float">
            <text:p>6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3" calcext:value-type="float">
            <text:p>6,273</text:p>
          </table:table-cell>
          <table:table-cell table:style-name="ce3" office:value-type="float" office:value="3815" calcext:value-type="float">
            <text:p>3,815</text:p>
          </table:table-cell>
          <table:table-cell table:style-name="ce3" office:value-type="float" office:value="10088" calcext:value-type="float">
            <text:p>10,088</text:p>
          </table:table-cell>
          <table:table-cell table:style-name="ce4" office:value-type="string" calcext:value-type="string">
            <text:p>62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貢寮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723" calcext:value-type="float">
            <text:p>723</text:p>
          </table:table-cell>
          <table:table-cell table:style-name="ce4" office:value-type="string" calcext:value-type="string">
            <text:p>60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69" calcext:value-type="float">
            <text:p>369</text:p>
          </table:table-cell>
          <table:table-cell table:style-name="ce4" office:value-type="string" calcext:value-type="string">
            <text:p>58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吉林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36" calcext:value-type="float">
            <text:p>436</text:p>
          </table:table-cell>
          <table:table-cell table:style-name="ce4" office:value-type="string" calcext:value-type="string">
            <text:p>66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雙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63.9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連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62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498" calcext:value-type="float">
            <text:p>1,498</text:p>
          </table:table-cell>
          <table:table-cell table:style-name="ce4" office:value-type="string" calcext:value-type="string">
            <text:p>60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96" calcext:value-type="float">
            <text:p>596</text:p>
          </table:table-cell>
          <table:table-cell table:style-name="ce4" office:value-type="string" calcext:value-type="string">
            <text:p>64.6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真理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863" calcext:value-type="float">
            <text:p>1,863</text:p>
          </table:table-cell>
          <table:table-cell table:style-name="ce4" office:value-type="string" calcext:value-type="string">
            <text:p>59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里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591" calcext:value-type="float">
            <text:p>1,591</text:p>
          </table:table-cell>
          <table:table-cell table:style-name="ce4" office:value-type="string" calcext:value-type="string">
            <text:p>64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美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77" calcext:value-type="float">
            <text:p>677</text:p>
          </table:table-cell>
          <table:table-cell table:style-name="ce4" office:value-type="string" calcext:value-type="string">
            <text:p>66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美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61.06</text:p>
          </table:table-cell>
          <table:table-cell table:number-columns-repeated="1008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北市第1選舉區" style:display-name="PageStyle_新北市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新北市第2選舉區" style:display-name="PageStyle_新北市第2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新北市第3選舉區" style:display-name="PageStyle_新北市第3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新北市第4選舉區" style:display-name="PageStyle_新北市第4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新北市第6選舉區" style:display-name="PageStyle_新北市第6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新北市第5選舉區" style:display-name="PageStyle_新北市第5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新北市第7選舉區" style:display-name="PageStyle_新北市第7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新北市第8選舉區" style:display-name="PageStyle_新北市第8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新北市第9選舉區" style:display-name="PageStyle_新北市第9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新北市第10選舉區" style:display-name="PageStyle_新北市第10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新北市第11選舉區" style:display-name="PageStyle_新北市第1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新北市第12選舉區" style:display-name="PageStyle_新北市第12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59</meta:creation-date>
    <meta:initial-creator>Apache POI</meta:initial-creator>
    <meta:generator>LibreOffice/6.0.7.3$Linux_X86_64 LibreOffice_project/00m0$Build-3</meta:generator>
    <meta:document-statistic meta:table-count="12" meta:cell-count="14384" meta:object-count="0"/>
  </office:meta>
</office:document-meta>
</file>